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pt"/>
    </style:style>
    <style:style style:name="co2" style:family="table-column">
      <style:table-column-properties fo:break-before="auto" style:column-width="350.31pt"/>
    </style:style>
    <style:style style:name="ro1" style:family="table-row">
      <style:table-row-properties style:row-height="67.8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style>
    <style:style style:name="ce2" style:family="table-cell" style:parent-style-name="Default">
      <style:table-cell-properties fo:background-color="#ffff66"/>
    </style:style>
    <style:style style:name="ce3" style:family="table-cell" style:parent-style-name="Default">
      <style:table-cell-properties fo:background-color="#00cc00"/>
    </style:style>
    <style:style style:name="ce4" style:family="table-cell" style:parent-style-name="Default">
      <style:table-cell-properties fo:background-color="#ff0000" fo:wrap-option="wrap"/>
    </style:style>
    <style:style style:name="ce5" style:family="table-cell" style:parent-style-name="Default">
      <style:table-cell-properties fo:background-color="#ffff66" fo:wrap-option="wrap"/>
    </style:style>
    <style:style style:name="ce6" style:family="table-cell" style:parent-style-name="Default">
      <style:table-cell-properties fo:background-color="#00cc00"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023" table:default-cell-style-name="Default"/>
        <table:table-row table:style-name="ro1">
          <table:table-cell office:value-type="string" calcext:value-type="string">
            <text:p>Security Bug</text:p>
          </table:table-cell>
          <table:table-cell office:value-type="string" calcext:value-type="string">
            <text:p><text:s/>Message</text:p>
          </table:table-cell>
          <table:table-cell office:value-type="string" calcext:value-type="string">
            <text:p>Keywords</text:p>
          </table:table-cell>
          <table:table-cell office:value-type="string" calcext:value-type="string">
            <text:p><text:s/>Bug</text:p>
          </table:table-cell>
          <table:table-cell office:value-type="string" calcext:value-type="string">
            <text:p><text:s/>Test</text:p>
          </table:table-cell>
          <table:table-cell office:value-type="string" calcext:value-type="string">
            <text:p><text:s/>Review URL</text:p>
          </table:table-cell>
          <table:table-cell office:value-type="string" calcext:value-type="string">
            <text:p><text:s/>Git SVN ID</text:p>
          </table:table-cell>
          <table:table-cell table:number-columns-repeated="1017"/>
        </table:table-row>
        <table:table-row table:style-name="ro1">
          <table:table-cell table:style-name="ce1" office:value-type="float" office:value="0" calcext:value-type="float">
            <text:p>0</text:p>
          </table:table-cell>
          <table:table-cell table:style-name="ce4" office:value-type="string" calcext:value-type="string">
            <text:p>Initialize COM and configure security settings in the daemon. This CL initializes a single-threaded apartment on the main thread in the daemon and configures COM security in the following way: - The daemon authenticates that all data received is from the expected client. - The daemon can impersonate clients to check their identity but cannot act on their behalf. - The caller's identity on every call (Dynamic cloaking). - Activations where the activated COM server would run under the daemon's identity are prohibited.</text:p>
          </table:table-cell>
          <table:table-cell table:style-name="ce4" office:value-type="string" calcext:value-type="string">
            <text:p>the 10, daemon 4, com 3, in 3, identity 3, on 3, their 2, security 2, and 2, but 1, data 1, main 1, run 1, behalf 1, daemon's 1, authenticates 1, that 1, act 1, impersonate 1, would 1, from 1, all 1, settings 1, expected 1, this 1, received 1, is 1, check 1, cloaking) 1, prohibited 1, following 1, activations 1, server 1, clients 1, (dynamic 1, caller's 1, can 1, configures 1, are 1, client 1, where 1, every 1, a 1, cl 1, configure 1, thread 1, initializes 1, way 1, call 1, singlethreaded 1, cannot 1, initialize 1, to 1, under 1, apartment 1, activated 1</text:p>
          </table:table-cell>
          <table:table-cell table:style-name="ce1" office:value-type="float" office:value="137696" calcext:value-type="float">
            <text:p>137696</text:p>
          </table:table-cell>
          <table:table-cell table:style-name="ce1"/>
          <table:table-cell table:style-name="ce1" office:value-type="string" calcext:value-type="string">
            <text:p>https://codereview.chromium.org/12378078</text:p>
          </table:table-cell>
          <table:table-cell table:style-name="ce1" office:value-type="string" calcext:value-type="string">
            <text:p>svn://svn.chromium.org/chrome/trunk/src@186245 0039d316-1c4b-4281-b951-d872f2087c98</text:p>
          </table:table-cell>
          <table:table-cell table:style-name="ce1" office:value-type="string" calcext:value-type="string">
            <text:p>diff --git a/remoting/host/win/security_descriptor.h b/remoting/host/win/security_descriptor.h &lt;newline&gt;index 98713f8..e83948e 100644 &lt;newline&gt;--- a/remoting/host/win/security_descriptor.h &lt;newline&gt;+++ b/remoting/host/win/security_descriptor.h &lt;newline&gt;@@ -13,6 +13,7 @@ &lt;newline&gt; namespace remoting { &lt;newline&gt;+typedef TypedBuffer&lt;ACL&gt; ScopedAcl; &lt;newline&gt; typedef TypedBuffer&lt;SECURITY_DESCRIPTOR&gt; ScopedSd; &lt;newline&gt; typedef TypedBuffer&lt;SID&gt; ScopedSid; &lt;newline&gt;@@ -26,6 +27,15 @@ std::string ConvertSidToString(SID* sid); &lt;newline&gt; // a logon SID or in case of an error. &lt;newline&gt; ScopedSid GetLogonSid(HANDLE token); &lt;newline&gt;+// Converts a security descriptor in self-relative format to a security &lt;newline&gt;+// descriptor in absolute format. &lt;newline&gt;+bool MakeScopedAbsoluteSd(const ScopedSd&amp; relative_sd, &lt;newline&gt;+ <text:s text:c="25"/>ScopedSd* absolute_sd, &lt;newline&gt;+ <text:s text:c="25"/>ScopedAcl* dacl, &lt;newline&gt;+ <text:s text:c="25"/>ScopedSid* group, &lt;newline&gt;+ <text:s text:c="25"/>ScopedSid* owner, &lt;newline&gt;+ <text:s text:c="25"/>ScopedAcl* sacl); &lt;newline&gt;+ &lt;newline&gt; } <text:s/>// namespace remoting &lt;newline&gt; #endif <text:s/>// REMOTING_HOST_WIN_SECURITY_DESCRIPTOR_H_</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Start using ToolbarModel in android for consistent SSL security processing. TBR=thakis@chromium.org # for chrome_browser_ui.gypi</text:p>
          </table:table-cell>
          <table:table-cell table:style-name="ce4"/>
          <table:table-cell table:style-name="ce1" office:value-type="float" office:value="174361" calcext:value-type="float">
            <text:p>174361</text:p>
          </table:table-cell>
          <table:table-cell table:style-name="ce1"/>
          <table:table-cell table:style-name="ce1" office:value-type="string" calcext:value-type="string">
            <text:p>https://chromiumcodereview.appspot.com/12316054</text:p>
          </table:table-cell>
          <table:table-cell table:style-name="ce1" office:value-type="string" calcext:value-type="string">
            <text:p>svn://svn.chromium.org/chrome/trunk/src@184007 0039d316-1c4b-4281-b951-d872f2087c98</text:p>
          </table:table-cell>
          <table:table-cell table:style-name="ce1" office:value-type="string" calcext:value-type="string">
            <text:p>diff --git a/chrome/chrome_browser_ui.gypi b/chrome/chrome_browser_ui.gypi &lt;newline&gt;index 4ab8787..93ee755 100644 &lt;newline&gt;--- a/chrome/chrome_browser_ui.gypi &lt;newline&gt;+++ b/chrome/chrome_browser_ui.gypi &lt;newline&gt;@@ -2622,6 +2622,9 @@ &lt;newline&gt; <text:s text:c="12"/>['exclude', '^browser/ui/startup/'], &lt;newline&gt; <text:s text:c="12"/>['exclude', '^browser/ui/tabs/'], &lt;newline&gt; <text:s text:c="12"/>['exclude', '^browser/ui/toolbar/'], &lt;newline&gt;+ <text:s text:c="11"/>['include', '^browser/ui/toolbar/toolbar_model\\.(cc|h)$'], &lt;newline&gt;+ <text:s text:c="11"/>['include', '^browser/ui/toolbar/toolbar_model_delegate\\.(cc|h)$'], &lt;newline&gt;+ <text:s text:c="11"/>['include', '^browser/ui/toolbar/toolbar_model_impl\\.(cc|h)$'], &lt;newline&gt; <text:s text:c="12"/>['exclude', '^browser/ui/webui/downloads_'], &lt;newline&gt; <text:s text:c="12"/>['exclude', '^browser/ui/webui/feedback_'], &lt;newline&gt; <text:s text:c="12"/>['exclude', '^browser/ui/webui/help/'],</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This patch adds some Android-support code to allow the network stack to use platform-specific private key objects to perform signing in the context of SSL handshakes which require a client certificate. More specifically: - Add net/android/keystore.h, which provides native functions to operate on JNI references pointing to java.security.PrivateKey objects provided by the platform. I.e.: net::android::GetPrivateKeyType() net::android::SignWithPrivateKey() Also provide a function that can get the system's own EVP_PKEY* handle corresponding to a given PrivateKey object. This uses reflection and should *only* be used for RSA private keys when running on Android 4.0 and 4.1, in order to route around a platform bug that was only fixed in 4.2. net::android::GetOpenSSLSytstemHandleForPrivateKey() See the comments in this source file for mode details: net/android/java/org/chromium/net/AndroidKeyStore.java - Add net/android/keystore_openssl.h, which provides a function that can wrap an existing PrivateKey JNI reference around an OpenSSL EVP_PKEY object which uses custom DSA/RSA/ECDSA methods to perform signing as expected to handle client certificates. net::android::GetOpenSSLPrivateKeyWrapper() - Add relevant unit tests for the new functions. Note that the unit test comes with its own Java helper function, which is used to create a platform PrivateKey object from encoded PKCS#8 private key data. This is called from the native unit test, but does not constitute a new Java test (AndroidKeyStoreTestUtil.java). - Add corresponding new test key files under net/data/ssl/certificates/, and their generation script in net/data/ssl/scripts/. - Add net/android/private_key_type_list.h which is used both from C++ and Java to define the list of supported private key types used by this code. - Minor improvements: Add a "release()" method to crypto::ScopedOpenSSL, add missing BASE_EXPORT to one base/android/jni_array.h function declaration.</text:p>
          </table:table-cell>
          <table:table-cell table:style-name="ce4"/>
          <table:table-cell table:style-name="ce1" office:value-type="float" office:value="166642" calcext:value-type="float">
            <text:p>166642</text:p>
          </table:table-cell>
          <table:table-cell table:style-name="ce1"/>
          <table:table-cell table:style-name="ce1" office:value-type="string" calcext:value-type="string">
            <text:p>https://chromiumcodereview.appspot.com/11571059</text:p>
          </table:table-cell>
          <table:table-cell table:style-name="ce1" office:value-type="string" calcext:value-type="string">
            <text:p>svn://svn.chromium.org/chrome/trunk/src@181741 0039d316-1c4b-4281-b951-d872f2087c98</text:p>
          </table:table-cell>
          <table:table-cell table:style-name="ce1" office:value-type="string" calcext:value-type="string">
            <text:p>diff --git a/net/socket/ssl_client_socket_openssl.h b/net/socket/ssl_client_socket_openssl.h &lt;newline&gt;index 12d9229..74ada9a 100644 &lt;newline&gt;--- a/net/socket/ssl_client_socket_openssl.h &lt;newline&gt;+++ b/net/socket/ssl_client_socket_openssl.h &lt;newline&gt;@@ -16,9 +16,14 @@ &lt;newline&gt; #include "net/socket/ssl_client_socket.h" &lt;newline&gt; #include "net/socket/client_socket_handle.h" &lt;newline&gt;+// Avoid including misc OpenSSL headers, i.e.: &lt;newline&gt;+// &lt;openssl/bio.h&gt; &lt;newline&gt; typedef struct bio_st BIO; &lt;newline&gt;+// &lt;openssl/evp.h&gt; &lt;newline&gt; typedef struct evp_pkey_st EVP_PKEY; &lt;newline&gt;+// &lt;openssl/ssl.h&gt; &lt;newline&gt; typedef struct ssl_st SSL; &lt;newline&gt;+// &lt;openssl/x509.h&gt; &lt;newline&gt; typedef struct x509_st X509; &lt;newline&gt; namespace net {</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Kill renderer processes that fail check in RenderViewHostImpl::SetWebUIProperty When setting WebUI property for a renderer, it should have WebUI bindings enabled. If we get into inconsistent state where the renderer doesn't have those bindings, but we are trying to set WebUI properties, we should kill it. This is a defense in depth measure against security exploits.</text:p>
          </table:table-cell>
          <table:table-cell table:style-name="ce4"/>
          <table:table-cell table:style-name="ce1" office:value-type="float" office:value="174063" calcext:value-type="float">
            <text:p>174063</text:p>
          </table:table-cell>
          <table:table-cell table:style-name="ce1"/>
          <table:table-cell table:style-name="ce1" office:value-type="string" calcext:value-type="string">
            <text:p>https://chromiumcodereview.appspot.com/12210038</text:p>
          </table:table-cell>
          <table:table-cell table:style-name="ce1" office:value-type="string" calcext:value-type="string">
            <text:p>svn://svn.chromium.org/chrome/trunk/src@181145 0039d316-1c4b-4281-b951-d872f2087c98</text:p>
          </table:table-cell>
          <table:table-cell table:style-name="ce1" office:value-type="string" calcext:value-type="string">
            <text:p>diff --git a/content/content_tests.gypi b/content/content_tests.gypi &lt;newline&gt;index 715fcec..92cb115 100644 &lt;newline&gt;--- a/content/content_tests.gypi &lt;newline&gt;+++ b/content/content_tests.gypi &lt;newline&gt;@@ -733,6 +733,7 @@ &lt;newline&gt; <text:s text:c="12"/>'browser/renderer_host/render_view_host_manager_browsertest.cc', &lt;newline&gt; <text:s text:c="12"/>'browser/renderer_host/render_widget_host_view_browsertest.cc', &lt;newline&gt; <text:s text:c="12"/>'browser/renderer_host/render_widget_host_view_win_browsertest.cc', &lt;newline&gt;+ <text:s text:c="11"/>'browser/security_exploit_browsertest.cc', &lt;newline&gt; <text:s text:c="12"/>'browser/session_history_browsertest.cc', &lt;newline&gt; <text:s text:c="12"/>'browser/site_per_process_browsertest.cc', &lt;newline&gt; <text:s text:c="12"/>'browser/speech/speech_recognition_browsertest.cc',</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Screensaver implementation for ChromeOS. This is the initial implementation for screensaver extensions. The feature is currently behind a flag and installing an extension with a screensaver permission without the flag enabled will do nothing. This currently allows one Screensaver extension to be installed at a time, and brings up the screensaver after a fixed 2 minutes. Further work to be done is to add different timeouts for power manager if the screensaver is active, add more tests and add security features for the screensaver permission (if needed, this needs to be discussed still). TBR'ed jhawkins for chrome_browser_chromeos.gypi R=mpcomplete@chromium.org,stevenjb@chromium.org TBR=jhawkins@chromium.org</text:p>
          </table:table-cell>
          <table:table-cell table:style-name="ce4"/>
          <table:table-cell table:style-name="ce1" office:value-type="float" office:value="163681" calcext:value-type="float">
            <text:p>163681</text:p>
          </table:table-cell>
          <table:table-cell table:style-name="ce1"/>
          <table:table-cell table:style-name="ce1" office:value-type="string" calcext:value-type="string">
            <text:p>https://codereview.chromium.org/12093058</text:p>
          </table:table-cell>
          <table:table-cell table:style-name="ce1" office:value-type="string" calcext:value-type="string">
            <text:p>svn://svn.chromium.org/chrome/trunk/src@180189 0039d316-1c4b-4281-b951-d872f2087c98</text:p>
          </table:table-cell>
          <table:table-cell table:style-name="ce1" office:value-type="string" calcext:value-type="string">
            <text:p>diff --git a/chromeos/dbus/power_manager_client.cc b/chromeos/dbus/power_manager_client.cc &lt;newline&gt;index 8b0adb8..f3df801 100644 &lt;newline&gt;--- a/chromeos/dbus/power_manager_client.cc &lt;newline&gt;+++ b/chromeos/dbus/power_manager_client.cc &lt;newline&gt;@@ -10,6 +10,7 @@ &lt;newline&gt; #include "base/callback.h" &lt;newline&gt; #include "base/format_macros.h" &lt;newline&gt; #include "base/memory/scoped_ptr.h" &lt;newline&gt;+#include "base/message_loop.h" &lt;newline&gt; #include "base/observer_list.h" &lt;newline&gt; #include "base/stringprintf.h" &lt;newline&gt; #include "base/threading/platform_thread.h" &lt;newline&gt;@@ -806,7 +807,15 @@ class PowerManagerClientStubImpl : public PowerManagerClient { &lt;newline&gt; <text:s text:c="4"/>callback.Run(0); &lt;newline&gt; <text:s text:c="2"/>} &lt;newline&gt;- <text:s/>virtual void RequestIdleNotification(int64 threshold) OVERRIDE {} &lt;newline&gt;+ <text:s/>virtual void RequestIdleNotification(int64 threshold) OVERRIDE { &lt;newline&gt;+ <text:s text:c="3"/>MessageLoop::current()-&gt;PostDelayedTask( &lt;newline&gt;+ <text:s text:c="7"/>FROM_HERE, &lt;newline&gt;+ <text:s text:c="7"/>base::Bind(&amp;PowerManagerClientStubImpl::TriggerIdleNotify, &lt;newline&gt;+ <text:s text:c="18"/>base::Unretained(this), &lt;newline&gt;+ <text:s text:c="18"/>threshold), &lt;newline&gt;+ <text:s text:c="7"/>base::TimeDelta::FromMilliseconds(threshold)); &lt;newline&gt;+ <text:s/>} &lt;newline&gt;+ &lt;newline&gt; <text:s text:c="2"/>virtual void NotifyUserActivity( &lt;newline&gt; <text:s text:c="6"/>const base::TimeTicks&amp; last_activity_time) OVERRIDE {} &lt;newline&gt; <text:s text:c="2"/>virtual void NotifyVideoActivity( &lt;newline&gt;@@ -869,6 +878,10 @@ class PowerManagerClientStubImpl : public PowerManagerClient { &lt;newline&gt; <text:s text:c="22"/>BrightnessChanged(brightness_level, user_initiated)); &lt;newline&gt; <text:s text:c="2"/>} &lt;newline&gt;+ <text:s/>void TriggerIdleNotify(int64 threshold) { &lt;newline&gt;+ <text:s text:c="3"/>FOR_EACH_OBSERVER(Observer, observers_, IdleNotify(threshold)); &lt;newline&gt;+ <text:s/>} &lt;newline&gt;+ &lt;newline&gt; <text:s text:c="2"/>bool discharging_; &lt;newline&gt; <text:s text:c="2"/>int battery_percentage_; &lt;newline&gt; <text:s text:c="2"/>double brightness_;</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Force HTTPS and public keys for sandbox.google.com and subdomains. This would have helped mitigate a recent security bug. TEST=visit http://{plus,www,}.sandbox.google.com and make sure the request is upgraded to HTTPS.</text:p>
          </table:table-cell>
          <table:table-cell table:style-name="ce4"/>
          <table:table-cell table:style-name="ce1" office:value-type="float" office:value="172984" calcext:value-type="float">
            <text:p>172984</text:p>
          </table:table-cell>
          <table:table-cell table:style-name="ce1"/>
          <table:table-cell table:style-name="ce1" office:value-type="string" calcext:value-type="string">
            <text:p>https://codereview.chromium.org/12093100</text:p>
          </table:table-cell>
          <table:table-cell table:style-name="ce1" office:value-type="string" calcext:value-type="string">
            <text:p>svn://svn.chromium.org/chrome/trunk/src@180188 0039d316-1c4b-4281-b951-d872f2087c98</text:p>
          </table:table-cell>
          <table:table-cell table:style-name="ce1" office:value-type="string" calcext:value-type="string">
            <text:p>diff --git a/net/base/transport_security_state_static.json b/net/base/transport_security_state_static.json &lt;newline&gt;index 1bf06e0..98a0392 100644 &lt;newline&gt;--- a/net/base/transport_security_state_static.json &lt;newline&gt;+++ b/net/base/transport_security_state_static.json &lt;newline&gt;@@ -173,6 +173,7 @@ &lt;newline&gt; <text:s text:c="4"/>{ "name": "talk.google.com", "include_subdomains": true, "mode": "force-https", "pins": "google" }, &lt;newline&gt; <text:s text:c="4"/>{ "name": "hostedtalkgadget.google.com", "include_subdomains": true, "mode": "force-https", "pins": "google" }, &lt;newline&gt; <text:s text:c="4"/>{ "name": "plus.google.com", "include_subdomains": true, "mode": "force-https", "pins": "google" }, &lt;newline&gt;+ <text:s text:c="3"/>{ "name": "plus.sandbox.google.com", "include_subdomains": true, "mode": "force-https", "pins": "google" }, &lt;newline&gt; <text:s text:c="4"/>{ "name": "script.google.com", "include_subdomains": true, "mode": "force-https", "pins": "google" }, &lt;newline&gt; <text:s text:c="4"/>{ "name": "history.google.com", "include_subdomains": true, "mode": "force-https", "pins": "google" },</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DrMemory: add suppressions for security overflow tests. TBR=markus NOTRY=true</text:p>
          </table:table-cell>
          <table:table-cell table:style-name="ce4"/>
          <table:table-cell table:style-name="ce1" table:number-columns-repeated="2"/>
          <table:table-cell table:style-name="ce1" office:value-type="string" calcext:value-type="string">
            <text:p>https://chromiumcodereview.appspot.com/12082014</text:p>
          </table:table-cell>
          <table:table-cell table:style-name="ce1" office:value-type="string" calcext:value-type="string">
            <text:p>svn://svn.chromium.org/chrome/trunk/src@179056 0039d316-1c4b-4281-b951-d872f2087c98</text:p>
          </table:table-cell>
          <table:table-cell table:style-name="ce1" office:value-type="string" calcext:value-type="string">
            <text:p>diff --git a/tools/valgrind/drmemory/suppressions.txt b/tools/valgrind/drmemory/suppressions.txt &lt;newline&gt;index dc11b73..5bfa76a 100644 &lt;newline&gt;--- a/tools/valgrind/drmemory/suppressions.txt &lt;newline&gt;+++ b/tools/valgrind/drmemory/suppressions.txt &lt;newline&gt;@@ -390,3 +390,16 @@ content.dll!* &lt;newline&gt; KERNEL32.dll!* &lt;newline&gt; ntdll.dll!* &lt;newline&gt; ntdll.dll!* &lt;newline&gt;+ &lt;newline&gt;+WARNING &lt;newline&gt;+name=Security test (new oveflow) &lt;newline&gt;+MSVCR100D.dll!operator new &lt;newline&gt;+*!operator new &lt;newline&gt;+*!operator new[] &lt;newline&gt;+*!`anonymous namespace'::SecurityTest_NewOverflow_Test::TestBody &lt;newline&gt;+*!testing::internal::HandleExceptionsInMethodIfSupported&lt;testing::Test,void&gt; &lt;newline&gt;+ &lt;newline&gt;+WARNING &lt;newline&gt;+name=Security test (calloc overflow) &lt;newline&gt;+*!`anonymous namespace'::SecurityTest_CallocOverflow_Test::TestBody &lt;newline&gt;+*!testing::internal::HandleExceptionsInMethodIfSupported&lt;testing::Test,void&gt;</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Base: add a security test to check for new[] or calloc() overflowing. This is a re-land of https://chromiumcodereview.appspot.com/12033064/. NOTRY=true TBR=jar</text:p>
          </table:table-cell>
          <table:table-cell table:style-name="ce4"/>
          <table:table-cell table:style-name="ce1" office:value-type="float" office:value="172149" calcext:value-type="float">
            <text:p>172149</text:p>
          </table:table-cell>
          <table:table-cell table:style-name="ce1"/>
          <table:table-cell table:style-name="ce1" office:value-type="string" calcext:value-type="string">
            <text:p>https://chromiumcodereview.appspot.com/12087012</text:p>
          </table:table-cell>
          <table:table-cell table:style-name="ce1" office:value-type="string" calcext:value-type="string">
            <text:p>svn://svn.chromium.org/chrome/trunk/src@179040 0039d316-1c4b-4281-b951-d872f2087c98</text:p>
          </table:table-cell>
          <table:table-cell table:style-name="ce1" office:value-type="string" calcext:value-type="string">
            <text:p>diff --git a/base/security_unittest.cc b/base/security_unittest.cc &lt;newline&gt;index 5db18fd..ffb9202 100644 &lt;newline&gt;--- a/base/security_unittest.cc &lt;newline&gt;+++ b/base/security_unittest.cc &lt;newline&gt;@@ -14,6 +14,7 @@ &lt;newline&gt; #include "testing/gtest/include/gtest/gtest.h" &lt;newline&gt; using std::nothrow; &lt;newline&gt;+using std::numeric_limits; &lt;newline&gt; namespace { &lt;newline&gt;@@ -100,4 +101,95 @@ TEST(SecurityTest, ALLOC_TEST(MemoryAllocationRestrictionsNewArray)) { &lt;newline&gt; <text:s text:c="2"/>} &lt;newline&gt; } &lt;newline&gt;+// The tests bellow check for overflows in new[] and calloc(). &lt;newline&gt;+ &lt;newline&gt;+#if defined(OS_IOS) || defined(OS_WIN) &lt;newline&gt;+ <text:s/>#define DISABLE_ON_IOS_AND_WIN(function) DISABLED_##function &lt;newline&gt;+#else &lt;newline&gt;+ <text:s/>#define DISABLE_ON_IOS_AND_WIN(function) function &lt;newline&gt;+#endif &lt;newline&gt;+ &lt;newline&gt;+#if defined(ADDRESS_SANITIZER) &lt;newline&gt;+ <text:s/>#define DISABLE_ON_ASAN(function) DISABLED_##function &lt;newline&gt;+#else &lt;newline&gt;+ <text:s/>#define DISABLE_ON_ASAN(function) function &lt;newline&gt;+#endif &lt;newline&gt;+ &lt;newline&gt;+// There are platforms where these tests are known to fail. We would like to &lt;newline&gt;+// be able to easily check the status on the bots, but marking tests as &lt;newline&gt;+// FAILS_ is too clunky. &lt;newline&gt;+void OverflowTestsSoftExpectTrue(bool overflow_detected) { &lt;newline&gt;+ <text:s/>if (!overflow_detected) { &lt;newline&gt;+#if defined(OS_LINUX) || defined(OS_ANDROID) || defined(OS_MACOSX) &lt;newline&gt;+ <text:s text:c="3"/>// Sadly, on Linux, Android, and OSX we don't have a good story yet. Don't &lt;newline&gt;+ <text:s text:c="3"/>// fail the test, but report. &lt;newline&gt;+ <text:s text:c="3"/>printf("Platform has overflow: %s\n", &lt;newline&gt;+ <text:s text:c="10"/>!overflow_detected ? "yes." : "no."); &lt;newline&gt;+#else &lt;newline&gt;+ <text:s text:c="3"/>// Otherwise, fail the test. (Note: EXPECT are ok in subfunctions, ASSERT &lt;newline&gt;+ <text:s text:c="3"/>// aren't). &lt;newline&gt;+ <text:s text:c="3"/>EXPECT_TRUE(overflow_detected); &lt;newline&gt;+#endif &lt;newline&gt;+ <text:s/>} &lt;newline&gt;+} &lt;newline&gt;+ &lt;newline&gt;+// This function acts as a compiler optimization barrier. We use it to &lt;newline&gt;+// prevent the compiler from making an expression a compile-time constant. &lt;newline&gt;+// We also use it so that the compiler doesn't discard certain return values &lt;newline&gt;+// as something we don't need (see the comment with calloc below). &lt;newline&gt;+template &lt;typename Type&gt; &lt;newline&gt;+Type HideValueFromCompiler(volatile Type value) { &lt;newline&gt;+ <text:s/>return value; &lt;newline&gt;+} &lt;newline&gt;+ &lt;newline&gt;+// Test array[TooBig][X] and array[X][TooBig] allocations for int overflows. &lt;newline&gt;+// IOS doesn't honor nothrow, so disable the test there. &lt;newline&gt;+// Disable on Windows, we suspect some are failing because of it. &lt;newline&gt;+TEST(SecurityTest, DISABLE_ON_IOS_AND_WIN(NewOverflow)) { &lt;newline&gt;+ <text:s/>const size_t kArraySize = 4096; &lt;newline&gt;+ <text:s/>// We want something "dynamic" here, so that the compiler doesn't &lt;newline&gt;+ <text:s/>// immediately reject crazy arrays. &lt;newline&gt;+ <text:s/>const size_t kDynamicArraySize = HideValueFromCompiler(kArraySize); &lt;newline&gt;+ <text:s/>// numeric_limits are still not constexpr until we switch to C++11, so we &lt;newline&gt;+ <text:s/>// use an ugly cast. &lt;newline&gt;+ <text:s/>const size_t kMaxSizeT = ~static_cast&lt;size_t&gt;(0); &lt;newline&gt;+ <text:s/>ASSERT_EQ(numeric_limits&lt;size_t&gt;::max(), kMaxSizeT); &lt;newline&gt;+ <text:s/>const size_t kArraySize2 = kMaxSizeT / kArraySize + 10; &lt;newline&gt;+ <text:s/>const size_t kDynamicArraySize2 = HideValueFromCompiler(kArraySize2); &lt;newline&gt;+ <text:s/>{ &lt;newline&gt;+ <text:s text:c="3"/>scoped_ptr&lt;char[][kArraySize]&gt; array_pointer(new (nothrow) &lt;newline&gt;+ <text:s text:c="7"/>char[kDynamicArraySize2][kArraySize]); &lt;newline&gt;+ <text:s text:c="3"/>OverflowTestsSoftExpectTrue(array_pointer == NULL); &lt;newline&gt;+ <text:s/>} &lt;newline&gt;+ <text:s/>{ &lt;newline&gt;+ <text:s text:c="3"/>scoped_ptr&lt;char[][kArraySize2]&gt; array_pointer(new (nothrow) &lt;newline&gt;+ <text:s text:c="7"/>char[kDynamicArraySize][kArraySize2]); &lt;newline&gt;+ <text:s text:c="3"/>OverflowTestsSoftExpectTrue(array_pointer == NULL); &lt;newline&gt;+ <text:s/>} &lt;newline&gt;+} &lt;newline&gt;+ &lt;newline&gt;+// Test if calloc() can overflow. Disable on ASAN for now since the &lt;newline&gt;+// overflow seems present there. &lt;newline&gt;+TEST(SecurityTest, DISABLE_ON_ASAN(CallocOverflow)) { &lt;newline&gt;+ <text:s/>const size_t kArraySize = 4096; &lt;newline&gt;+ <text:s/>const size_t kMaxSizeT = numeric_limits&lt;size_t&gt;::max(); &lt;newline&gt;+ <text:s/>const size_t kArraySize2 = kMaxSizeT / kArraySize + 10; &lt;newline&gt;+ <text:s/>{ &lt;newline&gt;+ <text:s text:c="3"/>scoped_ptr&lt;char&gt; array_pointer( &lt;newline&gt;+ <text:s text:c="7"/>static_cast&lt;char*&gt;(calloc(kArraySize, kArraySize2)));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text:s/>{ &lt;newline&gt;+ <text:s text:c="3"/>scoped_ptr&lt;char&gt; array_pointer( &lt;newline&gt;+ <text:s text:c="7"/>static_cast&lt;char*&gt;(calloc(kArraySize2, kArraySize)));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lt;newline&gt;+ &lt;newline&gt; } <text:s/>// namespace</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Revert 178928 &gt; Base: add a security test to check for new[] or calloc() &gt; overflowing &gt; &gt; BUG=172149 &gt; NOTRY=true &gt; &gt; Review URL: https://chromiumcodereview.appspot.com/12033064 Reverted due to failing base_unittests (speculative revert). TBR=jln@chromium.org</text:p>
          </table:table-cell>
          <table:table-cell table:style-name="ce4"/>
          <table:table-cell table:style-name="ce1" table:number-columns-repeated="2"/>
          <table:table-cell table:style-name="ce1" office:value-type="string" calcext:value-type="string">
            <text:p>https://codereview.chromium.org/12086009</text:p>
          </table:table-cell>
          <table:table-cell table:style-name="ce1" office:value-type="string" calcext:value-type="string">
            <text:p>svn://svn.chromium.org/chrome/trunk/src@178972 0039d316-1c4b-4281-b951-d872f2087c98</text:p>
          </table:table-cell>
          <table:table-cell table:style-name="ce1" office:value-type="string" calcext:value-type="string">
            <text:p>diff --git a/base/security_unittest.cc b/base/security_unittest.cc &lt;newline&gt;index 483d2a8..5db18fd 100644 &lt;newline&gt;--- a/base/security_unittest.cc &lt;newline&gt;+++ b/base/security_unittest.cc &lt;newline&gt;@@ -14,7 +14,6 @@ &lt;newline&gt; #include "testing/gtest/include/gtest/gtest.h" &lt;newline&gt; using std::nothrow; &lt;newline&gt;-using std::numeric_limits; &lt;newline&gt; namespace { &lt;newline&gt;@@ -101,94 +100,4 @@ TEST(SecurityTest, ALLOC_TEST(MemoryAllocationRestrictionsNewArray)) { &lt;newline&gt; <text:s text:c="2"/>} &lt;newline&gt; } &lt;newline&gt;-// The tests bellow check for overflows in new[] and calloc(). &lt;newline&gt;- &lt;newline&gt;-#if defined(OS_IOS) &lt;newline&gt;- <text:s/>#define DISABLE_ON_IOS(function) DISABLED_##function &lt;newline&gt;-#else &lt;newline&gt;- <text:s/>#define DISABLE_ON_IOS(function) function &lt;newline&gt;-#endif &lt;newline&gt;- &lt;newline&gt;-#if defined(ADDRESS_SANITIZER) &lt;newline&gt;- <text:s/>#define DISABLE_ON_ASAN(function) DISABLED_##function &lt;newline&gt;-#else &lt;newline&gt;- <text:s/>#define DISABLE_ON_ASAN(function) function &lt;newline&gt;-#endif &lt;newline&gt;- &lt;newline&gt;-// There are platforms where these tests are known to fail. We would like to &lt;newline&gt;-// be able to easily check the status on the bots, but marking tests as &lt;newline&gt;-// FAILS_ is too clunky. &lt;newline&gt;-void OverflowTestsSoftExpectTrue(bool overflow_detected) { &lt;newline&gt;- <text:s/>if (!overflow_detected) { &lt;newline&gt;-#if defined(OS_LINUX) || defined(OS_ANDROID) || defined(OS_MACOSX) &lt;newline&gt;- <text:s text:c="3"/>// Sadly, on Linux, Android, and OSX we don't have a good story yet. Don't &lt;newline&gt;- <text:s text:c="3"/>// fail the test, but report. &lt;newline&gt;- <text:s text:c="3"/>printf("Platform has overflow: %s\n", &lt;newline&gt;- <text:s text:c="10"/>!overflow_detected ? "yes." : "no."); &lt;newline&gt;-#else &lt;newline&gt;- <text:s text:c="3"/>// Otherwise, fail the test. (Note: EXPECT are ok in subfunctions, ASSERT &lt;newline&gt;- <text:s text:c="3"/>// aren't). &lt;newline&gt;- <text:s text:c="3"/>EXPECT_TRUE(overflow_detected); &lt;newline&gt;-#endif &lt;newline&gt;- <text:s/>} &lt;newline&gt;-} &lt;newline&gt;- &lt;newline&gt;-// This function acts as a compiler optimization barrier. We use it to &lt;newline&gt;-// prevent the compiler from making an expression a compile-time constant. &lt;newline&gt;-// We also use it so that the compiler doesn't discard certain return values &lt;newline&gt;-// as something we don't need (see the comment with calloc below). &lt;newline&gt;-template &lt;typename Type&gt; &lt;newline&gt;-Type HideValueFromCompiler(volatile Type value) { &lt;newline&gt;- <text:s/>return value; &lt;newline&gt;-} &lt;newline&gt;- &lt;newline&gt;-// Test array[TooBig][X] and array[X][TooBig] allocations for int overflows. &lt;newline&gt;-// IOS doesn't honor nothrow, so disable the test there. &lt;newline&gt;-TEST(SecurityTest, DISABLE_ON_IOS(NewOverflow)) { &lt;newline&gt;- <text:s/>const size_t kArraySize = 4096; &lt;newline&gt;- <text:s/>// We want something "dynamic" here, so that the compiler doesn't &lt;newline&gt;- <text:s/>// immediately reject crazy arrays. &lt;newline&gt;- <text:s/>const size_t kDynamicArraySize = HideValueFromCompiler(kArraySize); &lt;newline&gt;- <text:s/>// numeric_limits are still not constexpr until we switch to C++11, so we &lt;newline&gt;- <text:s/>// use an ugly cast. &lt;newline&gt;- <text:s/>const size_t kMaxSizeT = ~static_cast&lt;size_t&gt;(0); &lt;newline&gt;- <text:s/>ASSERT_EQ(numeric_limits&lt;size_t&gt;::max(), kMaxSizeT); &lt;newline&gt;- <text:s/>const size_t kArraySize2 = kMaxSizeT / kArraySize + 10; &lt;newline&gt;- <text:s/>const size_t kDynamicArraySize2 = HideValueFromCompiler(kArraySize2); &lt;newline&gt;- <text:s/>{ &lt;newline&gt;- <text:s text:c="3"/>scoped_ptr&lt;char[][kArraySize]&gt; array_pointer(new (nothrow) &lt;newline&gt;- <text:s text:c="7"/>char[kDynamicArraySize2][kArraySize]); &lt;newline&gt;- <text:s text:c="3"/>OverflowTestsSoftExpectTrue(array_pointer == NULL); &lt;newline&gt;- <text:s/>} &lt;newline&gt;- <text:s/>{ &lt;newline&gt;- <text:s text:c="3"/>scoped_ptr&lt;char[][kArraySize2]&gt; array_pointer(new (nothrow) &lt;newline&gt;- <text:s text:c="7"/>char[kDynamicArraySize][kArraySize2]); &lt;newline&gt;- <text:s text:c="3"/>OverflowTestsSoftExpectTrue(array_pointer == NULL); &lt;newline&gt;- <text:s/>} &lt;newline&gt;-} &lt;newline&gt;- &lt;newline&gt;-// Test if calloc() can overflow. Disable on ASAN for now since the &lt;newline&gt;-// overflow seems present there. &lt;newline&gt;-TEST(SecurityTest, DISABLE_ON_ASAN(CallocOverflow)) { &lt;newline&gt;- <text:s/>const size_t kArraySize = 4096; &lt;newline&gt;- <text:s/>const size_t kMaxSizeT = numeric_limits&lt;size_t&gt;::max(); &lt;newline&gt;- <text:s/>const size_t kArraySize2 = kMaxSizeT / kArraySize + 10; &lt;newline&gt;- <text:s/>{ &lt;newline&gt;- <text:s text:c="3"/>scoped_ptr&lt;char&gt; array_pointer( &lt;newline&gt;- <text:s text:c="7"/>static_cast&lt;char*&gt;(calloc(kArraySize, kArraySize2)));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text:s/>{ &lt;newline&gt;- <text:s text:c="3"/>scoped_ptr&lt;char&gt; array_pointer( &lt;newline&gt;- <text:s text:c="7"/>static_cast&lt;char*&gt;(calloc(kArraySize2, kArraySize)));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lt;newline&gt;- &lt;newline&gt; } <text:s/>// namespace</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Base: add a security test to check for new[] or calloc() overflowing NOTRY=true</text:p>
          </table:table-cell>
          <table:table-cell table:style-name="ce4"/>
          <table:table-cell table:style-name="ce1" office:value-type="float" office:value="172149" calcext:value-type="float">
            <text:p>172149</text:p>
          </table:table-cell>
          <table:table-cell table:style-name="ce1"/>
          <table:table-cell table:style-name="ce1" office:value-type="string" calcext:value-type="string">
            <text:p>https://chromiumcodereview.appspot.com/12033064</text:p>
          </table:table-cell>
          <table:table-cell table:style-name="ce1" office:value-type="string" calcext:value-type="string">
            <text:p>svn://svn.chromium.org/chrome/trunk/src@178928 0039d316-1c4b-4281-b951-d872f2087c98</text:p>
          </table:table-cell>
          <table:table-cell table:style-name="ce1" office:value-type="string" calcext:value-type="string">
            <text:p>diff --git a/base/security_unittest.cc b/base/security_unittest.cc &lt;newline&gt;index 5db18fd..483d2a8 100644 &lt;newline&gt;--- a/base/security_unittest.cc &lt;newline&gt;+++ b/base/security_unittest.cc &lt;newline&gt;@@ -14,6 +14,7 @@ &lt;newline&gt; #include "testing/gtest/include/gtest/gtest.h" &lt;newline&gt; using std::nothrow; &lt;newline&gt;+using std::numeric_limits; &lt;newline&gt; namespace { &lt;newline&gt;@@ -100,4 +101,94 @@ TEST(SecurityTest, ALLOC_TEST(MemoryAllocationRestrictionsNewArray)) { &lt;newline&gt; <text:s text:c="2"/>} &lt;newline&gt; } &lt;newline&gt;+// The tests bellow check for overflows in new[] and calloc(). &lt;newline&gt;+ &lt;newline&gt;+#if defined(OS_IOS) &lt;newline&gt;+ <text:s/>#define DISABLE_ON_IOS(function) DISABLED_##function &lt;newline&gt;+#else &lt;newline&gt;+ <text:s/>#define DISABLE_ON_IOS(function) function &lt;newline&gt;+#endif &lt;newline&gt;+ &lt;newline&gt;+#if defined(ADDRESS_SANITIZER) &lt;newline&gt;+ <text:s/>#define DISABLE_ON_ASAN(function) DISABLED_##function &lt;newline&gt;+#else &lt;newline&gt;+ <text:s/>#define DISABLE_ON_ASAN(function) function &lt;newline&gt;+#endif &lt;newline&gt;+ &lt;newline&gt;+// There are platforms where these tests are known to fail. We would like to &lt;newline&gt;+// be able to easily check the status on the bots, but marking tests as &lt;newline&gt;+// FAILS_ is too clunky. &lt;newline&gt;+void OverflowTestsSoftExpectTrue(bool overflow_detected) { &lt;newline&gt;+ <text:s/>if (!overflow_detected) { &lt;newline&gt;+#if defined(OS_LINUX) || defined(OS_ANDROID) || defined(OS_MACOSX) &lt;newline&gt;+ <text:s text:c="3"/>// Sadly, on Linux, Android, and OSX we don't have a good story yet. Don't &lt;newline&gt;+ <text:s text:c="3"/>// fail the test, but report. &lt;newline&gt;+ <text:s text:c="3"/>printf("Platform has overflow: %s\n", &lt;newline&gt;+ <text:s text:c="10"/>!overflow_detected ? "yes." : "no."); &lt;newline&gt;+#else &lt;newline&gt;+ <text:s text:c="3"/>// Otherwise, fail the test. (Note: EXPECT are ok in subfunctions, ASSERT &lt;newline&gt;+ <text:s text:c="3"/>// aren't). &lt;newline&gt;+ <text:s text:c="3"/>EXPECT_TRUE(overflow_detected); &lt;newline&gt;+#endif &lt;newline&gt;+ <text:s/>} &lt;newline&gt;+} &lt;newline&gt;+ &lt;newline&gt;+// This function acts as a compiler optimization barrier. We use it to &lt;newline&gt;+// prevent the compiler from making an expression a compile-time constant. &lt;newline&gt;+// We also use it so that the compiler doesn't discard certain return values &lt;newline&gt;+// as something we don't need (see the comment with calloc below). &lt;newline&gt;+template &lt;typename Type&gt; &lt;newline&gt;+Type HideValueFromCompiler(volatile Type value) { &lt;newline&gt;+ <text:s/>return value; &lt;newline&gt;+} &lt;newline&gt;+ &lt;newline&gt;+// Test array[TooBig][X] and array[X][TooBig] allocations for int overflows. &lt;newline&gt;+// IOS doesn't honor nothrow, so disable the test there. &lt;newline&gt;+TEST(SecurityTest, DISABLE_ON_IOS(NewOverflow)) { &lt;newline&gt;+ <text:s/>const size_t kArraySize = 4096; &lt;newline&gt;+ <text:s/>// We want something "dynamic" here, so that the compiler doesn't &lt;newline&gt;+ <text:s/>// immediately reject crazy arrays. &lt;newline&gt;+ <text:s/>const size_t kDynamicArraySize = HideValueFromCompiler(kArraySize); &lt;newline&gt;+ <text:s/>// numeric_limits are still not constexpr until we switch to C++11, so we &lt;newline&gt;+ <text:s/>// use an ugly cast. &lt;newline&gt;+ <text:s/>const size_t kMaxSizeT = ~static_cast&lt;size_t&gt;(0); &lt;newline&gt;+ <text:s/>ASSERT_EQ(numeric_limits&lt;size_t&gt;::max(), kMaxSizeT); &lt;newline&gt;+ <text:s/>const size_t kArraySize2 = kMaxSizeT / kArraySize + 10; &lt;newline&gt;+ <text:s/>const size_t kDynamicArraySize2 = HideValueFromCompiler(kArraySize2); &lt;newline&gt;+ <text:s/>{ &lt;newline&gt;+ <text:s text:c="3"/>scoped_ptr&lt;char[][kArraySize]&gt; array_pointer(new (nothrow) &lt;newline&gt;+ <text:s text:c="7"/>char[kDynamicArraySize2][kArraySize]); &lt;newline&gt;+ <text:s text:c="3"/>OverflowTestsSoftExpectTrue(array_pointer == NULL); &lt;newline&gt;+ <text:s/>} &lt;newline&gt;+ <text:s/>{ &lt;newline&gt;+ <text:s text:c="3"/>scoped_ptr&lt;char[][kArraySize2]&gt; array_pointer(new (nothrow) &lt;newline&gt;+ <text:s text:c="7"/>char[kDynamicArraySize][kArraySize2]); &lt;newline&gt;+ <text:s text:c="3"/>OverflowTestsSoftExpectTrue(array_pointer == NULL); &lt;newline&gt;+ <text:s/>} &lt;newline&gt;+} &lt;newline&gt;+ &lt;newline&gt;+// Test if calloc() can overflow. Disable on ASAN for now since the &lt;newline&gt;+// overflow seems present there. &lt;newline&gt;+TEST(SecurityTest, DISABLE_ON_ASAN(CallocOverflow)) { &lt;newline&gt;+ <text:s/>const size_t kArraySize = 4096; &lt;newline&gt;+ <text:s/>const size_t kMaxSizeT = numeric_limits&lt;size_t&gt;::max(); &lt;newline&gt;+ <text:s/>const size_t kArraySize2 = kMaxSizeT / kArraySize + 10; &lt;newline&gt;+ <text:s/>{ &lt;newline&gt;+ <text:s text:c="3"/>scoped_ptr&lt;char&gt; array_pointer( &lt;newline&gt;+ <text:s text:c="7"/>static_cast&lt;char*&gt;(calloc(kArraySize, kArraySize2)));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text:s/>{ &lt;newline&gt;+ <text:s text:c="3"/>scoped_ptr&lt;char&gt; array_pointer( &lt;newline&gt;+ <text:s text:c="7"/>static_cast&lt;char*&gt;(calloc(kArraySize2, kArraySize)));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lt;newline&gt;+ &lt;newline&gt; } <text:s/>// namespace</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Revert 11649004 because of potential security exploit. Revert the change allowing chrome:// URLs to component apps. This has previously resulted in a security exploit.</text:p>
          </table:table-cell>
          <table:table-cell table:style-name="ce4"/>
          <table:table-cell table:style-name="ce1" office:value-type="float" office:value="172017" calcext:value-type="float">
            <text:p>172017</text:p>
          </table:table-cell>
          <table:table-cell table:style-name="ce1"/>
          <table:table-cell table:style-name="ce1" office:value-type="string" calcext:value-type="string">
            <text:p>https://chromiumcodereview.appspot.com/12038070</text:p>
          </table:table-cell>
          <table:table-cell table:style-name="ce1" office:value-type="string" calcext:value-type="string">
            <text:p>svn://svn.chromium.org/chrome/trunk/src@178720 0039d316-1c4b-4281-b951-d872f2087c98</text:p>
          </table:table-cell>
          <table:table-cell table:style-name="ce1" office:value-type="string" calcext:value-type="string">
            <text:p>diff --git a/chrome/browser/renderer_host/chrome_render_view_host_observer.cc b/chrome/browser/renderer_host/chrome_render_view_host_observer.cc &lt;newline&gt;index 3a2e24c..fd9d9d1 100644 &lt;newline&gt;--- a/chrome/browser/renderer_host/chrome_render_view_host_observer.cc &lt;newline&gt;+++ b/chrome/browser/renderer_host/chrome_render_view_host_observer.cc &lt;newline&gt;@@ -84,11 +84,10 @@ void ChromeRenderViewHostObserver::InitRenderViewForExtensions() { &lt;newline&gt; <text:s text:c="2"/>content::RenderProcessHost* process = render_view_host()-&gt;GetProcess(); &lt;newline&gt;- <text:s/>// Some extensions and apps use chrome:// URLs. &lt;newline&gt;+ <text:s/>// Some extensions use chrome:// URLs. &lt;newline&gt; <text:s text:c="2"/>Extension::Type type = extension-&gt;GetType(); &lt;newline&gt; <text:s text:c="2"/>if (type == Extension::TYPE_EXTENSION || &lt;newline&gt;- <text:s text:c="5"/>type == Extension::TYPE_LEGACY_PACKAGED_APP || &lt;newline&gt;- <text:s text:c="5"/>extension-&gt;location() == Extension::COMPONENT) { &lt;newline&gt;+ <text:s text:c="5"/>type == Extension::TYPE_LEGACY_PACKAGED_APP) { &lt;newline&gt; <text:s text:c="4"/>ChildProcessSecurityPolicy::GetInstance()-&gt;GrantScheme( &lt;newline&gt; <text:s text:c="8"/>process-&gt;GetID(), chrome::kChromeUIScheme);</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Remove support for 'system' SSL on Mac (SecureTransport) and Win (SChannel) Remove support for the command-line fallback --use-system-ssl, as it adds to the maintenance burden and presents a security risk due to inconsistent patching by the OS vendors. On all platforms but Android, NSS is used for SSL in all situations. This does not change how certificate verification is handled, just the underlying SSL implementation. TBR=sky</text:p>
          </table:table-cell>
          <table:table-cell table:style-name="ce4"/>
          <table:table-cell table:style-name="ce1" office:value-type="float" office:value="170214" calcext:value-type="float">
            <text:p>170214</text:p>
          </table:table-cell>
          <table:table-cell table:style-name="ce1"/>
          <table:table-cell table:style-name="ce1" office:value-type="string" calcext:value-type="string">
            <text:p>https://chromiumcodereview.appspot.com/11876044</text:p>
          </table:table-cell>
          <table:table-cell table:style-name="ce1" office:value-type="string" calcext:value-type="string">
            <text:p>svn://svn.chromium.org/chrome/trunk/src@177068 0039d316-1c4b-4281-b951-d872f2087c98</text:p>
          </table:table-cell>
          <table:table-cell table:style-name="ce1" office:value-type="string" calcext:value-type="string">
            <text:p>diff --git a/net/socket/ssl_client_socket_win.h b/net/socket/ssl_client_socket_win.h &lt;newline&gt;deleted file mode 100644 &lt;newline&gt;index 0877cbc..0000000 &lt;newline&gt;--- a/net/socket/ssl_client_socket_win.h &lt;newline&gt;+++ /dev/null &lt;newline&gt;@@ -1,213 +0,0 @@ &lt;newline&gt;-// Copyright (c) 2012 The Chromium Authors. All rights reserved. &lt;newline&gt;-// Use of this source code is governed by a BSD-style license that can be &lt;newline&gt;-// found in the LICENSE file. &lt;newline&gt;- &lt;newline&gt;-#ifndef NET_SOCKET_SSL_CLIENT_SOCKET_WIN_H_ &lt;newline&gt;-#define NET_SOCKET_SSL_CLIENT_SOCKET_WIN_H_ &lt;newline&gt;- &lt;newline&gt;-#define SECURITY_WIN32 <text:s/>// Needs to be defined before including security.h &lt;newline&gt;- &lt;newline&gt;-#include &lt;windows.h&gt; &lt;newline&gt;-#include &lt;wincrypt.h&gt; &lt;newline&gt;-#include &lt;security.h&gt; &lt;newline&gt;- &lt;newline&gt;-#include &lt;string&gt; &lt;newline&gt;- &lt;newline&gt;-#include "base/memory/scoped_ptr.h" &lt;newline&gt;-#include "net/base/cert_verify_result.h" &lt;newline&gt;-#include "net/base/completion_callback.h" &lt;newline&gt;-#include "net/base/host_port_pair.h" &lt;newline&gt;-#include "net/base/net_log.h" &lt;newline&gt;-#include "net/base/ssl_config_service.h" &lt;newline&gt;-#include "net/socket/ssl_client_socket.h" &lt;newline&gt;- &lt;newline&gt;-namespace net { &lt;newline&gt;- &lt;newline&gt;-class BoundNetLog; &lt;newline&gt;-class CertVerifier; &lt;newline&gt;-class ClientSocketHandle; &lt;newline&gt;-class HostPortPair; &lt;newline&gt;-class SingleRequestCertVerifier; &lt;newline&gt;- &lt;newline&gt;-// An SSL client socket implemented with the Windows Schannel. &lt;newline&gt;-class SSLClientSocketWin : public SSLClientSocket { &lt;newline&gt;- public: &lt;newline&gt;- <text:s/>// Takes ownership of the |transport_socket|, which must already be connected. &lt;newline&gt;- <text:s/>// The hostname specified in |host_and_port| will be compared with the name(s) &lt;newline&gt;- <text:s/>// in the server's certificate during the SSL handshake. <text:s/>If SSL client &lt;newline&gt;- <text:s/>// authentication is requested, the host_and_port field of SSLCertRequestInfo &lt;newline&gt;- <text:s/>// will be populated with |host_and_port|. <text:s/>|ssl_config| specifies &lt;newline&gt;- <text:s/>// the SSL settings. &lt;newline&gt;- <text:s/>SSLClientSocketWin(ClientSocketHandle* transport_socket, &lt;newline&gt;- <text:s text:c="20"/>const HostPortPair&amp; host_and_port, &lt;newline&gt;- <text:s text:c="20"/>const SSLConfig&amp; ssl_config, &lt;newline&gt;- <text:s text:c="20"/>const SSLClientSocketContext&amp; context); &lt;newline&gt;- <text:s/>~SSLClientSocketWin(); &lt;newline&gt;- &lt;newline&gt;- <text:s/>// SSLClientSocket implementation. &lt;newline&gt;- <text:s/>virtual void GetSSLCertRequestInfo(SSLCertRequestInfo* cert_request_info); &lt;newline&gt;- <text:s/>virtual NextProtoStatus GetNextProto(std::string* proto, &lt;newline&gt;- <text:s text:c="38"/>std::string* server_protos); &lt;newline&gt;- <text:s/>virtual ServerBoundCertService* GetServerBoundCertService() const OVERRIDE; &lt;newline&gt;- &lt;newline&gt;- <text:s/>// SSLSocket implementation. &lt;newline&gt;- <text:s/>virtual int ExportKeyingMaterial(const base::StringPiece&amp; label, &lt;newline&gt;- <text:s text:c="34"/>bool has_context, &lt;newline&gt;- <text:s text:c="34"/>const base::StringPiece&amp; context, &lt;newline&gt;- <text:s text:c="34"/>unsigned char* out, &lt;newline&gt;- <text:s text:c="34"/>unsigned int outlen); &lt;newline&gt;- <text:s/>virtual int GetTLSUniqueChannelBinding(std::string* out) OVERRIDE; &lt;newline&gt;- &lt;newline&gt;- <text:s/>// StreamSocket implementation. &lt;newline&gt;- <text:s/>virtual int Connect(const CompletionCallback&amp; callback) OVERRIDE; &lt;newline&gt;- <text:s/>virtual void Disconnect() OVERRIDE; &lt;newline&gt;- <text:s/>virtual bool IsConnected() const OVERRIDE; &lt;newline&gt;- <text:s/>virtual bool IsConnectedAndIdle() const OVERRIDE; &lt;newline&gt;- <text:s/>virtual int GetPeerAddress(IPEndPoint* address) const OVERRIDE; &lt;newline&gt;- <text:s/>virtual int GetLocalAddress(IPEndPoint* address) const OVERRIDE; &lt;newline&gt;- <text:s/>virtual const BoundNetLog&amp; NetLog() const <text:s/>OVERRIDE{ return net_log_; } &lt;newline&gt;- <text:s/>virtual void SetSubresourceSpeculation() OVERRIDE; &lt;newline&gt;- <text:s/>virtual void SetOmniboxSpeculation() OVERRIDE; &lt;newline&gt;- <text:s/>virtual bool WasEverUsed() const OVERRIDE; &lt;newline&gt;- <text:s/>virtual bool UsingTCPFastOpen() const OVERRIDE; &lt;newline&gt;- <text:s/>virtual int64 NumBytesRead() const OVERRIDE; &lt;newline&gt;- <text:s/>virtual base::TimeDelta GetConnectTimeMicros() const OVERRIDE; &lt;newline&gt;- <text:s/>virtual bool GetSSLInfo(SSLInfo* ssl_info) OVERRIDE; &lt;newline&gt;- &lt;newline&gt;- <text:s/>// Socket implementation. &lt;newline&gt;- <text:s/>virtual int Read(IOBuffer* buf, int buf_len, &lt;newline&gt;- <text:s text:c="18"/>const CompletionCallback&amp; callback) OVERRIDE; &lt;newline&gt;- <text:s/>virtual int Write(IOBuffer* buf, int buf_len, &lt;newline&gt;- <text:s text:c="19"/>const CompletionCallback&amp; callback) OVERRIDE; &lt;newline&gt;- &lt;newline&gt;- <text:s/>virtual bool SetReceiveBufferSize(int32 size) OVERRIDE; &lt;newline&gt;- <text:s/>virtual bool SetSendBufferSize(int32 size) OVERRIDE; &lt;newline&gt;- &lt;newline&gt;- private: &lt;newline&gt;- <text:s/>bool completed_handshake() const { &lt;newline&gt;- <text:s text:c="3"/>return next_state_ == STATE_COMPLETED_HANDSHAKE; &lt;newline&gt;- <text:s/>} &lt;newline&gt;- &lt;newline&gt;- <text:s/>// Initializes the SSL options and security context. Returns a net error code. &lt;newline&gt;- <text:s/>int InitializeSSLContext(); &lt;newline&gt;- &lt;newline&gt;- <text:s/>void OnHandshakeIOComplete(int result); &lt;newline&gt;- <text:s/>void OnReadComplete(int result); &lt;newline&gt;- <text:s/>void OnWriteComplete(int result); &lt;newline&gt;- &lt;newline&gt;- <text:s/>int DoLoop(int last_io_result); &lt;newline&gt;- <text:s/>int DoHandshakeRead(); &lt;newline&gt;- <text:s/>int DoHandshakeReadComplete(int result); &lt;newline&gt;- <text:s/>int DoHandshakeWrite(); &lt;newline&gt;- <text:s/>int DoHandshakeWriteComplete(int result); &lt;newline&gt;- <text:s/>int DoVerifyCert(); &lt;newline&gt;- <text:s/>int DoVerifyCertComplete(int result); &lt;newline&gt;- &lt;newline&gt;- <text:s/>int DoPayloadRead(); &lt;newline&gt;- <text:s/>int DoPayloadReadComplete(int result); &lt;newline&gt;- <text:s/>int DoPayloadDecrypt(); &lt;newline&gt;- <text:s/>int DoPayloadEncrypt(); &lt;newline&gt;- <text:s/>int DoPayloadWrite(); &lt;newline&gt;- <text:s/>int DoPayloadWriteComplete(int result); &lt;newline&gt;- <text:s/>int DoCompletedRenegotiation(int result); &lt;newline&gt;- &lt;newline&gt;- <text:s/>int DidCallInitializeSecurityContext(); &lt;newline&gt;- <text:s/>int DidCompleteHandshake(); &lt;newline&gt;- <text:s/>void DidCompleteRenegotiation(); &lt;newline&gt;- <text:s/>void LogConnectionTypeMetrics() const; &lt;newline&gt;- <text:s/>void FreeSendBuffer(); &lt;newline&gt;- &lt;newline&gt;- <text:s/>scoped_ptr&lt;ClientSocketHandle&gt; transport_; &lt;newline&gt;- <text:s/>HostPortPair host_and_port_; &lt;newline&gt;- <text:s/>SSLConfig ssl_config_; &lt;newline&gt;- &lt;newline&gt;- <text:s/>// User function to callback when the Connect() completes. &lt;newline&gt;- <text:s/>CompletionCallback user_connect_callback_; &lt;newline&gt;- &lt;newline&gt;- <text:s/>// User function to callback when a Read() completes. &lt;newline&gt;- <text:s/>CompletionCallback user_read_callback_; &lt;newline&gt;- <text:s/>scoped_refptr&lt;IOBuffer&gt; user_read_buf_; &lt;newline&gt;- <text:s/>int user_read_buf_len_; &lt;newline&gt;- &lt;newline&gt;- <text:s/>// User function to callback when a Write() completes. &lt;newline&gt;- <text:s/>CompletionCallback user_write_callback_; &lt;newline&gt;- <text:s/>scoped_refptr&lt;IOBuffer&gt; user_write_buf_; &lt;newline&gt;- <text:s/>int user_write_buf_len_; &lt;newline&gt;- &lt;newline&gt;- <text:s/>// Used to Read and Write using transport_. &lt;newline&gt;- <text:s/>scoped_refptr&lt;IOBuffer&gt; transport_read_buf_; &lt;newline&gt;- <text:s/>scoped_refptr&lt;IOBuffer&gt; transport_write_buf_; &lt;newline&gt;- &lt;newline&gt;- <text:s/>enum State { &lt;newline&gt;- <text:s text:c="3"/>STATE_NONE, &lt;newline&gt;- <text:s text:c="3"/>STATE_HANDSHAKE_READ, &lt;newline&gt;- <text:s text:c="3"/>STATE_HANDSHAKE_READ_COMPLETE, &lt;newline&gt;- <text:s text:c="3"/>STATE_HANDSHAKE_WRITE, &lt;newline&gt;- <text:s text:c="3"/>STATE_HANDSHAKE_WRITE_COMPLETE, &lt;newline&gt;- <text:s text:c="3"/>STATE_VERIFY_CERT, &lt;newline&gt;- <text:s text:c="3"/>STATE_VERIFY_CERT_COMPLETE, &lt;newline&gt;- <text:s text:c="3"/>STATE_COMPLETED_RENEGOTIATION, &lt;newline&gt;- <text:s text:c="3"/>STATE_COMPLETED_HANDSHAKE &lt;newline&gt;- <text:s text:c="3"/>// After the handshake, the socket remains &lt;newline&gt;- <text:s text:c="3"/>// in the STATE_COMPLETED_HANDSHAKE state, &lt;newline&gt;- <text:s text:c="3"/>// unless a renegotiate handshake occurs. &lt;newline&gt;- <text:s/>}; &lt;newline&gt;- <text:s/>State next_state_; &lt;newline&gt;- &lt;newline&gt;- <text:s/>SecPkgContext_StreamSizes stream_sizes_; &lt;newline&gt;- <text:s/>scoped_refptr&lt;X509Certificate&gt; server_cert_; &lt;newline&gt;- <text:s/>CertVerifier* const cert_verifier_; &lt;newline&gt;- <text:s/>scoped_ptr&lt;SingleRequestCertVerifier&gt; verifier_; &lt;newline&gt;- <text:s/>CertVerifyResult server_cert_verify_result_; &lt;newline&gt;- &lt;newline&gt;- <text:s/>CredHandle* creds_; &lt;newline&gt;- <text:s/>CtxtHandle ctxt_; &lt;newline&gt;- <text:s/>SecBuffer in_buffers_[2]; <text:s/>// Input buffers for InitializeSecurityContext. &lt;newline&gt;- <text:s/>SecBuffer send_buffer_; <text:s/>// Output buffer for InitializeSecurityContext. &lt;newline&gt;- <text:s/>SECURITY_STATUS isc_status_; <text:s/>// Return value of InitializeSecurityContext. &lt;newline&gt;- <text:s/>scoped_array&lt;char&gt; payload_send_buffer_; &lt;newline&gt;- <text:s/>int payload_send_buffer_len_; &lt;newline&gt;- <text:s/>int bytes_sent_; &lt;newline&gt;- &lt;newline&gt;- <text:s/>// recv_buffer_ holds the received ciphertext. <text:s/>Since Schannel decrypts &lt;newline&gt;- <text:s/>// data in place, sometimes recv_buffer_ may contain decrypted plaintext and &lt;newline&gt;- <text:s/>// any undecrypted ciphertext. <text:s/>(Ciphertext is decrypted one full SSL record &lt;newline&gt;- <text:s/>// at a time.) &lt;newline&gt;- <text:s/>// &lt;newline&gt;- <text:s/>// If bytes_decrypted_ is 0, the received ciphertext is at the beginning of &lt;newline&gt;- <text:s/>// recv_buffer_, ready to be passed to DecryptMessage. &lt;newline&gt;- <text:s/>scoped_array&lt;char&gt; recv_buffer_; &lt;newline&gt;- <text:s/>char* decrypted_ptr_; <text:s/>// Points to the decrypted plaintext in recv_buffer_ &lt;newline&gt;- <text:s/>int bytes_decrypted_; <text:s/>// The number of bytes of decrypted plaintext. &lt;newline&gt;- <text:s/>char* received_ptr_; <text:s/>// Points to the received ciphertext in recv_buffer_ &lt;newline&gt;- <text:s/>int bytes_received_; <text:s/>// The number of bytes of received ciphertext. &lt;newline&gt;- &lt;newline&gt;- <text:s/>// True if we're writing the first token (handshake message) to the server, &lt;newline&gt;- <text:s/>// false if we're writing a subsequent token. <text:s/>After we have written a token &lt;newline&gt;- <text:s/>// successfully, DoHandshakeWriteComplete checks this member to set the next &lt;newline&gt;- <text:s/>// state. &lt;newline&gt;- <text:s/>bool writing_first_token_; &lt;newline&gt;- &lt;newline&gt;- <text:s/>// Only used in the STATE_HANDSHAKE_READ_COMPLETE and &lt;newline&gt;- <text:s/>// STATE_PAYLOAD_READ_COMPLETE states. <text:s/>True if a 'result' argument of OK &lt;newline&gt;- <text:s/>// should be ignored, to prevent it from being interpreted as EOF. &lt;newline&gt;- <text:s/>// &lt;newline&gt;- <text:s/>// The reason we need this flag is that OK means not only "0 bytes of data &lt;newline&gt;- <text:s/>// were read" but also EOF. <text:s/>We set ignore_ok_result_ to true when we need &lt;newline&gt;- <text:s/>// to continue processing previously read data without reading more data. &lt;newline&gt;- <text:s/>// We have to pass a 'result' of OK to the DoLoop method, and don't want it &lt;newline&gt;- <text:s/>// to be interpreted as EOF. &lt;newline&gt;- <text:s/>bool ignore_ok_result_; &lt;newline&gt;- &lt;newline&gt;- <text:s/>// Renegotiation is in progress. &lt;newline&gt;- <text:s/>bool renegotiating_; &lt;newline&gt;- &lt;newline&gt;- <text:s/>// True when the decrypter needs more data in order to decrypt. &lt;newline&gt;- <text:s/>bool need_more_data_; &lt;newline&gt;- &lt;newline&gt;- <text:s/>BoundNetLog net_log_; &lt;newline&gt;-}; &lt;newline&gt;- &lt;newline&gt;-} <text:s/>// namespace net &lt;newline&gt;- &lt;newline&gt;-#endif <text:s/>// NET_SOCKET_SSL_CLIENT_SOCKET_WIN_H_</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TCMalloc: restrict maximum size of memory allocations For security purposes, we restrict the maximum size of memory allocations under what can be indexed by an int. NOTRY=true</text:p>
          </table:table-cell>
          <table:table-cell table:style-name="ce4"/>
          <table:table-cell table:style-name="ce1" office:value-type="float" office:value="169327" calcext:value-type="float">
            <text:p>169327</text:p>
          </table:table-cell>
          <table:table-cell table:style-name="ce1"/>
          <table:table-cell table:style-name="ce1" office:value-type="string" calcext:value-type="string">
            <text:p>https://chromiumcodereview.appspot.com/11857007</text:p>
          </table:table-cell>
          <table:table-cell table:style-name="ce1" office:value-type="string" calcext:value-type="string">
            <text:p>svn://svn.chromium.org/chrome/trunk/src@176961 0039d316-1c4b-4281-b951-d872f2087c98</text:p>
          </table:table-cell>
          <table:table-cell table:style-name="ce1" office:value-type="string" calcext:value-type="string">
            <text:p>diff --git a/third_party/tcmalloc/chromium/src/tcmalloc.cc b/third_party/tcmalloc/chromium/src/tcmalloc.cc &lt;newline&gt;index 2ff2a3b..591c687 100644 &lt;newline&gt;--- a/third_party/tcmalloc/chromium/src/tcmalloc.cc &lt;newline&gt;+++ b/third_party/tcmalloc/chromium/src/tcmalloc.cc &lt;newline&gt;@@ -296,6 +296,16 @@ size_t InvalidGetAllocatedSize(const void* ptr) { &lt;newline&gt; <text:s text:c="6"/>"Attempt to get the size of an invalid pointer", ptr); &lt;newline&gt; <text:s text:c="2"/>return 0; &lt;newline&gt; } &lt;newline&gt;+ &lt;newline&gt;+// For security reasons, we want to limit the size of allocations. &lt;newline&gt;+// See crbug.com/169327. &lt;newline&gt;+inline bool IsAllocSizePermitted(size_t alloc_size) { &lt;newline&gt;+ <text:s/>// Never allow an allocation larger than what can be indexed via an int. &lt;newline&gt;+ <text:s/>// Remove kPageSize to account for various rounding, padding and to have a &lt;newline&gt;+ <text:s/>// small margin. &lt;newline&gt;+ <text:s/>return alloc_size &lt;= ((std::numeric_limits&lt;int&gt;::max)() - kPageSize); &lt;newline&gt;+} &lt;newline&gt;+ &lt;newline&gt; } <text:s/>// unnamed namespace &lt;newline&gt; // Extract interesting stats &lt;newline&gt;@@ -1078,27 +1088,31 @@ inline void* do_malloc(size_t size) { &lt;newline&gt; <text:s text:c="2"/>// The following call forces module initialization &lt;newline&gt; <text:s text:c="2"/>ThreadCache* heap = ThreadCache::GetCache(); &lt;newline&gt;- <text:s/>if (size &lt;= kMaxSize) { &lt;newline&gt;- <text:s text:c="3"/>size_t cl = Static::sizemap()-&gt;SizeClass(size); &lt;newline&gt;- <text:s text:c="3"/>size = Static::sizemap()-&gt;class_to_size(cl); &lt;newline&gt;- &lt;newline&gt;- <text:s text:c="3"/>// TODO(jar): If this has any detectable performance impact, it can be &lt;newline&gt;- <text:s text:c="3"/>// optimized by only tallying sizes if the profiler was activated to recall &lt;newline&gt;- <text:s text:c="3"/>// these tallies. <text:s/>I don't think this is performance critical, but we really &lt;newline&gt;- <text:s text:c="3"/>// should measure it. &lt;newline&gt;- <text:s text:c="3"/>heap-&gt;AddToByteAllocatedTotal(size); <text:s/>// Chromium profiling. &lt;newline&gt;- &lt;newline&gt;- <text:s text:c="3"/>if ((FLAGS_tcmalloc_sample_parameter &gt; 0) &amp;&amp; heap-&gt;SampleAllocation(size)) { &lt;newline&gt;- <text:s text:c="5"/>ret = DoSampledAllocation(size); &lt;newline&gt;- <text:s text:c="5"/>MarkAllocatedRegion(ret); &lt;newline&gt;+ <text:s/>// First, check if our security policy allows this size. &lt;newline&gt;+ <text:s/>if (IsAllocSizePermitted(size)) { &lt;newline&gt;+ <text:s text:c="3"/>if (size &lt;= kMaxSize) { &lt;newline&gt;+ <text:s text:c="5"/>size_t cl = Static::sizemap()-&gt;SizeClass(size); &lt;newline&gt;+ <text:s text:c="5"/>size = Static::sizemap()-&gt;class_to_size(cl); &lt;newline&gt;+ &lt;newline&gt;+ <text:s text:c="5"/>// TODO(jar): If this has any detectable performance impact, it can be &lt;newline&gt;+ <text:s text:c="5"/>// optimized by only tallying sizes if the profiler was activated to &lt;newline&gt;+ <text:s text:c="5"/>// recall these tallies. <text:s/>I don't think this is performance critical, but &lt;newline&gt;+ <text:s text:c="5"/>// we really should measure it. &lt;newline&gt;+ <text:s text:c="5"/>heap-&gt;AddToByteAllocatedTotal(size); <text:s/>// Chromium profiling. &lt;newline&gt;+ &lt;newline&gt;+ <text:s text:c="5"/>if ((FLAGS_tcmalloc_sample_parameter &gt; 0) &amp;&amp; &lt;newline&gt;+ <text:s text:c="9"/>heap-&gt;SampleAllocation(size)) { &lt;newline&gt;+ <text:s text:c="7"/>ret = DoSampledAllocation(size); &lt;newline&gt;+ <text:s text:c="7"/>MarkAllocatedRegion(ret); &lt;newline&gt;+ <text:s text:c="5"/>} else { &lt;newline&gt;+ <text:s text:c="7"/>// The common case, and also the simplest. <text:s/>This just pops the &lt;newline&gt;+ <text:s text:c="7"/>// size-appropriate freelist, after replenishing it if it's empty. &lt;newline&gt;+ <text:s text:c="7"/>ret = CheckMallocResult(heap-&gt;Allocate(size, cl)); &lt;newline&gt;+ <text:s text:c="5"/>} &lt;newline&gt; <text:s text:c="4"/>} else { &lt;newline&gt;- <text:s text:c="5"/>// The common case, and also the simplest. <text:s/>This just pops the &lt;newline&gt;- <text:s text:c="5"/>// size-appropriate freelist, after replenishing it if it's empty. &lt;newline&gt;- <text:s text:c="5"/>ret = CheckMallocResult(heap-&gt;Allocate(size, cl)); &lt;newline&gt;+ <text:s text:c="5"/>ret = do_malloc_pages(heap, size); &lt;newline&gt;+ <text:s text:c="5"/>MarkAllocatedRegion(ret); &lt;newline&gt; <text:s text:c="4"/>} &lt;newline&gt;- <text:s/>} else { &lt;newline&gt;- <text:s text:c="3"/>ret = do_malloc_pages(heap, size); &lt;newline&gt;- <text:s text:c="3"/>MarkAllocatedRegion(ret); &lt;newline&gt; <text:s text:c="2"/>} &lt;newline&gt; <text:s text:c="2"/>if (ret == NULL) errno = ENOMEM; &lt;newline&gt; <text:s text:c="2"/>return ret; &lt;newline&gt;@@ -1233,8 +1247,8 @@ inline void* do_realloc_with_callback( &lt;newline&gt; <text:s text:c="2"/>// <text:s text:c="3"/>. If we need to grow, grow to max(new_size, old_size * 1.X) &lt;newline&gt; <text:s text:c="2"/>// <text:s text:c="3"/>. Don't shrink unless new_size &lt; old_size * 0.Y &lt;newline&gt; <text:s text:c="2"/>// X and Y trade-off time for wasted space. <text:s/>For now we do 1.25 and 0.5. &lt;newline&gt;- <text:s/>const int lower_bound_to_grow = old_size + old_size / 4; &lt;newline&gt;- <text:s/>const int upper_bound_to_shrink = old_size / 2; &lt;newline&gt;+ <text:s/>const size_t lower_bound_to_grow = old_size + old_size / 4; &lt;newline&gt;+ <text:s/>const size_t upper_bound_to_shrink = old_size / 2; &lt;newline&gt; <text:s text:c="2"/>if ((new_size &gt; old_size) || (new_size &lt; upper_bound_to_shrink)) { &lt;newline&gt; <text:s text:c="4"/>// Need to reallocate. &lt;newline&gt; <text:s text:c="4"/>void* new_ptr = NULL;</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Update FFmpeg DEPS for security fix. Pulls in: fe7d549 Update README for security fix. 9d8789e vorbisdec: Check bark_map_size. c81a7da Explicitly set cygwin_msvs_shell on TEST=unittests, manual. TBR=scherkus</text:p>
          </table:table-cell>
          <table:table-cell table:style-name="ce4"/>
          <table:table-cell table:style-name="ce1" office:value-type="float" office:value="168473" calcext:value-type="float">
            <text:p>168473</text:p>
          </table:table-cell>
          <table:table-cell table:style-name="ce1"/>
          <table:table-cell table:style-name="ce1" office:value-type="string" calcext:value-type="string">
            <text:p>https://chromiumcodereview.appspot.com/11889018</text:p>
          </table:table-cell>
          <table:table-cell table:style-name="ce1" office:value-type="string" calcext:value-type="string">
            <text:p>svn://svn.chromium.org/chrome/trunk/src@176861 0039d316-1c4b-4281-b951-d872f2087c98</text:p>
          </table:table-cell>
          <table:table-cell table:style-name="ce1" office:value-type="string" calcext:value-type="string">
            <text:p>diff --git a/DEPS b/DEPS &lt;newline&gt;index ed72c14..a1ee494 100644 &lt;newline&gt;--- a/DEPS &lt;newline&gt;+++ b/DEPS &lt;newline&gt;@@ -25,8 +25,8 @@ vars = { &lt;newline&gt; <text:s text:c="2"/># These two FFmpeg variables must be updated together. <text:s/>One is used for SVN &lt;newline&gt; <text:s text:c="2"/># checkouts and the other for Git checkouts. &lt;newline&gt;- <text:s/>"ffmpeg_revision": "175176", &lt;newline&gt;- <text:s/>"ffmpeg_hash": "0c981b3a572f9257e6178f5572e3f3cd47ac3025", &lt;newline&gt;+ <text:s/>"ffmpeg_revision": "176720", &lt;newline&gt;+ <text:s/>"ffmpeg_hash": "fe7d5497f1490914d7c3bb0236a1c722afccf4e4", &lt;newline&gt; <text:s text:c="2"/>"sfntly_revision": "134", &lt;newline&gt; <text:s text:c="2"/>"skia_revision": "7146",</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Reject invalid GURLs across IPC. Also add some per-file owners to the common_param_traits.cc, since it's a highly security-sensitive area.</text:p>
          </table:table-cell>
          <table:table-cell table:style-name="ce4"/>
          <table:table-cell table:style-name="ce1" office:value-type="float" office:value="168923" calcext:value-type="float">
            <text:p>168923</text:p>
          </table:table-cell>
          <table:table-cell table:style-name="ce1"/>
          <table:table-cell table:style-name="ce1" office:value-type="string" calcext:value-type="string">
            <text:p>https://codereview.chromium.org/11826002</text:p>
          </table:table-cell>
          <table:table-cell table:style-name="ce1" office:value-type="string" calcext:value-type="string">
            <text:p>svn://svn.chromium.org/chrome/trunk/src@176009 0039d316-1c4b-4281-b951-d872f2087c98</text:p>
          </table:table-cell>
          <table:table-cell table:style-name="ce1" office:value-type="string" calcext:value-type="string">
            <text:p>diff --git a/content/public/common/common_param_traits.cc b/content/public/common/common_param_traits.cc &lt;newline&gt;index bee1ddb..de32860 100644 &lt;newline&gt;--- a/content/public/common/common_param_traits.cc &lt;newline&gt;+++ b/content/public/common/common_param_traits.cc &lt;newline&gt;@@ -58,13 +58,8 @@ void ParamTraits&lt;GURL&gt;::Write(Message* m, const GURL&amp; p) { &lt;newline&gt; <text:s text:c="2"/>// type as GURL. See https://crbug.com/166486 for additional work in &lt;newline&gt; <text:s text:c="2"/>// this area. &lt;newline&gt; <text:s text:c="2"/>if (!p.is_valid()) { &lt;newline&gt;- <text:s text:c="3"/>GURL reconstructed_url(p.possibly_invalid_spec()); &lt;newline&gt;- <text:s text:c="3"/>if (reconstructed_url.is_valid()) { &lt;newline&gt;- <text:s text:c="5"/>DLOG(WARNING) &lt;&lt; "GURL string " &lt;&lt; p.possibly_invalid_spec() &lt;newline&gt;- <text:s text:c="19"/>&lt;&lt; " (marked invalid) but parsed as valid."; &lt;newline&gt;- <text:s text:c="5"/>m-&gt;WriteString(std::string()); &lt;newline&gt;- <text:s text:c="5"/>return; &lt;newline&gt;- <text:s text:c="3"/>} &lt;newline&gt;+ <text:s text:c="3"/>m-&gt;WriteString(std::string()); &lt;newline&gt;+ <text:s text:c="3"/>return; &lt;newline&gt; <text:s text:c="2"/>} &lt;newline&gt; <text:s text:c="2"/>m-&gt;WriteString(p.possibly_invalid_spec()); &lt;newline&gt;@@ -78,6 +73,10 @@ bool ParamTraits&lt;GURL&gt;::Read(const Message* m, PickleIterator* iter, GURL* p) { &lt;newline&gt; <text:s text:c="4"/>return false; &lt;newline&gt; <text:s text:c="2"/>} &lt;newline&gt; <text:s text:c="2"/>*p = GURL(s); &lt;newline&gt;+ <text:s/>if (!s.empty() &amp;&amp; !p-&gt;is_valid()) { &lt;newline&gt;+ <text:s text:c="3"/>*p = GURL(); &lt;newline&gt;+ <text:s text:c="3"/>return false; &lt;newline&gt;+ <text:s/>} &lt;newline&gt; <text:s text:c="2"/>return true; &lt;newline&gt; }</text:p>
          </table:table-cell>
          <table:table-cell table:style-name="ce1" table:number-columns-repeated="1016"/>
        </table:table-row>
        <table:table-row table:style-name="ro1">
          <table:table-cell table:style-name="ce1" office:value-type="float" office:value="0" calcext:value-type="float">
            <text:p>0</text:p>
          </table:table-cell>
          <table:table-cell table:style-name="ce4" office:value-type="string" calcext:value-type="string">
            <text:p>Don't allow path traversal paths on the base file helpers This forces explicit normalization of paths and make path escaping security bugs much harder to exploit. See for example bug 167122 TEST=included tests</text:p>
          </table:table-cell>
          <table:table-cell table:style-name="ce4"/>
          <table:table-cell table:style-name="ce1" office:value-type="float" office:value="168890" calcext:value-type="float">
            <text:p>168890</text:p>
          </table:table-cell>
          <table:table-cell table:style-name="ce1"/>
          <table:table-cell table:style-name="ce1" office:value-type="string" calcext:value-type="string">
            <text:p>https://codereview.chromium.org/11782005</text:p>
          </table:table-cell>
          <table:table-cell table:style-name="ce1" office:value-type="string" calcext:value-type="string">
            <text:p>svn://svn.chromium.org/chrome/trunk/src@175642 0039d316-1c4b-4281-b951-d872f2087c98</text:p>
          </table:table-cell>
          <table:table-cell table:style-name="ce1" office:value-type="string" calcext:value-type="string">
            <text:p>diff --git a/skia/ext/vector_canvas_unittest.cc b/skia/ext/vector_canvas_unittest.cc &lt;newline&gt;index 9f28645..15ca460 100644 &lt;newline&gt;--- a/skia/ext/vector_canvas_unittest.cc &lt;newline&gt;+++ b/skia/ext/vector_canvas_unittest.cc &lt;newline&gt;@@ -334,8 +334,10 @@ void Premultiply(SkBitmap bitmap) { &lt;newline&gt; void LoadPngFileToSkBitmap(const FilePath&amp; filename, &lt;newline&gt; <text:s text:c="27"/>SkBitmap* bitmap, &lt;newline&gt; <text:s text:c="27"/>bool is_opaque) { &lt;newline&gt;+ <text:s/>FilePath absolute_path(filename); &lt;newline&gt;+ <text:s/>file_util::AbsolutePath(&amp;absolute_path); &lt;newline&gt; <text:s text:c="2"/>std::string compressed; &lt;newline&gt;- <text:s/>file_util::ReadFileToString(filename, &amp;compressed); &lt;newline&gt;+ <text:s/>file_util::ReadFileToString(absolute_path, &amp;compressed); &lt;newline&gt; <text:s text:c="2"/>ASSERT_TRUE(compressed.size()); &lt;newline&gt; <text:s text:c="2"/>ASSERT_TRUE(gfx::PNGCodec::Decode(</text:p>
          </table:table-cell>
          <table:table-cell table:style-name="ce1" table:number-columns-repeated="1016"/>
        </table:table-row>
        <table:table-row table:style-name="ro1">
          <table:table-cell table:style-name="ce2" office:value-type="float" office:value="1" calcext:value-type="float">
            <text:p>1</text:p>
          </table:table-cell>
          <table:table-cell table:style-name="ce5" office:value-type="string" calcext:value-type="string">
            <text:p>Pass ID of the calling extension to the native messaging host. Previously native hosts didn't have a way to know which extension started them. With this change security origin of the calling extension will be passed to the native host process as a parameter, so that it knows which extension is calling it.</text:p>
          </table:table-cell>
          <table:table-cell table:style-name="ce5"/>
          <table:table-cell table:style-name="ce2" office:value-type="float" office:value="142915" calcext:value-type="float">
            <text:p>142915</text:p>
          </table:table-cell>
          <table:table-cell table:style-name="ce2"/>
          <table:table-cell table:style-name="ce2" office:value-type="string" calcext:value-type="string">
            <text:p>https://codereview.chromium.org/12406002</text:p>
          </table:table-cell>
          <table:table-cell table:style-name="ce2" office:value-type="string" calcext:value-type="string">
            <text:p>svn://svn.chromium.org/chrome/trunk/src@186297 0039d316-1c4b-4281-b951-d872f2087c98</text:p>
          </table:table-cell>
          <table:table-cell table:style-name="ce2" office:value-type="string" calcext:value-type="string">
            <text:p>diff --git a/chrome/test/data/native_messaging/native_hosts/echo.py b/chrome/test/data/native_messaging/native_hosts/echo.py &lt;newline&gt;index d0be74b..96c19f7 100755 &lt;newline&gt;--- a/chrome/test/data/native_messaging/native_hosts/echo.py &lt;newline&gt;+++ b/chrome/test/data/native_messaging/native_hosts/echo.py &lt;newline&gt;@@ -12,6 +12,11 @@ import struct &lt;newline&gt; def Main(): &lt;newline&gt; <text:s text:c="2"/>message_number = 0 &lt;newline&gt;+ <text:s/>if len(sys.argv) &lt; 2: &lt;newline&gt;+ <text:s text:c="3"/>sys.stderr.write("URL of the calling application is not specified.\n") &lt;newline&gt;+ <text:s text:c="3"/>return; &lt;newline&gt;+ <text:s/>caller_url = sys.argv[1] &lt;newline&gt;+ &lt;newline&gt; <text:s text:c="2"/>while 1: &lt;newline&gt; <text:s text:c="4"/># Read the message type (first 4 bytes). &lt;newline&gt; <text:s text:c="4"/>text_length_bytes = sys.stdin.read(4) &lt;newline&gt;@@ -27,8 +32,8 @@ def Main(): &lt;newline&gt; <text:s text:c="4"/>message_number += 1 &lt;newline&gt;- <text:s text:c="3"/>response = '{{"id": {0}, "echo": {1}}}'.format(message_number, &lt;newline&gt;- <text:s text:c="50"/>text).encode('utf-8') &lt;newline&gt;+ <text:s text:c="3"/>response = '{{"id": {0}, "echo": {1}, "caller_url": "{2}"}}'.format( &lt;newline&gt;+ <text:s text:c="7"/>message_number, text, caller_url).encode('utf-8') &lt;newline&gt; <text:s text:c="4"/>try: &lt;newline&gt; <text:s text:c="6"/>sys.stdout.write(struct.pack("I", len(response)))</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Allow querying the security level at the Tab level. Also, use a template for generating the SecurityLevel constants to allow them to be shared in C++ and Java. For another example of using the templates, take a look at this CL that generated the PageTransitionTypes: https://codereview.chromium.org/11577016</text:p>
          </table:table-cell>
          <table:table-cell table:style-name="ce5"/>
          <table:table-cell table:style-name="ce2" office:value-type="float" office:value="174361" calcext:value-type="float">
            <text:p>174361</text:p>
          </table:table-cell>
          <table:table-cell table:style-name="ce2"/>
          <table:table-cell table:style-name="ce2" office:value-type="string" calcext:value-type="string">
            <text:p>https://chromiumcodereview.appspot.com/12391024</text:p>
          </table:table-cell>
          <table:table-cell table:style-name="ce2" office:value-type="string" calcext:value-type="string">
            <text:p>svn://svn.chromium.org/chrome/trunk/src@186021 0039d316-1c4b-4281-b951-d872f2087c98</text:p>
          </table:table-cell>
          <table:table-cell table:style-name="ce2" office:value-type="string" calcext:value-type="string">
            <text:p>diff --git a/chrome/chrome_browser_ui.gypi b/chrome/chrome_browser_ui.gypi &lt;newline&gt;index 278b737..93826fc 100644 &lt;newline&gt;--- a/chrome/chrome_browser_ui.gypi &lt;newline&gt;+++ b/chrome/chrome_browser_ui.gypi &lt;newline&gt;@@ -1368,6 +1368,7 @@ &lt;newline&gt; <text:s text:c="8"/>'browser/ui/toolbar/toolbar_model_impl.cc', &lt;newline&gt; <text:s text:c="8"/>'browser/ui/toolbar/toolbar_model_impl.h', &lt;newline&gt; <text:s text:c="8"/>'browser/ui/toolbar/toolbar_model_delegate.h', &lt;newline&gt;+ <text:s text:c="7"/>'browser/ui/toolbar/toolbar_model_security_level_list.h', &lt;newline&gt; <text:s text:c="8"/>'browser/ui/toolbar/wrench_menu_model.cc', &lt;newline&gt; <text:s text:c="8"/>'browser/ui/toolbar/wrench_menu_model.h', &lt;newline&gt; <text:s text:c="8"/>'browser/ui/top_level_widget.h', &lt;newline&gt;@@ -2641,6 +2642,7 @@ &lt;newline&gt; <text:s text:c="12"/>['include', '^browser/ui/toolbar/toolbar_model\\.(cc|h)$'], &lt;newline&gt; <text:s text:c="12"/>['include', '^browser/ui/toolbar/toolbar_model_delegate\\.(cc|h)$'], &lt;newline&gt; <text:s text:c="12"/>['include', '^browser/ui/toolbar/toolbar_model_impl\\.(cc|h)$'], &lt;newline&gt;+ <text:s text:c="11"/>['include', '^browser/ui/toolbar/toolbar_model_security_level_list\\.h$'], &lt;newline&gt; <text:s text:c="12"/>['exclude', '^browser/ui/webui/downloads_'], &lt;newline&gt; <text:s text:c="12"/>['exclude', '^browser/ui/webui/feedback_'], &lt;newline&gt; <text:s text:c="12"/>['exclude', '^browser/ui/webui/help/'],</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Revert 184999 &gt; Revert 184869 &gt; &gt; This revert seems like it caused test failures in FileSystemApiOpenBackgroundTest and &gt; FileSystemApiSaveBackgroundTest on linux. &gt; &gt; http://build.chromium.org/p/chromium.linux/builders/Linux%20Tests%20%28dbg%29%281%29/builds/23657 &gt; &gt; In particular, this change could change the security level of background pages (pages with no &gt; web contents), and therefore seems to be a reasonable culprit. &gt; &gt; Apologies if this turns out to be misdirected. <text:s/>We've been starting at these red bots (on linux &gt; and chromeos, e.g., http://build.chromium.org/p/chromium.chromiumos/builders/Linux%20ChromiumOS%20Tests%20%282%29/builds/12033 ) &gt; for a while now. <text:s/>We even rolled about another change in the same blamelist, but that &gt; didn't appear to help, possibly even made things worse. &gt; &gt; &gt; Expose the utility for getting the SecurityLevel for any WebContents. &gt; &gt; &gt; &gt; On android, we need handle rendering more than one location bar for a &gt; &gt; given "window" so the ability to query the security level without updating &gt; &gt; the concept of the active WebContents to the toolbar model. &gt; &gt; &gt; &gt; BUG= &gt; &gt; &gt; &gt; &gt; &gt; Review URL: https://chromiumcodereview.appspot.com/12314119 &gt; &gt; TBR=tedchoc@chromium.org &gt; Review URL: https://codereview.chromium.org/12334129 TBR=mpearson@chromium.org</text:p>
          </table:table-cell>
          <table:table-cell table:style-name="ce5"/>
          <table:table-cell table:style-name="ce2" table:number-columns-repeated="2"/>
          <table:table-cell table:style-name="ce2" office:value-type="string" calcext:value-type="string">
            <text:p>https://codereview.chromium.org/12378017</text:p>
          </table:table-cell>
          <table:table-cell table:style-name="ce2" office:value-type="string" calcext:value-type="string">
            <text:p>svn://svn.chromium.org/chrome/trunk/src@185272 0039d316-1c4b-4281-b951-d872f2087c98</text:p>
          </table:table-cell>
          <table:table-cell table:style-name="ce2" office:value-type="string" calcext:value-type="string">
            <text:p>diff --git a/chrome/browser/ui/toolbar/toolbar_model_impl.h b/chrome/browser/ui/toolbar/toolbar_model_impl.h &lt;newline&gt;index 91843a7..1adf474 100644 &lt;newline&gt;--- a/chrome/browser/ui/toolbar/toolbar_model_impl.h &lt;newline&gt;+++ b/chrome/browser/ui/toolbar/toolbar_model_impl.h &lt;newline&gt;@@ -18,6 +18,7 @@ class ToolbarModelDelegate; &lt;newline&gt; namespace content { &lt;newline&gt; class NavigationController; &lt;newline&gt;+class WebContents; &lt;newline&gt; } &lt;newline&gt; namespace net { &lt;newline&gt;@@ -32,6 +33,9 @@ class ToolbarModelImpl : public ToolbarModel { &lt;newline&gt; <text:s text:c="2"/>explicit ToolbarModelImpl(ToolbarModelDelegate* delegate); &lt;newline&gt; <text:s text:c="2"/>virtual ~ToolbarModelImpl(); &lt;newline&gt;+ <text:s/>static SecurityLevel GetSecurityLevelForWebContents( &lt;newline&gt;+ <text:s text:c="5"/>content::WebContents* web_contents); &lt;newline&gt;+ &lt;newline&gt; <text:s text:c="2"/>// Overriden from ToolbarModel. &lt;newline&gt; <text:s text:c="2"/>virtual string16 GetText( &lt;newline&gt; <text:s text:c="6"/>bool display_search_urls_as_search_terms) const OVERRIDE;</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Revert 184869 This revert seems like it caused test failures in FileSystemApiOpenBackgroundTest and FileSystemApiSaveBackgroundTest on linux. http://build.chromium.org/p/chromium.linux/builders/Linux%20Tests%20%28dbg%29%281%29/builds/23657 In particular, this change could change the security level of background pages (pages with no web contents), and therefore seems to be a reasonable culprit. Apologies if this turns out to be misdirected. <text:s/>We've been starting at these red bots (on linux and chromeos, e.g., http://build.chromium.org/p/chromium.chromiumos/builders/Linux%20ChromiumOS%20Tests%20%282%29/builds/12033 ) for a while now. <text:s/>We even rolled about another change in the same blamelist, but that didn't appear to help, possibly even made things worse. &gt; Expose the utility for getting the SecurityLevel for any WebContents. &gt; &gt; On android, we need handle rendering more than one location bar for a &gt; given "window" so the ability to query the security level without updating &gt; the concept of the active WebContents to the toolbar model. &gt; &gt; BUG= &gt; &gt; &gt; Review URL: https://chromiumcodereview.appspot.com/12314119 TBR=tedchoc@chromium.org</text:p>
          </table:table-cell>
          <table:table-cell table:style-name="ce5"/>
          <table:table-cell table:style-name="ce2" table:number-columns-repeated="2"/>
          <table:table-cell table:style-name="ce2" office:value-type="string" calcext:value-type="string">
            <text:p>https://codereview.chromium.org/12334129</text:p>
          </table:table-cell>
          <table:table-cell table:style-name="ce2" office:value-type="string" calcext:value-type="string">
            <text:p>svn://svn.chromium.org/chrome/trunk/src@184999 0039d316-1c4b-4281-b951-d872f2087c98</text:p>
          </table:table-cell>
          <table:table-cell table:style-name="ce2" office:value-type="string" calcext:value-type="string">
            <text:p>diff --git a/chrome/browser/ui/toolbar/toolbar_model_impl.h b/chrome/browser/ui/toolbar/toolbar_model_impl.h &lt;newline&gt;index 1adf474..91843a7 100644 &lt;newline&gt;--- a/chrome/browser/ui/toolbar/toolbar_model_impl.h &lt;newline&gt;+++ b/chrome/browser/ui/toolbar/toolbar_model_impl.h &lt;newline&gt;@@ -18,7 +18,6 @@ class ToolbarModelDelegate; &lt;newline&gt; namespace content { &lt;newline&gt; class NavigationController; &lt;newline&gt;-class WebContents; &lt;newline&gt; } &lt;newline&gt; namespace net { &lt;newline&gt;@@ -33,9 +32,6 @@ class ToolbarModelImpl : public ToolbarModel { &lt;newline&gt; <text:s text:c="2"/>explicit ToolbarModelImpl(ToolbarModelDelegate* delegate); &lt;newline&gt; <text:s text:c="2"/>virtual ~ToolbarModelImpl(); &lt;newline&gt;- <text:s/>static SecurityLevel GetSecurityLevelForWebContents( &lt;newline&gt;- <text:s text:c="5"/>content::WebContents* web_contents); &lt;newline&gt;- &lt;newline&gt; <text:s text:c="2"/>// Overriden from ToolbarModel. &lt;newline&gt; <text:s text:c="2"/>virtual string16 GetText( &lt;newline&gt; <text:s text:c="6"/>bool display_search_urls_as_search_terms) const OVERRIDE;</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Expose the utility for getting the SecurityLevel for any WebContents. On android, we need handle rendering more than one location bar for a given "window" so the ability to query the security level without updating the concept of the active WebContents to the toolbar model.</text:p>
          </table:table-cell>
          <table:table-cell table:style-name="ce5"/>
          <table:table-cell table:style-name="ce2" table:number-columns-repeated="2"/>
          <table:table-cell table:style-name="ce2" office:value-type="string" calcext:value-type="string">
            <text:p>https://chromiumcodereview.appspot.com/12314119</text:p>
          </table:table-cell>
          <table:table-cell table:style-name="ce2" office:value-type="string" calcext:value-type="string">
            <text:p>svn://svn.chromium.org/chrome/trunk/src@184869 0039d316-1c4b-4281-b951-d872f2087c98</text:p>
          </table:table-cell>
          <table:table-cell table:style-name="ce2" office:value-type="string" calcext:value-type="string">
            <text:p>diff --git a/chrome/browser/ui/toolbar/toolbar_model_impl.h b/chrome/browser/ui/toolbar/toolbar_model_impl.h &lt;newline&gt;index 91843a7..1adf474 100644 &lt;newline&gt;--- a/chrome/browser/ui/toolbar/toolbar_model_impl.h &lt;newline&gt;+++ b/chrome/browser/ui/toolbar/toolbar_model_impl.h &lt;newline&gt;@@ -18,6 +18,7 @@ class ToolbarModelDelegate; &lt;newline&gt; namespace content { &lt;newline&gt; class NavigationController; &lt;newline&gt;+class WebContents; &lt;newline&gt; } &lt;newline&gt; namespace net { &lt;newline&gt;@@ -32,6 +33,9 @@ class ToolbarModelImpl : public ToolbarModel { &lt;newline&gt; <text:s text:c="2"/>explicit ToolbarModelImpl(ToolbarModelDelegate* delegate); &lt;newline&gt; <text:s text:c="2"/>virtual ~ToolbarModelImpl(); &lt;newline&gt;+ <text:s/>static SecurityLevel GetSecurityLevelForWebContents( &lt;newline&gt;+ <text:s text:c="5"/>content::WebContents* web_contents); &lt;newline&gt;+ &lt;newline&gt; <text:s text:c="2"/>// Overriden from ToolbarModel. &lt;newline&gt; <text:s text:c="2"/>virtual string16 GetText( &lt;newline&gt; <text:s text:c="6"/>bool display_search_urls_as_search_terms) const OVERRIDE;</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Base: account for calloc aborting in security unittests On Linux, when not using tcmalloc, we still have a small wrapper that aborts when allocation functions OOM. In that configuration, we now We consider it a successful detection of an overflow condition if the process aborts.</text:p>
          </table:table-cell>
          <table:table-cell table:style-name="ce5"/>
          <table:table-cell table:style-name="ce2" office:value-type="float" office:value="175500" calcext:value-type="float">
            <text:p>175500</text:p>
          </table:table-cell>
          <table:table-cell table:style-name="ce2"/>
          <table:table-cell table:style-name="ce2" office:value-type="string" calcext:value-type="string">
            <text:p>https://chromiumcodereview.appspot.com/12220107</text:p>
          </table:table-cell>
          <table:table-cell table:style-name="ce2" office:value-type="string" calcext:value-type="string">
            <text:p>svn://svn.chromium.org/chrome/trunk/src@182628 0039d316-1c4b-4281-b951-d872f2087c98</text:p>
          </table:table-cell>
          <table:table-cell table:style-name="ce2" office:value-type="string" calcext:value-type="string">
            <text:p>diff --git a/base/security_unittest.cc b/base/security_unittest.cc &lt;newline&gt;index 59a3ddd..1454003 100644 &lt;newline&gt;--- a/base/security_unittest.cc &lt;newline&gt;+++ b/base/security_unittest.cc &lt;newline&gt;@@ -37,20 +37,15 @@ Type HideValueFromCompiler(volatile Type value) { &lt;newline&gt; <text:s text:c="2"/>return value; &lt;newline&gt; } &lt;newline&gt;-// Check that we can not allocate a memory range that cannot be indexed &lt;newline&gt;-// via an int. This is used to mitigate vulnerabilities in libraries that use &lt;newline&gt;-// int instead of size_t. &lt;newline&gt;-// See crbug.com/169327. &lt;newline&gt;- &lt;newline&gt;-// - NO_TCMALLOC because we only patched tcmalloc &lt;newline&gt;+// - NO_TCMALLOC (should be defined if we compile with linux_use_tcmalloc=0) &lt;newline&gt; // - ADDRESS_SANITIZER because it has its own memory allocator &lt;newline&gt;-// - IOS does not seem to honor nothrow in new properly &lt;newline&gt;+// - IOS does not use tcmalloc &lt;newline&gt; // - OS_MACOSX does not use tcmalloc &lt;newline&gt; #if !defined(NO_TCMALLOC) &amp;&amp; !defined(ADDRESS_SANITIZER) &amp;&amp; \ &lt;newline&gt; <text:s text:c="4"/>!defined(OS_IOS) &amp;&amp; !defined(OS_MACOSX) &lt;newline&gt;- <text:s/>#define ALLOC_TEST(function) function &lt;newline&gt;+ <text:s/>#define TCMALLOC_TEST(function) function &lt;newline&gt; #else &lt;newline&gt;- <text:s/>#define ALLOC_TEST(function) DISABLED_##function &lt;newline&gt;+ <text:s/>#define TCMALLOC_TEST(function) DISABLED_##function &lt;newline&gt; #endif &lt;newline&gt; // TODO(jln): switch to std::numeric_limits&lt;int&gt;::max() when we switch to &lt;newline&gt;@@ -68,13 +63,28 @@ bool IsTcMallocBypassed() { &lt;newline&gt; <text:s text:c="2"/>return false; &lt;newline&gt; } &lt;newline&gt;+bool CallocDiesOnOOM() { &lt;newline&gt;+// The wrapper function in base/process_util_linux.cc that is used when we &lt;newline&gt;+// compile without TCMalloc will just die on OOM instead of returning NULL. &lt;newline&gt;+#if defined(OS_LINUX) &amp;&amp; defined(NO_TCMALLOC) &lt;newline&gt;+ <text:s/>return true; &lt;newline&gt;+#else &lt;newline&gt;+ <text:s/>return false; &lt;newline&gt;+#endif &lt;newline&gt;+} &lt;newline&gt;+ &lt;newline&gt; // Fake test that allow to know the state of TCMalloc by looking at bots. &lt;newline&gt;-TEST(SecurityTest, ALLOC_TEST(IsTCMallocDynamicallyBypassed)) { &lt;newline&gt;+TEST(SecurityTest, TCMALLOC_TEST(IsTCMallocDynamicallyBypassed)) { &lt;newline&gt; <text:s text:c="2"/>printf("Malloc is dynamically bypassed: %s\n", &lt;newline&gt; <text:s text:c="9"/>IsTcMallocBypassed() ? "yes." : "no."); &lt;newline&gt; } &lt;newline&gt;-TEST(SecurityTest, ALLOC_TEST(MemoryAllocationRestrictionsMalloc)) { &lt;newline&gt;+// The MemoryAllocationRestrictions* tests test that we can not allocate a &lt;newline&gt;+// memory range that cannot be indexed via an int. This is used to mitigate &lt;newline&gt;+// vulnerabilities in libraries that use int instead of size_t. <text:s/>See &lt;newline&gt;+// crbug.com/169327. &lt;newline&gt;+ &lt;newline&gt;+TEST(SecurityTest, TCMALLOC_TEST(MemoryAllocationRestrictionsMalloc)) { &lt;newline&gt; <text:s text:c="2"/>if (!IsTcMallocBypassed()) { &lt;newline&gt; <text:s text:c="4"/>scoped_ptr&lt;char, base::FreeDeleter&gt; ptr(static_cast&lt;char*&gt;( &lt;newline&gt; <text:s text:c="8"/>HideValueFromCompiler(malloc(kTooBigAllocSize)))); &lt;newline&gt;@@ -82,7 +92,7 @@ TEST(SecurityTest, ALLOC_TEST(MemoryAllocationRestrictionsMalloc)) { &lt;newline&gt; <text:s text:c="2"/>} &lt;newline&gt; } &lt;newline&gt;-TEST(SecurityTest, ALLOC_TEST(MemoryAllocationRestrictionsCalloc)) { &lt;newline&gt;+TEST(SecurityTest, TCMALLOC_TEST(MemoryAllocationRestrictionsCalloc)) { &lt;newline&gt; <text:s text:c="2"/>if (!IsTcMallocBypassed()) { &lt;newline&gt; <text:s text:c="4"/>scoped_ptr&lt;char, base::FreeDeleter&gt; ptr(static_cast&lt;char*&gt;( &lt;newline&gt; <text:s text:c="8"/>HideValueFromCompiler(calloc(kTooBigAllocSize, 1)))); &lt;newline&gt;@@ -90,7 +100,7 @@ TEST(SecurityTest, ALLOC_TEST(MemoryAllocationRestrictionsCalloc)) { &lt;newline&gt; <text:s text:c="2"/>} &lt;newline&gt; } &lt;newline&gt;-TEST(SecurityTest, ALLOC_TEST(MemoryAllocationRestrictionsRealloc)) { &lt;newline&gt;+TEST(SecurityTest, TCMALLOC_TEST(MemoryAllocationRestrictionsRealloc)) { &lt;newline&gt; <text:s text:c="2"/>if (!IsTcMallocBypassed()) { &lt;newline&gt; <text:s text:c="4"/>char* orig_ptr = static_cast&lt;char*&gt;(malloc(1)); &lt;newline&gt; <text:s text:c="4"/>ASSERT_TRUE(orig_ptr); &lt;newline&gt;@@ -106,7 +116,7 @@ typedef struct { &lt;newline&gt; <text:s text:c="2"/>char large_array[kTooBigAllocSize]; &lt;newline&gt; } VeryLargeStruct; &lt;newline&gt;-TEST(SecurityTest, ALLOC_TEST(MemoryAllocationRestrictionsNew)) { &lt;newline&gt;+TEST(SecurityTest, TCMALLOC_TEST(MemoryAllocationRestrictionsNew)) { &lt;newline&gt; <text:s text:c="2"/>if (!IsTcMallocBypassed()) { &lt;newline&gt; <text:s text:c="4"/>scoped_ptr&lt;VeryLargeStruct&gt; ptr( &lt;newline&gt; <text:s text:c="8"/>HideValueFromCompiler(new (nothrow) VeryLargeStruct)); &lt;newline&gt;@@ -114,7 +124,7 @@ TEST(SecurityTest, ALLOC_TEST(MemoryAllocationRestrictionsNew)) { &lt;newline&gt; <text:s text:c="2"/>} &lt;newline&gt; } &lt;newline&gt;-TEST(SecurityTest, ALLOC_TEST(MemoryAllocationRestrictionsNewArray)) { &lt;newline&gt;+TEST(SecurityTest, TCMALLOC_TEST(MemoryAllocationRestrictionsNewArray)) { &lt;newline&gt; <text:s text:c="2"/>if (!IsTcMallocBypassed()) { &lt;newline&gt; <text:s text:c="4"/>scoped_ptr&lt;char[]&gt; ptr( &lt;newline&gt; <text:s text:c="8"/>HideValueFromCompiler(new (nothrow) char[kTooBigAllocSize])); &lt;newline&gt;@@ -184,27 +194,32 @@ TEST(SecurityTest, DISABLE_ON_IOS_AND_WIN(NewOverflow)) { &lt;newline&gt; } &lt;newline&gt; #endif &lt;newline&gt;+// Call calloc(), eventually free the memory and return whether or not &lt;newline&gt;+// calloc() did succeed. &lt;newline&gt;+bool CallocReturnsNull(size_t nmemb, size_t size) { &lt;newline&gt;+ <text:s/>scoped_ptr&lt;char, base::FreeDeleter&gt; array_pointer( &lt;newline&gt;+ <text:s text:c="5"/>static_cast&lt;char*&gt;(calloc(nmemb, size))); &lt;newline&gt;+ <text:s/>// We need the call to HideValueFromCompiler(): we have seen LLVM &lt;newline&gt;+ <text:s/>// optimize away the call to calloc() entirely and assume &lt;newline&gt;+ <text:s/>// the pointer to not be NULL. &lt;newline&gt;+ <text:s/>return HideValueFromCompiler(array_pointer.get()) == NULL; &lt;newline&gt;+} &lt;newline&gt;+ &lt;newline&gt; // Test if calloc() can overflow. Disable on ASAN for now since the &lt;newline&gt;-// overflow seems present there. &lt;newline&gt;+// overflow seems present there (crbug.com/175554). &lt;newline&gt; TEST(SecurityTest, DISABLE_ON_ASAN(CallocOverflow)) { &lt;newline&gt; <text:s text:c="2"/>const size_t kArraySize = 4096; &lt;newline&gt; <text:s text:c="2"/>const size_t kMaxSizeT = numeric_limits&lt;size_t&gt;::max(); &lt;newline&gt; <text:s text:c="2"/>const size_t kArraySize2 = kMaxSizeT / kArraySize + 10; &lt;newline&gt;- <text:s/>{ &lt;newline&gt;- <text:s text:c="3"/>scoped_ptr&lt;char&gt; array_pointer( &lt;newline&gt;- <text:s text:c="7"/>static_cast&lt;char*&gt;(calloc(kArraySize, kArraySize2)));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 &lt;newline&gt;- <text:s/>{ &lt;newline&gt;- <text:s text:c="3"/>scoped_ptr&lt;char&gt; array_pointer( &lt;newline&gt;- <text:s text:c="7"/>static_cast&lt;char*&gt;(calloc(kArraySize2, kArraySize))); &lt;newline&gt;- <text:s text:c="3"/>// We need the call to HideValueFromCompiler(): we have seen LLVM &lt;newline&gt;- <text:s text:c="3"/>// optimize away the call to calloc() entirely and assume &lt;newline&gt;- <text:s text:c="3"/>// the pointer to not be NULL. &lt;newline&gt;- <text:s text:c="3"/>EXPECT_TRUE(HideValueFromCompiler(array_pointer.get()) == NULL); &lt;newline&gt;+ <text:s/>if (!CallocDiesOnOOM()) { &lt;newline&gt;+ <text:s text:c="3"/>EXPECT_TRUE(CallocReturnsNull(kArraySize, kArraySize2)); &lt;newline&gt;+ <text:s text:c="3"/>EXPECT_TRUE(CallocReturnsNull(kArraySize2, kArraySize)); &lt;newline&gt;+ <text:s/>} else { &lt;newline&gt;+ <text:s text:c="3"/>// It's also ok for calloc to just terminate the process. &lt;newline&gt;+#if defined(GTEST_HAS_DEATH_TEST) &lt;newline&gt;+ <text:s text:c="3"/>EXPECT_DEATH(CallocReturnsNull(kArraySize, kArraySize2), ""); &lt;newline&gt;+ <text:s text:c="3"/>EXPECT_DEATH(CallocReturnsNull(kArraySize2, kArraySize), ""); &lt;newline&gt;+#endif <text:s/>// GTEST_HAS_DEATH_TEST &lt;newline&gt; <text:s text:c="2"/>} &lt;newline&gt; } &lt;newline&gt;@@ -230,7 +245,7 @@ bool ArePointersToSameArea(void* ptr1, void* ptr2, size_t size) { &lt;newline&gt; } &lt;newline&gt; // Check if TCMalloc uses an underlying random memory allocator. &lt;newline&gt;-TEST(SecurityTest, ALLOC_TEST(RandomMemoryAllocations)) { &lt;newline&gt;+TEST(SecurityTest, TCMALLOC_TEST(RandomMemoryAllocations)) { &lt;newline&gt; <text:s text:c="2"/>if (IsTcMallocBypassed()) &lt;newline&gt; <text:s text:c="4"/>return; &lt;newline&gt; <text:s text:c="2"/>size_t kPageSize = 4096; <text:s/>// We support x86_64 only.</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Linux: grow a unique random mapping in ASLR We loosen ASLR by only growing one random mapping. The previous version had security benefits but had a negative performance impact. This change aims to be performance neutral in respect to the pre-ASLR era. At a later date, we may try to strike a good balance between performance and security. This is a re-land of https://chromiumcodereview.appspot.com/12090112/ NOTRY=true TBR=jar</text:p>
          </table:table-cell>
          <table:table-cell table:style-name="ce5"/>
          <table:table-cell table:style-name="ce2" office:value-type="string" calcext:value-type="string">
            <text:p>170133, 173371</text:p>
          </table:table-cell>
          <table:table-cell table:style-name="ce2"/>
          <table:table-cell table:style-name="ce2" office:value-type="string" calcext:value-type="string">
            <text:p>https://chromiumcodereview.appspot.com/12192024</text:p>
          </table:table-cell>
          <table:table-cell table:style-name="ce2" office:value-type="string" calcext:value-type="string">
            <text:p>svn://svn.chromium.org/chrome/trunk/src@180556 0039d316-1c4b-4281-b951-d872f2087c98</text:p>
          </table:table-cell>
          <table:table-cell table:style-name="ce2" office:value-type="string" calcext:value-type="string">
            <text:p>diff --git a/third_party/tcmalloc/chromium/src/system-alloc.cc b/third_party/tcmalloc/chromium/src/system-alloc.cc &lt;newline&gt;index 05338963..2141d41 100644 &lt;newline&gt;--- a/third_party/tcmalloc/chromium/src/system-alloc.cc &lt;newline&gt;+++ b/third_party/tcmalloc/chromium/src/system-alloc.cc &lt;newline&gt;@@ -137,6 +137,18 @@ void raninit(ranctx* x, u4 seed) { &lt;newline&gt; <text:s text:c="2"/>} &lt;newline&gt; } &lt;newline&gt;+// If the kernel cannot honor the hint in arch_get_unmapped_area_topdown, it &lt;newline&gt;+// will simply ignore it. So we give a hint that has a good chance of &lt;newline&gt;+// working. &lt;newline&gt;+// The mmap top-down allocator will normally allocate below TASK_SIZE - gap, &lt;newline&gt;+// with a gap that depends on the max stack size. See x86/mm/mmap.c. We &lt;newline&gt;+// should make allocations that are below this area, which would be &lt;newline&gt;+// 0x7ffbf8000000. &lt;newline&gt;+// We use 0x3ffffffff000 as the mask so that we only "pollute" half of the &lt;newline&gt;+// address space. In the unlikely case where fragmentation would become an &lt;newline&gt;+// issue, the kernel will still have another half to use. &lt;newline&gt;+const uint64_t kRandomAddressMask = 0x3ffffffff000ULL; &lt;newline&gt;+ &lt;newline&gt; #endif <text:s/>// defined(ASLR_IS_SUPPORTED) &lt;newline&gt; // Give a random "hint" that is suitable for use with mmap(). This cannot make &lt;newline&gt;@@ -177,22 +189,51 @@ void* GetRandomAddrHint() { &lt;newline&gt; <text:s text:c="2"/>} &lt;newline&gt; <text:s text:c="2"/>uint64_t random_address = (static_cast&lt;uint64_t&gt;(ranval(&amp;ctx)) &lt;&lt; 32) | &lt;newline&gt; <text:s text:c="28"/>ranval(&amp;ctx); &lt;newline&gt;- <text:s/>// If the kernel cannot honor the hint in arch_get_unmapped_area_topdown, it &lt;newline&gt;- <text:s/>// will simply ignore it. So we give a hint that has a good chance of &lt;newline&gt;- <text:s/>// working. &lt;newline&gt;- <text:s/>// The mmap top-down allocator will normally allocate below TASK_SIZE - gap, &lt;newline&gt;- <text:s/>// with a gap that depends on the max stack size. See x86/mm/mmap.c. We &lt;newline&gt;- <text:s/>// should make allocations that are below this area, which would be &lt;newline&gt;- <text:s/>// 0x7ffbf8000000. &lt;newline&gt;- <text:s/>// We use 0x3ffffffff000 as the mask so that we only "pollute" half of the &lt;newline&gt;- <text:s/>// address space. In the unlikely case where fragmentation would become an &lt;newline&gt;- <text:s/>// issue, the kernel will still have another half to use. &lt;newline&gt; <text:s text:c="2"/>// A a bit-wise "and" won't bias our random distribution. &lt;newline&gt;- <text:s/>random_address &amp;= 0x3ffffffff000ULL; &lt;newline&gt;+ <text:s/>random_address &amp;= kRandomAddressMask; &lt;newline&gt; <text:s text:c="2"/>return reinterpret_cast&lt;void*&gt;(random_address); &lt;newline&gt; #endif <text:s/>// ASLR_IS_SUPPORTED &lt;newline&gt; } &lt;newline&gt;+// Allocate |length| bytes of memory using mmap(). The memory will be &lt;newline&gt;+// readable and writeable, but not executable. &lt;newline&gt;+// Like mmap(), we will return MAP_FAILED on failure. &lt;newline&gt;+// |is_aslr_enabled| controls address space layout randomization. When true, we &lt;newline&gt;+// will put the first mapping at a random address and will then try to grow it. &lt;newline&gt;+// If it's not possible to grow an existing mapping, a new one will be created. &lt;newline&gt;+void* AllocWithMmap(size_t length, bool is_aslr_enabled) { &lt;newline&gt;+ <text:s/>// Note: we are protected by the general TCMalloc_SystemAlloc spinlock. &lt;newline&gt;+ <text:s/>static void* address_hint = NULL; &lt;newline&gt;+#if defined(ASLR_IS_SUPPORTED) &lt;newline&gt;+ <text:s/>if (is_aslr_enabled &amp;&amp; &lt;newline&gt;+ <text:s text:c="5"/>(!address_hint || &lt;newline&gt;+ <text:s text:c="6"/>reinterpret_cast&lt;uint64_t&gt;(address_hint) &amp; ~kRandomAddressMask)) { &lt;newline&gt;+ <text:s text:c="3"/>address_hint = GetRandomAddrHint(); &lt;newline&gt;+ <text:s/>} &lt;newline&gt;+#endif <text:s/>// ASLR_IS_SUPPORTED &lt;newline&gt;+ &lt;newline&gt;+ <text:s/>// address_hint is likely to make us grow an existing mapping. &lt;newline&gt;+ <text:s/>void* result = mmap(address_hint, length, PROT_READ|PROT_WRITE, &lt;newline&gt;+ <text:s text:c="21"/>MAP_PRIVATE|MAP_ANONYMOUS, -1, 0); &lt;newline&gt;+#if defined(ASLR_IS_SUPPORTED) &lt;newline&gt;+ <text:s/>if (result == address_hint) { &lt;newline&gt;+ <text:s text:c="3"/>// If mmap() succeeded at a address_hint, our next mmap() will try to grow &lt;newline&gt;+ <text:s text:c="3"/>// the current mapping as long as it's compatible with our ASLR mask. &lt;newline&gt;+ <text:s text:c="3"/>// This has been done for performance reasons, see crbug.com/173371. &lt;newline&gt;+ <text:s text:c="3"/>// It should be possible to strike a better balance between performance &lt;newline&gt;+ <text:s text:c="3"/>// and security but will be done at a later date. &lt;newline&gt;+ <text:s text:c="3"/>// If this overflows, it could only set address_hint to NULL, which is &lt;newline&gt;+ <text:s text:c="3"/>// what we want (and can't happen on the currently supported architecture). &lt;newline&gt;+ <text:s text:c="3"/>address_hint = static_cast&lt;char*&gt;(result) + length; &lt;newline&gt;+ <text:s/>} else { &lt;newline&gt;+ <text:s text:c="3"/>// mmap failed or a collision prevented the kernel from honoring the hint, &lt;newline&gt;+ <text:s text:c="3"/>// reset the hint. &lt;newline&gt;+ <text:s text:c="3"/>address_hint = NULL; &lt;newline&gt;+ <text:s/>} &lt;newline&gt;+#endif <text:s/>// ASLR_IS_SUPPORTED &lt;newline&gt;+ <text:s/>return result; &lt;newline&gt;+} &lt;newline&gt;+ &lt;newline&gt; } <text:s/>// Anonymous namespace to avoid name conflicts on "CheckAddressBits". &lt;newline&gt; COMPILE_ASSERT(kAddressBits &lt;= 8 * sizeof(void*), &lt;newline&gt;@@ -405,14 +446,7 @@ void* MmapSysAllocator::Alloc(size_t size, size_t *actual_size, &lt;newline&gt; <text:s text:c="2"/>// <text:s text:c="11"/>size + alignment &lt; (1&lt;&lt;NBITS). &lt;newline&gt; <text:s text:c="2"/>// and <text:s text:c="7"/>extra &lt;= alignment &lt;newline&gt; <text:s text:c="2"/>// therefore <text:s/>size + extra &lt; (1&lt;&lt;NBITS) &lt;newline&gt;- <text:s/>void* address_hint = NULL; &lt;newline&gt;- <text:s/>if (FLAGS_malloc_random_allocator) { &lt;newline&gt;- <text:s text:c="3"/>address_hint = GetRandomAddrHint(); &lt;newline&gt;- <text:s/>} &lt;newline&gt;- <text:s/>void* result = mmap(address_hint, size + extra, &lt;newline&gt;- <text:s text:c="21"/>PROT_READ|PROT_WRITE, &lt;newline&gt;- <text:s text:c="21"/>MAP_PRIVATE|MAP_ANONYMOUS, &lt;newline&gt;- <text:s text:c="21"/>-1, 0); &lt;newline&gt;+ <text:s/>void* result = AllocWithMmap(size + extra, FLAGS_malloc_random_allocator); &lt;newline&gt; <text:s text:c="2"/>if (result == reinterpret_cast&lt;void*&gt;(MAP_FAILED)) { &lt;newline&gt; <text:s text:c="4"/>return NULL; &lt;newline&gt; <text:s text:c="2"/>}</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Revert 180514: It breaks the windows compile. &gt; Linux: grow a unique random mapping in ASLR &gt; &gt; We loosen ASLR by only growing one random mapping. The previous version &gt; had security benefits but had a negative performance impact. &gt; This change aims to be performance neutral in respect to the pre-ASLR era. &gt; At a later date, we may try to strike a good balance between performance and &gt; security. &gt; &gt; This is a re-land of https://chromiumcodereview.appspot.com/12090112/ &gt; &gt; BUG=170133, 173371 &gt; NOTRY=true &gt; TBR=jar &gt; &gt; &gt; Review URL: https://chromiumcodereview.appspot.com/12185028 TBR=jln@chromium.org</text:p>
          </table:table-cell>
          <table:table-cell table:style-name="ce5"/>
          <table:table-cell table:style-name="ce2" table:number-columns-repeated="2"/>
          <table:table-cell table:style-name="ce2" office:value-type="string" calcext:value-type="string">
            <text:p>https://codereview.chromium.org/12192022</text:p>
          </table:table-cell>
          <table:table-cell table:style-name="ce2" office:value-type="string" calcext:value-type="string">
            <text:p>svn://svn.chromium.org/chrome/trunk/src@180522 0039d316-1c4b-4281-b951-d872f2087c98</text:p>
          </table:table-cell>
          <table:table-cell table:style-name="ce2" office:value-type="string" calcext:value-type="string">
            <text:p>diff --git a/third_party/tcmalloc/chromium/src/system-alloc.cc b/third_party/tcmalloc/chromium/src/system-alloc.cc &lt;newline&gt;index 2141d41..05338963 100644 &lt;newline&gt;--- a/third_party/tcmalloc/chromium/src/system-alloc.cc &lt;newline&gt;+++ b/third_party/tcmalloc/chromium/src/system-alloc.cc &lt;newline&gt;@@ -137,18 +137,6 @@ void raninit(ranctx* x, u4 seed) { &lt;newline&gt; <text:s text:c="2"/>} &lt;newline&gt; } &lt;newline&gt;-// If the kernel cannot honor the hint in arch_get_unmapped_area_topdown, it &lt;newline&gt;-// will simply ignore it. So we give a hint that has a good chance of &lt;newline&gt;-// working. &lt;newline&gt;-// The mmap top-down allocator will normally allocate below TASK_SIZE - gap, &lt;newline&gt;-// with a gap that depends on the max stack size. See x86/mm/mmap.c. We &lt;newline&gt;-// should make allocations that are below this area, which would be &lt;newline&gt;-// 0x7ffbf8000000. &lt;newline&gt;-// We use 0x3ffffffff000 as the mask so that we only "pollute" half of the &lt;newline&gt;-// address space. In the unlikely case where fragmentation would become an &lt;newline&gt;-// issue, the kernel will still have another half to use. &lt;newline&gt;-const uint64_t kRandomAddressMask = 0x3ffffffff000ULL; &lt;newline&gt;- &lt;newline&gt; #endif <text:s/>// defined(ASLR_IS_SUPPORTED) &lt;newline&gt; // Give a random "hint" that is suitable for use with mmap(). This cannot make &lt;newline&gt;@@ -189,51 +177,22 @@ void* GetRandomAddrHint() { &lt;newline&gt; <text:s text:c="2"/>} &lt;newline&gt; <text:s text:c="2"/>uint64_t random_address = (static_cast&lt;uint64_t&gt;(ranval(&amp;ctx)) &lt;&lt; 32) | &lt;newline&gt; <text:s text:c="28"/>ranval(&amp;ctx); &lt;newline&gt;+ <text:s/>// If the kernel cannot honor the hint in arch_get_unmapped_area_topdown, it &lt;newline&gt;+ <text:s/>// will simply ignore it. So we give a hint that has a good chance of &lt;newline&gt;+ <text:s/>// working. &lt;newline&gt;+ <text:s/>// The mmap top-down allocator will normally allocate below TASK_SIZE - gap, &lt;newline&gt;+ <text:s/>// with a gap that depends on the max stack size. See x86/mm/mmap.c. We &lt;newline&gt;+ <text:s/>// should make allocations that are below this area, which would be &lt;newline&gt;+ <text:s/>// 0x7ffbf8000000. &lt;newline&gt;+ <text:s/>// We use 0x3ffffffff000 as the mask so that we only "pollute" half of the &lt;newline&gt;+ <text:s/>// address space. In the unlikely case where fragmentation would become an &lt;newline&gt;+ <text:s/>// issue, the kernel will still have another half to use. &lt;newline&gt; <text:s text:c="2"/>// A a bit-wise "and" won't bias our random distribution. &lt;newline&gt;- <text:s/>random_address &amp;= kRandomAddressMask; &lt;newline&gt;+ <text:s/>random_address &amp;= 0x3ffffffff000ULL; &lt;newline&gt; <text:s text:c="2"/>return reinterpret_cast&lt;void*&gt;(random_address); &lt;newline&gt; #endif <text:s/>// ASLR_IS_SUPPORTED &lt;newline&gt; } &lt;newline&gt;-// Allocate |length| bytes of memory using mmap(). The memory will be &lt;newline&gt;-// readable and writeable, but not executable. &lt;newline&gt;-// Like mmap(), we will return MAP_FAILED on failure. &lt;newline&gt;-// |is_aslr_enabled| controls address space layout randomization. When true, we &lt;newline&gt;-// will put the first mapping at a random address and will then try to grow it. &lt;newline&gt;-// If it's not possible to grow an existing mapping, a new one will be created. &lt;newline&gt;-void* AllocWithMmap(size_t length, bool is_aslr_enabled) { &lt;newline&gt;- <text:s/>// Note: we are protected by the general TCMalloc_SystemAlloc spinlock. &lt;newline&gt;- <text:s/>static void* address_hint = NULL; &lt;newline&gt;-#if defined(ASLR_IS_SUPPORTED) &lt;newline&gt;- <text:s/>if (is_aslr_enabled &amp;&amp; &lt;newline&gt;- <text:s text:c="5"/>(!address_hint || &lt;newline&gt;- <text:s text:c="6"/>reinterpret_cast&lt;uint64_t&gt;(address_hint) &amp; ~kRandomAddressMask)) { &lt;newline&gt;- <text:s text:c="3"/>address_hint = GetRandomAddrHint(); &lt;newline&gt;- <text:s/>} &lt;newline&gt;-#endif <text:s/>// ASLR_IS_SUPPORTED &lt;newline&gt;- &lt;newline&gt;- <text:s/>// address_hint is likely to make us grow an existing mapping. &lt;newline&gt;- <text:s/>void* result = mmap(address_hint, length, PROT_READ|PROT_WRITE, &lt;newline&gt;- <text:s text:c="21"/>MAP_PRIVATE|MAP_ANONYMOUS, -1, 0); &lt;newline&gt;-#if defined(ASLR_IS_SUPPORTED) &lt;newline&gt;- <text:s/>if (result == address_hint) { &lt;newline&gt;- <text:s text:c="3"/>// If mmap() succeeded at a address_hint, our next mmap() will try to grow &lt;newline&gt;- <text:s text:c="3"/>// the current mapping as long as it's compatible with our ASLR mask. &lt;newline&gt;- <text:s text:c="3"/>// This has been done for performance reasons, see crbug.com/173371. &lt;newline&gt;- <text:s text:c="3"/>// It should be possible to strike a better balance between performance &lt;newline&gt;- <text:s text:c="3"/>// and security but will be done at a later date. &lt;newline&gt;- <text:s text:c="3"/>// If this overflows, it could only set address_hint to NULL, which is &lt;newline&gt;- <text:s text:c="3"/>// what we want (and can't happen on the currently supported architecture). &lt;newline&gt;- <text:s text:c="3"/>address_hint = static_cast&lt;char*&gt;(result) + length; &lt;newline&gt;- <text:s/>} else { &lt;newline&gt;- <text:s text:c="3"/>// mmap failed or a collision prevented the kernel from honoring the hint, &lt;newline&gt;- <text:s text:c="3"/>// reset the hint. &lt;newline&gt;- <text:s text:c="3"/>address_hint = NULL; &lt;newline&gt;- <text:s/>} &lt;newline&gt;-#endif <text:s/>// ASLR_IS_SUPPORTED &lt;newline&gt;- <text:s/>return result; &lt;newline&gt;-} &lt;newline&gt;- &lt;newline&gt; } <text:s/>// Anonymous namespace to avoid name conflicts on "CheckAddressBits". &lt;newline&gt; COMPILE_ASSERT(kAddressBits &lt;= 8 * sizeof(void*), &lt;newline&gt;@@ -446,7 +405,14 @@ void* MmapSysAllocator::Alloc(size_t size, size_t *actual_size, &lt;newline&gt; <text:s text:c="2"/>// <text:s text:c="11"/>size + alignment &lt; (1&lt;&lt;NBITS). &lt;newline&gt; <text:s text:c="2"/>// and <text:s text:c="7"/>extra &lt;= alignment &lt;newline&gt; <text:s text:c="2"/>// therefore <text:s/>size + extra &lt; (1&lt;&lt;NBITS) &lt;newline&gt;- <text:s/>void* result = AllocWithMmap(size + extra, FLAGS_malloc_random_allocator); &lt;newline&gt;+ <text:s/>void* address_hint = NULL; &lt;newline&gt;+ <text:s/>if (FLAGS_malloc_random_allocator) { &lt;newline&gt;+ <text:s text:c="3"/>address_hint = GetRandomAddrHint(); &lt;newline&gt;+ <text:s/>} &lt;newline&gt;+ <text:s/>void* result = mmap(address_hint, size + extra, &lt;newline&gt;+ <text:s text:c="21"/>PROT_READ|PROT_WRITE, &lt;newline&gt;+ <text:s text:c="21"/>MAP_PRIVATE|MAP_ANONYMOUS, &lt;newline&gt;+ <text:s text:c="21"/>-1, 0); &lt;newline&gt; <text:s text:c="2"/>if (result == reinterpret_cast&lt;void*&gt;(MAP_FAILED)) { &lt;newline&gt; <text:s text:c="4"/>return NULL; &lt;newline&gt; <text:s text:c="2"/>}</text:p>
          </table:table-cell>
          <table:table-cell table:style-name="ce2" table:number-columns-repeated="1016"/>
        </table:table-row>
        <table:table-row table:style-name="ro1">
          <table:table-cell table:style-name="ce2" office:value-type="float" office:value="1" calcext:value-type="float">
            <text:p>1</text:p>
          </table:table-cell>
          <table:table-cell table:style-name="ce5" office:value-type="string" calcext:value-type="string">
            <text:p>Fix many test case failures when run isolated on OSX. For an unknown reason, DIR_SOURCE_ROOT may return a path with '..' in it, which triggers the security check added in r175642. This only seems to happen when called inside isolate.py. Fix the issue whoesale by enforcing an absolute path. R=mark@chromium.org</text:p>
          </table:table-cell>
          <table:table-cell table:style-name="ce5"/>
          <table:table-cell table:style-name="ce2" office:value-type="float" office:value="168890" calcext:value-type="float">
            <text:p>168890</text:p>
          </table:table-cell>
          <table:table-cell table:style-name="ce2"/>
          <table:table-cell table:style-name="ce2" office:value-type="string" calcext:value-type="string">
            <text:p>https://chromiumcodereview.appspot.com/12038049</text:p>
          </table:table-cell>
          <table:table-cell table:style-name="ce2" office:value-type="string" calcext:value-type="string">
            <text:p>svn://svn.chromium.org/chrome/trunk/src@178448 0039d316-1c4b-4281-b951-d872f2087c98</text:p>
          </table:table-cell>
          <table:table-cell table:style-name="ce2" office:value-type="string" calcext:value-type="string">
            <text:p>diff --git a/base/base_paths_mac.mm b/base/base_paths_mac.mm &lt;newline&gt;index 630f742..d217d90 100644 &lt;newline&gt;--- a/base/base_paths_mac.mm &lt;newline&gt;+++ b/base/base_paths_mac.mm &lt;newline&gt;@@ -90,6 +90,9 @@ bool PathProviderMac(int key, FilePath* result) { &lt;newline&gt; <text:s text:c="8"/>*result = result-&gt;DirName().DirName(); &lt;newline&gt; <text:s text:c="6"/>} &lt;newline&gt; #endif &lt;newline&gt;+ <text:s text:c="5"/>if (result-&gt;ReferencesParent()) { &lt;newline&gt;+ <text:s text:c="7"/>return file_util::AbsolutePath(result); &lt;newline&gt;+ <text:s text:c="5"/>} &lt;newline&gt; <text:s text:c="6"/>return true; &lt;newline&gt; <text:s text:c="4"/>case base::DIR_USER_DESKTOP: &lt;newline&gt; #if defined(OS_IOS)</text:p>
          </table:table-cell>
          <table:table-cell table:style-name="ce2" table:number-columns-repeated="1016"/>
        </table:table-row>
        <table:table-row table:style-name="ro1">
          <table:table-cell table:style-name="ce3" office:value-type="float" office:value="2" calcext:value-type="float">
            <text:p>2</text:p>
          </table:table-cell>
          <table:table-cell table:style-name="ce6" office:value-type="string" calcext:value-type="string">
            <text:p>Add security team members as owners of IPC message files. <text:s/>This ownership was lost during a directory rename operation. TBR=jbauman@chromium.org</text:p>
          </table:table-cell>
          <table:table-cell table:style-name="ce6"/>
          <table:table-cell table:style-name="ce3" table:number-columns-repeated="2"/>
          <table:table-cell table:style-name="ce3" office:value-type="string" calcext:value-type="string">
            <text:p>https://chromiumcodereview.appspot.com/12335150</text:p>
          </table:table-cell>
          <table:table-cell table:style-name="ce3" office:value-type="string" calcext:value-type="string">
            <text:p>svn://svn.chromium.org/chrome/trunk/src@185122 0039d316-1c4b-4281-b951-d872f2087c98</text:p>
          </table:table-cell>
          <table:table-cell table:style-name="ce3" office:value-type="string" calcext:value-type="string">
            <text:p>diff --git a/components/tracing/OWNERS b/components/tracing/OWNERS &lt;newline&gt;index ba7dc1b..a73665a 100644 &lt;newline&gt;--- a/components/tracing/OWNERS &lt;newline&gt;+++ b/components/tracing/OWNERS &lt;newline&gt;@@ -1,2 +1,11 @@ &lt;newline&gt; jbauman@chromium.org &lt;newline&gt; nduca@chromium.org &lt;newline&gt;+ &lt;newline&gt;+# Changes to IPC messages require a security review to avoid introducing &lt;newline&gt;+# new sandbox escapes. &lt;newline&gt;+per-file *_messages.h=set noparent &lt;newline&gt;+per-file *_messages.h=cdn@chromium.org &lt;newline&gt;+per-file *_messages.h=jln@chromium.org &lt;newline&gt;+per-file *_messages.h=jschuh@chromium.org &lt;newline&gt;+per-file *_messages.h=palmer@chromium.org &lt;newline&gt;+per-file *_messages.h=tsepez@chromium.org</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Do not set the main frame's name to the frame name parameter of createView If e.g. a link has target=_blank, createView is invoked with a frame name parameter "_blank". However, WebCore assumes that no frame ever has the name _blank (see e.g. FrameTree::find). R=darin@chromium.org TEST=e.g. http/tests/security/mixedContent tests pass on content_shell</text:p>
          </table:table-cell>
          <table:table-cell table:style-name="ce6"/>
          <table:table-cell table:style-name="ce3" office:value-type="string" calcext:value-type="string">
            <text:p>177982,111316</text:p>
          </table:table-cell>
          <table:table-cell table:style-name="ce3"/>
          <table:table-cell table:style-name="ce3" office:value-type="string" calcext:value-type="string">
            <text:p>https://chromiumcodereview.appspot.com/12313090</text:p>
          </table:table-cell>
          <table:table-cell table:style-name="ce3" office:value-type="string" calcext:value-type="string">
            <text:p>svn://svn.chromium.org/chrome/trunk/src@184941 0039d316-1c4b-4281-b951-d872f2087c98</text:p>
          </table:table-cell>
          <table:table-cell table:style-name="ce3" office:value-type="string" calcext:value-type="string">
            <text:p>diff --git a/content/renderer/render_view_impl.cc b/content/renderer/render_view_impl.cc &lt;newline&gt;index 8b3f021..7983f7a 100644 &lt;newline&gt;--- a/content/renderer/render_view_impl.cc &lt;newline&gt;+++ b/content/renderer/render_view_impl.cc &lt;newline&gt;@@ -1917,7 +1917,8 @@ WebView* RenderViewImpl::createView( &lt;newline&gt; <text:s text:c="2"/>params.user_gesture = creator-&gt;isProcessingUserGesture(); &lt;newline&gt; <text:s text:c="2"/>params.window_container_type = WindowFeaturesToContainerType(features); &lt;newline&gt; <text:s text:c="2"/>params.session_storage_namespace_id = session_storage_namespace_id_; &lt;newline&gt;- <text:s/>params.frame_name = frame_name; &lt;newline&gt;+ <text:s/>if (frame_name != "_blank") &lt;newline&gt;+ <text:s text:c="3"/>params.frame_name = frame_name; &lt;newline&gt; <text:s text:c="2"/>params.opener_frame_id = creator-&gt;identifier(); &lt;newline&gt; <text:s text:c="2"/>params.opener_url = creator-&gt;document().url(); &lt;newline&gt; <text:s text:c="2"/>GURL security_url(creator-&gt;document().securityOrigin().toString().utf8()); &lt;newline&gt;@@ -1951,7 +1952,7 @@ WebView* RenderViewImpl::createView( &lt;newline&gt; <text:s text:c="6"/>routing_id, &lt;newline&gt; <text:s text:c="6"/>surface_id, &lt;newline&gt; <text:s text:c="6"/>cloned_session_storage_namespace_id, &lt;newline&gt;- <text:s text:c="5"/>frame_name, &lt;newline&gt;+ <text:s text:c="5"/>string16(), <text:s/>// WebCore will take care of setting the correct name. &lt;newline&gt; <text:s text:c="6"/>true, &lt;newline&gt; <text:s text:c="6"/>false, &lt;newline&gt; <text:s text:c="6"/>1,</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Fix Views Omnibox diagonal strike styling. Clear the diagonal strike style (before potentially applying URL security styling). This was a simple regression from my http://crrev.com/180067 OmniboxViewViews previously cleared the diagonal strike style in line 919 of: https://chromiumcodereview.appspot.com/11535014/diff/57050/chrome/browser/ui/views/omnibox/omnibox_view_views.cc ApplyURLStyle(textfield_, 0, text.length(), base_color, false); My change still reset the overall textfield color, but not the diagonal strike style. TEST=Get SSL error (https://cacert.org), new tab, switch back to SSL error tab; only scheme has a strike. R=pkasting@chromium.org</text:p>
          </table:table-cell>
          <table:table-cell table:style-name="ce6"/>
          <table:table-cell table:style-name="ce3" office:value-type="float" office:value="177082" calcext:value-type="float">
            <text:p>177082</text:p>
          </table:table-cell>
          <table:table-cell table:style-name="ce3"/>
          <table:table-cell table:style-name="ce3" office:value-type="string" calcext:value-type="string">
            <text:p>https://chromiumcodereview.appspot.com/12315027</text:p>
          </table:table-cell>
          <table:table-cell table:style-name="ce3" office:value-type="string" calcext:value-type="string">
            <text:p>svn://svn.chromium.org/chrome/trunk/src@184322 0039d316-1c4b-4281-b951-d872f2087c98</text:p>
          </table:table-cell>
          <table:table-cell table:style-name="ce3" office:value-type="string" calcext:value-type="string">
            <text:p>diff --git a/chrome/browser/ui/views/omnibox/omnibox_view_views.cc b/chrome/browser/ui/views/omnibox/omnibox_view_views.cc &lt;newline&gt;index 785d0fd..0edcdad 100644 &lt;newline&gt;--- a/chrome/browser/ui/views/omnibox/omnibox_view_views.cc &lt;newline&gt;+++ b/chrome/browser/ui/views/omnibox/omnibox_view_views.cc &lt;newline&gt;@@ -796,6 +796,7 @@ void OmniboxViewViews::EmphasizeURLComponents() { &lt;newline&gt; <text:s text:c="2"/>// URLs with search terms, we may have a non-URL even when the user is not &lt;newline&gt; <text:s text:c="2"/>// editing; and in some cases, e.g. for "site:foo.com" searches, the parser &lt;newline&gt; <text:s text:c="2"/>// may have incorrectly identified a qualifier as a scheme. &lt;newline&gt;+ <text:s/>SetStyle(gfx::DIAGONAL_STRIKE, false); &lt;newline&gt; <text:s text:c="2"/>if (!model()-&gt;user_input_in_progress() &amp;&amp; model()-&gt;CurrentTextIsURL() &amp;&amp; &lt;newline&gt; <text:s text:c="6"/>scheme.is_nonempty() &amp;&amp; (security_level_ != ToolbarModel::NONE)) { &lt;newline&gt; <text:s text:c="4"/>SkColor security_color = location_bar_view_-&gt;GetColor(</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Fix a pair of bugs that broke exporting from about:profiler. 1) <text:s/>Fix use of undefined variable. 2) <text:s/>The content security policy doesn't allow changing the src of an iframe, so switch to using an anchor to start the download. R=eroman@chromium.org</text:p>
          </table:table-cell>
          <table:table-cell table:style-name="ce6"/>
          <table:table-cell table:style-name="ce3" office:value-type="float" office:value="177778" calcext:value-type="float">
            <text:p>177778</text:p>
          </table:table-cell>
          <table:table-cell table:style-name="ce3"/>
          <table:table-cell table:style-name="ce3" office:value-type="string" calcext:value-type="string">
            <text:p>https://chromiumcodereview.appspot.com/12340034</text:p>
          </table:table-cell>
          <table:table-cell table:style-name="ce3" office:value-type="string" calcext:value-type="string">
            <text:p>svn://svn.chromium.org/chrome/trunk/src@184244 0039d316-1c4b-4281-b951-d872f2087c98</text:p>
          </table:table-cell>
          <table:table-cell table:style-name="ce3" office:value-type="string" calcext:value-type="string">
            <text:p>diff --git a/chrome/browser/resources/profiler/profiler.js b/chrome/browser/resources/profiler/profiler.js &lt;newline&gt;index c82617c..baf6071 100644 &lt;newline&gt;--- a/chrome/browser/resources/profiler/profiler.js &lt;newline&gt;+++ b/chrome/browser/resources/profiler/profiler.js &lt;newline&gt;@@ -110,7 +110,7 @@ var MainView = (function() { &lt;newline&gt; <text:s text:c="2"/>var SNAPSHOT_FILE_LOADER_ID = 'snapshot-file-loader'; &lt;newline&gt; <text:s text:c="2"/>var LOAD_ERROR_ID = 'file-load-error'; &lt;newline&gt;- <text:s/>var DOWNLOAD_IFRAME_ID = 'download-iframe'; &lt;newline&gt;+ <text:s/>var DOWNLOAD_ANCHOR_ID = 'download-anchor'; &lt;newline&gt; <text:s text:c="2"/>// -------------------------------------------------------------------------- &lt;newline&gt; <text:s text:c="2"/>// Row keys &lt;newline&gt;@@ -1799,9 +1799,10 @@ var MainView = (function() { &lt;newline&gt; <text:s text:c="6"/>}; &lt;newline&gt; <text:s text:c="6"/>var dumpText = JSON.stringify(dump, null, ' '); &lt;newline&gt;- <text:s text:c="5"/>var blobBuilder = new Blob([dumpText, 'native'], {type: 'octet/stream'}); &lt;newline&gt;+ <text:s text:c="5"/>var textBlob = new Blob([dumpText, 'native'], { type: 'octet/stream' }); &lt;newline&gt; <text:s text:c="6"/>var blobUrl = window.webkitURL.createObjectURL(textBlob); &lt;newline&gt;- <text:s text:c="5"/>$(DOWNLOAD_IFRAME_ID).src = blobUrl; &lt;newline&gt;+ <text:s text:c="5"/>$(DOWNLOAD_ANCHOR_ID).href = blobUrl; &lt;newline&gt;+ <text:s text:c="5"/>$(DOWNLOAD_ANCHOR_ID).click(); &lt;newline&gt; <text:s text:c="4"/>}, &lt;newline&gt; <text:s text:c="4"/>loadFileChanged_: function() {</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Update Java version metadata for Feb 2013 CPU. http://www.oracle.com/technetwork/topics/security/javacpufeb2013update-1905892.html</text:p>
          </table:table-cell>
          <table:table-cell table:style-name="ce6"/>
          <table:table-cell table:style-name="ce3" office:value-type="float" office:value="177152" calcext:value-type="float">
            <text:p>177152</text:p>
          </table:table-cell>
          <table:table-cell table:style-name="ce3"/>
          <table:table-cell table:style-name="ce3" office:value-type="string" calcext:value-type="string">
            <text:p>https://codereview.chromium.org/12321004</text:p>
          </table:table-cell>
          <table:table-cell table:style-name="ce3" office:value-type="string" calcext:value-type="string">
            <text:p>svn://svn.chromium.org/chrome/trunk/src@183720 0039d316-1c4b-4281-b951-d872f2087c98</text:p>
          </table:table-cell>
          <table:table-cell table:style-name="ce3" office:value-type="string" calcext:value-type="string">
            <text:p>diff --git a/chrome/browser/resources/plugin_metadata/plugins_win.json b/chrome/browser/resources/plugin_metadata/plugins_win.json &lt;newline&gt;index 8066f41..52411f2 100644 &lt;newline&gt;--- a/chrome/browser/resources/plugin_metadata/plugins_win.json &lt;newline&gt;+++ b/chrome/browser/resources/plugin_metadata/plugins_win.json &lt;newline&gt;@@ -1,5 +1,5 @@ &lt;newline&gt; { &lt;newline&gt;- <text:s/>"x-version": 1, &lt;newline&gt;+ <text:s/>"x-version": 2, &lt;newline&gt; <text:s text:c="2"/>"google-talk": { &lt;newline&gt; <text:s text:c="4"/>"mime_types": [ &lt;newline&gt; <text:s text:c="4"/>], &lt;newline&gt;@@ -54,18 +54,18 @@ &lt;newline&gt; <text:s text:c="4"/>], &lt;newline&gt; <text:s text:c="4"/>"versions": [ &lt;newline&gt; <text:s text:c="6"/>{ &lt;newline&gt;- <text:s text:c="7"/>"version": "6.0.390", &lt;newline&gt;+ <text:s text:c="7"/>"version": "6.0.410", &lt;newline&gt; <text:s text:c="8"/>"status": "requires_authorization", &lt;newline&gt;- <text:s text:c="7"/>"comment": "Java SE 6 Update 39. '390' is not a typo." &lt;newline&gt;+ <text:s text:c="7"/>"comment": "Java SE 6 Update 41. '410' is not a typo." &lt;newline&gt; <text:s text:c="6"/>}, &lt;newline&gt; <text:s text:c="6"/>{ &lt;newline&gt; <text:s text:c="8"/>"version": "7", &lt;newline&gt; <text:s text:c="8"/>"status": "out_of_date" &lt;newline&gt; <text:s text:c="6"/>}, &lt;newline&gt; <text:s text:c="6"/>{ &lt;newline&gt;- <text:s text:c="7"/>"version": "10.13", &lt;newline&gt;+ <text:s text:c="7"/>"version": "10.15", &lt;newline&gt; <text:s text:c="8"/>"status": "requires_authorization", &lt;newline&gt;- <text:s text:c="7"/>"comment": "Java SE 7u13" &lt;newline&gt;+ <text:s text:c="7"/>"comment": "Java SE 7u15" &lt;newline&gt; <text:s text:c="6"/>} &lt;newline&gt; <text:s text:c="4"/>], &lt;newline&gt; <text:s text:c="4"/>"lang": "en-US",</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Packaged apps manifest requires 'fullscreen' permission for HTML5 api. For security precautions, packaged applications that use HTML5 fullscreen api must add 'fullscreen' to the permissions in the manifest. No user visible message is required. TEST=Manually load app chrome/test/data/extensions/api_test/fullscreen/has_permission, launch, click in window, verify it takes window fullscreen. alt-f4 to exit. Load adjacent no_permission test, launch, click, it won't go fullscreen, right click and inspect element, view developer console, verify the 'fullscreen' permission is suggested.</text:p>
          </table:table-cell>
          <table:table-cell table:style-name="ce6"/>
          <table:table-cell table:style-name="ce3" office:value-type="float" office:value="166279" calcext:value-type="float">
            <text:p>166279</text:p>
          </table:table-cell>
          <table:table-cell table:style-name="ce3"/>
          <table:table-cell table:style-name="ce3" office:value-type="string" calcext:value-type="string">
            <text:p>https://chromiumcodereview.appspot.com/12205002</text:p>
          </table:table-cell>
          <table:table-cell table:style-name="ce3" office:value-type="string" calcext:value-type="string">
            <text:p>svn://svn.chromium.org/chrome/trunk/src@180791 0039d316-1c4b-4281-b951-d872f2087c98</text:p>
          </table:table-cell>
          <table:table-cell table:style-name="ce3" office:value-type="string" calcext:value-type="string">
            <text:p>diff --git a/chrome/test/data/extensions/api_test/fullscreen/no_permission/window.js b/chrome/test/data/extensions/api_test/fullscreen/no_permission/window.js &lt;newline&gt;new file mode 100644 &lt;newline&gt;index 0000000..83fa86d &lt;newline&gt;--- /dev/null &lt;newline&gt;+++ b/chrome/test/data/extensions/api_test/fullscreen/no_permission/window.js &lt;newline&gt;@@ -0,0 +1,13 @@ &lt;newline&gt;+// Copyright (c) 2013 The Chromium Authors. All rights reserved. &lt;newline&gt;+// Use of this source code is governed by a BSD-style license that can be &lt;newline&gt;+// found in the LICENSE file. &lt;newline&gt;+ &lt;newline&gt;+window.onload = function () { &lt;newline&gt;+ <text:s/>function requestFullscreen() { &lt;newline&gt;+ <text:s text:c="3"/>document.onwebkitfullscreenchange = chrome.test.fail; &lt;newline&gt;+ <text:s text:c="3"/>document.onwebkitfullscreenerror = chrome.test.succeed; &lt;newline&gt;+ <text:s text:c="3"/>document.body.webkitRequestFullscreen(); &lt;newline&gt;+ <text:s/>}; &lt;newline&gt;+ <text:s/>document.body.onclick = requestFullscreen; <text:s/>// enables manual testing. &lt;newline&gt;+ <text:s/>chrome.test.runTests([requestFullscreen]); &lt;newline&gt;+}</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Linux: grow a unique random mapping in ASLR We loosen ASLR by only growing one random mapping. The previous version had security benefits but had a negative performance impact. This change aims to be performance neutral in respect to the pre-ASLR era. At a later date, we may try to strike a good balance between performance and security. This is a re-land of https://chromiumcodereview.appspot.com/12090112/ NOTRY=true TBR=jar</text:p>
          </table:table-cell>
          <table:table-cell table:style-name="ce6"/>
          <table:table-cell table:style-name="ce3" office:value-type="string" calcext:value-type="string">
            <text:p>170133, 173371</text:p>
          </table:table-cell>
          <table:table-cell table:style-name="ce3"/>
          <table:table-cell table:style-name="ce3" office:value-type="string" calcext:value-type="string">
            <text:p>https://chromiumcodereview.appspot.com/12185028</text:p>
          </table:table-cell>
          <table:table-cell table:style-name="ce3" office:value-type="string" calcext:value-type="string">
            <text:p>svn://svn.chromium.org/chrome/trunk/src@180514 0039d316-1c4b-4281-b951-d872f2087c98</text:p>
          </table:table-cell>
          <table:table-cell table:style-name="ce3" office:value-type="string" calcext:value-type="string">
            <text:p>diff --git a/third_party/tcmalloc/chromium/src/system-alloc.cc b/third_party/tcmalloc/chromium/src/system-alloc.cc &lt;newline&gt;index 05338963..2141d41 100644 &lt;newline&gt;--- a/third_party/tcmalloc/chromium/src/system-alloc.cc &lt;newline&gt;+++ b/third_party/tcmalloc/chromium/src/system-alloc.cc &lt;newline&gt;@@ -137,6 +137,18 @@ void raninit(ranctx* x, u4 seed) { &lt;newline&gt; <text:s text:c="2"/>} &lt;newline&gt; } &lt;newline&gt;+// If the kernel cannot honor the hint in arch_get_unmapped_area_topdown, it &lt;newline&gt;+// will simply ignore it. So we give a hint that has a good chance of &lt;newline&gt;+// working. &lt;newline&gt;+// The mmap top-down allocator will normally allocate below TASK_SIZE - gap, &lt;newline&gt;+// with a gap that depends on the max stack size. See x86/mm/mmap.c. We &lt;newline&gt;+// should make allocations that are below this area, which would be &lt;newline&gt;+// 0x7ffbf8000000. &lt;newline&gt;+// We use 0x3ffffffff000 as the mask so that we only "pollute" half of the &lt;newline&gt;+// address space. In the unlikely case where fragmentation would become an &lt;newline&gt;+// issue, the kernel will still have another half to use. &lt;newline&gt;+const uint64_t kRandomAddressMask = 0x3ffffffff000ULL; &lt;newline&gt;+ &lt;newline&gt; #endif <text:s/>// defined(ASLR_IS_SUPPORTED) &lt;newline&gt; // Give a random "hint" that is suitable for use with mmap(). This cannot make &lt;newline&gt;@@ -177,22 +189,51 @@ void* GetRandomAddrHint() { &lt;newline&gt; <text:s text:c="2"/>} &lt;newline&gt; <text:s text:c="2"/>uint64_t random_address = (static_cast&lt;uint64_t&gt;(ranval(&amp;ctx)) &lt;&lt; 32) | &lt;newline&gt; <text:s text:c="28"/>ranval(&amp;ctx); &lt;newline&gt;- <text:s/>// If the kernel cannot honor the hint in arch_get_unmapped_area_topdown, it &lt;newline&gt;- <text:s/>// will simply ignore it. So we give a hint that has a good chance of &lt;newline&gt;- <text:s/>// working. &lt;newline&gt;- <text:s/>// The mmap top-down allocator will normally allocate below TASK_SIZE - gap, &lt;newline&gt;- <text:s/>// with a gap that depends on the max stack size. See x86/mm/mmap.c. We &lt;newline&gt;- <text:s/>// should make allocations that are below this area, which would be &lt;newline&gt;- <text:s/>// 0x7ffbf8000000. &lt;newline&gt;- <text:s/>// We use 0x3ffffffff000 as the mask so that we only "pollute" half of the &lt;newline&gt;- <text:s/>// address space. In the unlikely case where fragmentation would become an &lt;newline&gt;- <text:s/>// issue, the kernel will still have another half to use. &lt;newline&gt; <text:s text:c="2"/>// A a bit-wise "and" won't bias our random distribution. &lt;newline&gt;- <text:s/>random_address &amp;= 0x3ffffffff000ULL; &lt;newline&gt;+ <text:s/>random_address &amp;= kRandomAddressMask; &lt;newline&gt; <text:s text:c="2"/>return reinterpret_cast&lt;void*&gt;(random_address); &lt;newline&gt; #endif <text:s/>// ASLR_IS_SUPPORTED &lt;newline&gt; } &lt;newline&gt;+// Allocate |length| bytes of memory using mmap(). The memory will be &lt;newline&gt;+// readable and writeable, but not executable. &lt;newline&gt;+// Like mmap(), we will return MAP_FAILED on failure. &lt;newline&gt;+// |is_aslr_enabled| controls address space layout randomization. When true, we &lt;newline&gt;+// will put the first mapping at a random address and will then try to grow it. &lt;newline&gt;+// If it's not possible to grow an existing mapping, a new one will be created. &lt;newline&gt;+void* AllocWithMmap(size_t length, bool is_aslr_enabled) { &lt;newline&gt;+ <text:s/>// Note: we are protected by the general TCMalloc_SystemAlloc spinlock. &lt;newline&gt;+ <text:s/>static void* address_hint = NULL; &lt;newline&gt;+#if defined(ASLR_IS_SUPPORTED) &lt;newline&gt;+ <text:s/>if (is_aslr_enabled &amp;&amp; &lt;newline&gt;+ <text:s text:c="5"/>(!address_hint || &lt;newline&gt;+ <text:s text:c="6"/>reinterpret_cast&lt;uint64_t&gt;(address_hint) &amp; ~kRandomAddressMask)) { &lt;newline&gt;+ <text:s text:c="3"/>address_hint = GetRandomAddrHint(); &lt;newline&gt;+ <text:s/>} &lt;newline&gt;+#endif <text:s/>// ASLR_IS_SUPPORTED &lt;newline&gt;+ &lt;newline&gt;+ <text:s/>// address_hint is likely to make us grow an existing mapping. &lt;newline&gt;+ <text:s/>void* result = mmap(address_hint, length, PROT_READ|PROT_WRITE, &lt;newline&gt;+ <text:s text:c="21"/>MAP_PRIVATE|MAP_ANONYMOUS, -1, 0); &lt;newline&gt;+#if defined(ASLR_IS_SUPPORTED) &lt;newline&gt;+ <text:s/>if (result == address_hint) { &lt;newline&gt;+ <text:s text:c="3"/>// If mmap() succeeded at a address_hint, our next mmap() will try to grow &lt;newline&gt;+ <text:s text:c="3"/>// the current mapping as long as it's compatible with our ASLR mask. &lt;newline&gt;+ <text:s text:c="3"/>// This has been done for performance reasons, see crbug.com/173371. &lt;newline&gt;+ <text:s text:c="3"/>// It should be possible to strike a better balance between performance &lt;newline&gt;+ <text:s text:c="3"/>// and security but will be done at a later date. &lt;newline&gt;+ <text:s text:c="3"/>// If this overflows, it could only set address_hint to NULL, which is &lt;newline&gt;+ <text:s text:c="3"/>// what we want (and can't happen on the currently supported architecture). &lt;newline&gt;+ <text:s text:c="3"/>address_hint = static_cast&lt;char*&gt;(result) + length; &lt;newline&gt;+ <text:s/>} else { &lt;newline&gt;+ <text:s text:c="3"/>// mmap failed or a collision prevented the kernel from honoring the hint, &lt;newline&gt;+ <text:s text:c="3"/>// reset the hint. &lt;newline&gt;+ <text:s text:c="3"/>address_hint = NULL; &lt;newline&gt;+ <text:s/>} &lt;newline&gt;+#endif <text:s/>// ASLR_IS_SUPPORTED &lt;newline&gt;+ <text:s/>return result; &lt;newline&gt;+} &lt;newline&gt;+ &lt;newline&gt; } <text:s/>// Anonymous namespace to avoid name conflicts on "CheckAddressBits". &lt;newline&gt; COMPILE_ASSERT(kAddressBits &lt;= 8 * sizeof(void*), &lt;newline&gt;@@ -405,14 +446,7 @@ void* MmapSysAllocator::Alloc(size_t size, size_t *actual_size, &lt;newline&gt; <text:s text:c="2"/>// <text:s text:c="11"/>size + alignment &lt; (1&lt;&lt;NBITS). &lt;newline&gt; <text:s text:c="2"/>// and <text:s text:c="7"/>extra &lt;= alignment &lt;newline&gt; <text:s text:c="2"/>// therefore <text:s/>size + extra &lt; (1&lt;&lt;NBITS) &lt;newline&gt;- <text:s/>void* address_hint = NULL; &lt;newline&gt;- <text:s/>if (FLAGS_malloc_random_allocator) { &lt;newline&gt;- <text:s text:c="3"/>address_hint = GetRandomAddrHint(); &lt;newline&gt;- <text:s/>} &lt;newline&gt;- <text:s/>void* result = mmap(address_hint, size + extra, &lt;newline&gt;- <text:s text:c="21"/>PROT_READ|PROT_WRITE, &lt;newline&gt;- <text:s text:c="21"/>MAP_PRIVATE|MAP_ANONYMOUS, &lt;newline&gt;- <text:s text:c="21"/>-1, 0); &lt;newline&gt;+ <text:s/>void* result = AllocWithMmap(size + extra, FLAGS_malloc_random_allocator); &lt;newline&gt; <text:s text:c="2"/>if (result == reinterpret_cast&lt;void*&gt;(MAP_FAILED)) { &lt;newline&gt; <text:s text:c="4"/>return NULL; &lt;newline&gt; <text:s text:c="2"/>}</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Revert 180486 &gt; Linux: grow a unique random mapping in ASLR &gt; &gt; We loosen ASLR by only growing one random mapping. The previous version &gt; had security benefits but had a negative performance impact. &gt; This change aims to be performance neutral in respect to the pre-ASLR era. &gt; At a later date, we may try to strike a good balance between performance and &gt; security. &gt; &gt; BUG=170133,173371 &gt; NOTRY=true &gt; &gt; Review URL: https://chromiumcodereview.appspot.com/12090112 TBR=jln@chromium.org</text:p>
          </table:table-cell>
          <table:table-cell table:style-name="ce6"/>
          <table:table-cell table:style-name="ce3" table:number-columns-repeated="2"/>
          <table:table-cell table:style-name="ce3" office:value-type="string" calcext:value-type="string">
            <text:p>https://codereview.chromium.org/12186021</text:p>
          </table:table-cell>
          <table:table-cell table:style-name="ce3" office:value-type="string" calcext:value-type="string">
            <text:p>svn://svn.chromium.org/chrome/trunk/src@180491 0039d316-1c4b-4281-b951-d872f2087c98</text:p>
          </table:table-cell>
          <table:table-cell table:style-name="ce3" office:value-type="string" calcext:value-type="string">
            <text:p>diff --git a/third_party/tcmalloc/chromium/src/system-alloc.cc b/third_party/tcmalloc/chromium/src/system-alloc.cc &lt;newline&gt;index 6438d12..05338963 100644 &lt;newline&gt;--- a/third_party/tcmalloc/chromium/src/system-alloc.cc &lt;newline&gt;+++ b/third_party/tcmalloc/chromium/src/system-alloc.cc &lt;newline&gt;@@ -137,18 +137,6 @@ void raninit(ranctx* x, u4 seed) { &lt;newline&gt; <text:s text:c="2"/>} &lt;newline&gt; } &lt;newline&gt;-// If the kernel cannot honor the hint in arch_get_unmapped_area_topdown, it &lt;newline&gt;-// will simply ignore it. So we give a hint that has a good chance of &lt;newline&gt;-// working. &lt;newline&gt;-// The mmap top-down allocator will normally allocate below TASK_SIZE - gap, &lt;newline&gt;-// with a gap that depends on the max stack size. See x86/mm/mmap.c. We &lt;newline&gt;-// should make allocations that are below this area, which would be &lt;newline&gt;-// 0x7ffbf8000000. &lt;newline&gt;-// We use 0x3ffffffff000 as the mask so that we only "pollute" half of the &lt;newline&gt;-// address space. In the unlikely case where fragmentation would become an &lt;newline&gt;-// issue, the kernel will still have another half to use. &lt;newline&gt;-const uint64_t kRandomAddressMask = 0x3ffffffff000ULL; &lt;newline&gt;- &lt;newline&gt; #endif <text:s/>// defined(ASLR_IS_SUPPORTED) &lt;newline&gt; // Give a random "hint" that is suitable for use with mmap(). This cannot make &lt;newline&gt;@@ -189,47 +177,22 @@ void* GetRandomAddrHint() { &lt;newline&gt; <text:s text:c="2"/>} &lt;newline&gt; <text:s text:c="2"/>uint64_t random_address = (static_cast&lt;uint64_t&gt;(ranval(&amp;ctx)) &lt;&lt; 32) | &lt;newline&gt; <text:s text:c="28"/>ranval(&amp;ctx); &lt;newline&gt;+ <text:s/>// If the kernel cannot honor the hint in arch_get_unmapped_area_topdown, it &lt;newline&gt;+ <text:s/>// will simply ignore it. So we give a hint that has a good chance of &lt;newline&gt;+ <text:s/>// working. &lt;newline&gt;+ <text:s/>// The mmap top-down allocator will normally allocate below TASK_SIZE - gap, &lt;newline&gt;+ <text:s/>// with a gap that depends on the max stack size. See x86/mm/mmap.c. We &lt;newline&gt;+ <text:s/>// should make allocations that are below this area, which would be &lt;newline&gt;+ <text:s/>// 0x7ffbf8000000. &lt;newline&gt;+ <text:s/>// We use 0x3ffffffff000 as the mask so that we only "pollute" half of the &lt;newline&gt;+ <text:s/>// address space. In the unlikely case where fragmentation would become an &lt;newline&gt;+ <text:s/>// issue, the kernel will still have another half to use. &lt;newline&gt; <text:s text:c="2"/>// A a bit-wise "and" won't bias our random distribution. &lt;newline&gt;- <text:s/>random_address &amp;= kRandomAddressMask; &lt;newline&gt;+ <text:s/>random_address &amp;= 0x3ffffffff000ULL; &lt;newline&gt; <text:s text:c="2"/>return reinterpret_cast&lt;void*&gt;(random_address); &lt;newline&gt; #endif <text:s/>// ASLR_IS_SUPPORTED &lt;newline&gt; } &lt;newline&gt;-// Allocate |length| bytes of memory using mmap(). The memory will be &lt;newline&gt;-// readable and writeable, but not executable. &lt;newline&gt;-// Like mmap(), we will return MAP_FAILED on failure. &lt;newline&gt;-// |is_aslr_enabled| controls address space layout randomization. When true, we &lt;newline&gt;-// will put the first mapping at a random address and will then try to grow it. &lt;newline&gt;-// If it's not possible to grow an existing mapping, a new one will be created. &lt;newline&gt;-void* AllocWithMmap(size_t length, bool is_aslr_enabled) { &lt;newline&gt;- <text:s/>// Note: we are protected by the general TCMalloc_SystemAlloc spinlock. &lt;newline&gt;- <text:s/>static void* address_hint = NULL; &lt;newline&gt;- <text:s/>if (is_aslr_enabled &amp;&amp; &lt;newline&gt;- <text:s text:c="5"/>(!address_hint || &lt;newline&gt;- <text:s text:c="6"/>reinterpret_cast&lt;uint64_t&gt;(address_hint) &amp; ~kRandomAddressMask)) { &lt;newline&gt;- <text:s text:c="3"/>address_hint = GetRandomAddrHint(); &lt;newline&gt;- <text:s/>} &lt;newline&gt;- &lt;newline&gt;- <text:s/>// address_hint is likely to make us grow an existing mapping. &lt;newline&gt;- <text:s/>void* result = mmap(address_hint, length, PROT_READ|PROT_WRITE, &lt;newline&gt;- <text:s text:c="21"/>MAP_PRIVATE|MAP_ANONYMOUS, -1, 0); &lt;newline&gt;- <text:s/>if (result == address_hint) { &lt;newline&gt;- <text:s text:c="3"/>// If mmap() succeeded at a address_hint, our next mmap() will try to grow &lt;newline&gt;- <text:s text:c="3"/>// the current mapping as long as it's compatible with our ASLR mask. &lt;newline&gt;- <text:s text:c="3"/>// This has been done for performance reasons, see crbug.com/173371. &lt;newline&gt;- <text:s text:c="3"/>// It should be possible to strike a better balance between performance &lt;newline&gt;- <text:s text:c="3"/>// and security but will be done at a later date. &lt;newline&gt;- <text:s text:c="3"/>// If this overflows, it could only set address_hint to NULL, which is &lt;newline&gt;- <text:s text:c="3"/>// what we want (and can't happen on the currently supported architecture). &lt;newline&gt;- <text:s text:c="3"/>address_hint = static_cast&lt;char*&gt;(result) + length; &lt;newline&gt;- <text:s/>} else { &lt;newline&gt;- <text:s text:c="3"/>// mmap failed or a collision prevented the kernel from honoring the hint, &lt;newline&gt;- <text:s text:c="3"/>// reset the hint. &lt;newline&gt;- <text:s text:c="3"/>address_hint = NULL; &lt;newline&gt;- <text:s/>} &lt;newline&gt;- <text:s/>return result; &lt;newline&gt;-} &lt;newline&gt;- &lt;newline&gt; } <text:s/>// Anonymous namespace to avoid name conflicts on "CheckAddressBits". &lt;newline&gt; COMPILE_ASSERT(kAddressBits &lt;= 8 * sizeof(void*), &lt;newline&gt;@@ -442,7 +405,14 @@ void* MmapSysAllocator::Alloc(size_t size, size_t *actual_size, &lt;newline&gt; <text:s text:c="2"/>// <text:s text:c="11"/>size + alignment &lt; (1&lt;&lt;NBITS). &lt;newline&gt; <text:s text:c="2"/>// and <text:s text:c="7"/>extra &lt;= alignment &lt;newline&gt; <text:s text:c="2"/>// therefore <text:s/>size + extra &lt; (1&lt;&lt;NBITS) &lt;newline&gt;- <text:s/>void* result = AllocWithMmap(size + extra, FLAGS_malloc_random_allocator); &lt;newline&gt;+ <text:s/>void* address_hint = NULL; &lt;newline&gt;+ <text:s/>if (FLAGS_malloc_random_allocator) { &lt;newline&gt;+ <text:s text:c="3"/>address_hint = GetRandomAddrHint(); &lt;newline&gt;+ <text:s/>} &lt;newline&gt;+ <text:s/>void* result = mmap(address_hint, size + extra, &lt;newline&gt;+ <text:s text:c="21"/>PROT_READ|PROT_WRITE, &lt;newline&gt;+ <text:s text:c="21"/>MAP_PRIVATE|MAP_ANONYMOUS, &lt;newline&gt;+ <text:s text:c="21"/>-1, 0); &lt;newline&gt; <text:s text:c="2"/>if (result == reinterpret_cast&lt;void*&gt;(MAP_FAILED)) { &lt;newline&gt; <text:s text:c="4"/>return NULL; &lt;newline&gt; <text:s text:c="2"/>}</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Linux: grow a unique random mapping in ASLR We loosen ASLR by only growing one random mapping. The previous version had security benefits but had a negative performance impact. This change aims to be performance neutral in respect to the pre-ASLR era. At a later date, we may try to strike a good balance between performance and security. NOTRY=true</text:p>
          </table:table-cell>
          <table:table-cell table:style-name="ce6"/>
          <table:table-cell table:style-name="ce3" office:value-type="string" calcext:value-type="string">
            <text:p>170133,173371</text:p>
          </table:table-cell>
          <table:table-cell table:style-name="ce3"/>
          <table:table-cell table:style-name="ce3" office:value-type="string" calcext:value-type="string">
            <text:p>https://chromiumcodereview.appspot.com/12090112</text:p>
          </table:table-cell>
          <table:table-cell table:style-name="ce3" office:value-type="string" calcext:value-type="string">
            <text:p>svn://svn.chromium.org/chrome/trunk/src@180486 0039d316-1c4b-4281-b951-d872f2087c98</text:p>
          </table:table-cell>
          <table:table-cell table:style-name="ce3" office:value-type="string" calcext:value-type="string">
            <text:p>diff --git a/third_party/tcmalloc/chromium/src/system-alloc.cc b/third_party/tcmalloc/chromium/src/system-alloc.cc &lt;newline&gt;index 05338963..6438d12 100644 &lt;newline&gt;--- a/third_party/tcmalloc/chromium/src/system-alloc.cc &lt;newline&gt;+++ b/third_party/tcmalloc/chromium/src/system-alloc.cc &lt;newline&gt;@@ -137,6 +137,18 @@ void raninit(ranctx* x, u4 seed) { &lt;newline&gt; <text:s text:c="2"/>} &lt;newline&gt; } &lt;newline&gt;+// If the kernel cannot honor the hint in arch_get_unmapped_area_topdown, it &lt;newline&gt;+// will simply ignore it. So we give a hint that has a good chance of &lt;newline&gt;+// working. &lt;newline&gt;+// The mmap top-down allocator will normally allocate below TASK_SIZE - gap, &lt;newline&gt;+// with a gap that depends on the max stack size. See x86/mm/mmap.c. We &lt;newline&gt;+// should make allocations that are below this area, which would be &lt;newline&gt;+// 0x7ffbf8000000. &lt;newline&gt;+// We use 0x3ffffffff000 as the mask so that we only "pollute" half of the &lt;newline&gt;+// address space. In the unlikely case where fragmentation would become an &lt;newline&gt;+// issue, the kernel will still have another half to use. &lt;newline&gt;+const uint64_t kRandomAddressMask = 0x3ffffffff000ULL; &lt;newline&gt;+ &lt;newline&gt; #endif <text:s/>// defined(ASLR_IS_SUPPORTED) &lt;newline&gt; // Give a random "hint" that is suitable for use with mmap(). This cannot make &lt;newline&gt;@@ -177,22 +189,47 @@ void* GetRandomAddrHint() { &lt;newline&gt; <text:s text:c="2"/>} &lt;newline&gt; <text:s text:c="2"/>uint64_t random_address = (static_cast&lt;uint64_t&gt;(ranval(&amp;ctx)) &lt;&lt; 32) | &lt;newline&gt; <text:s text:c="28"/>ranval(&amp;ctx); &lt;newline&gt;- <text:s/>// If the kernel cannot honor the hint in arch_get_unmapped_area_topdown, it &lt;newline&gt;- <text:s/>// will simply ignore it. So we give a hint that has a good chance of &lt;newline&gt;- <text:s/>// working. &lt;newline&gt;- <text:s/>// The mmap top-down allocator will normally allocate below TASK_SIZE - gap, &lt;newline&gt;- <text:s/>// with a gap that depends on the max stack size. See x86/mm/mmap.c. We &lt;newline&gt;- <text:s/>// should make allocations that are below this area, which would be &lt;newline&gt;- <text:s/>// 0x7ffbf8000000. &lt;newline&gt;- <text:s/>// We use 0x3ffffffff000 as the mask so that we only "pollute" half of the &lt;newline&gt;- <text:s/>// address space. In the unlikely case where fragmentation would become an &lt;newline&gt;- <text:s/>// issue, the kernel will still have another half to use. &lt;newline&gt; <text:s text:c="2"/>// A a bit-wise "and" won't bias our random distribution. &lt;newline&gt;- <text:s/>random_address &amp;= 0x3ffffffff000ULL; &lt;newline&gt;+ <text:s/>random_address &amp;= kRandomAddressMask; &lt;newline&gt; <text:s text:c="2"/>return reinterpret_cast&lt;void*&gt;(random_address); &lt;newline&gt; #endif <text:s/>// ASLR_IS_SUPPORTED &lt;newline&gt; } &lt;newline&gt;+// Allocate |length| bytes of memory using mmap(). The memory will be &lt;newline&gt;+// readable and writeable, but not executable. &lt;newline&gt;+// Like mmap(), we will return MAP_FAILED on failure. &lt;newline&gt;+// |is_aslr_enabled| controls address space layout randomization. When true, we &lt;newline&gt;+// will put the first mapping at a random address and will then try to grow it. &lt;newline&gt;+// If it's not possible to grow an existing mapping, a new one will be created. &lt;newline&gt;+void* AllocWithMmap(size_t length, bool is_aslr_enabled) { &lt;newline&gt;+ <text:s/>// Note: we are protected by the general TCMalloc_SystemAlloc spinlock. &lt;newline&gt;+ <text:s/>static void* address_hint = NULL; &lt;newline&gt;+ <text:s/>if (is_aslr_enabled &amp;&amp; &lt;newline&gt;+ <text:s text:c="5"/>(!address_hint || &lt;newline&gt;+ <text:s text:c="6"/>reinterpret_cast&lt;uint64_t&gt;(address_hint) &amp; ~kRandomAddressMask)) { &lt;newline&gt;+ <text:s text:c="3"/>address_hint = GetRandomAddrHint(); &lt;newline&gt;+ <text:s/>} &lt;newline&gt;+ &lt;newline&gt;+ <text:s/>// address_hint is likely to make us grow an existing mapping. &lt;newline&gt;+ <text:s/>void* result = mmap(address_hint, length, PROT_READ|PROT_WRITE, &lt;newline&gt;+ <text:s text:c="21"/>MAP_PRIVATE|MAP_ANONYMOUS, -1, 0); &lt;newline&gt;+ <text:s/>if (result == address_hint) { &lt;newline&gt;+ <text:s text:c="3"/>// If mmap() succeeded at a address_hint, our next mmap() will try to grow &lt;newline&gt;+ <text:s text:c="3"/>// the current mapping as long as it's compatible with our ASLR mask. &lt;newline&gt;+ <text:s text:c="3"/>// This has been done for performance reasons, see crbug.com/173371. &lt;newline&gt;+ <text:s text:c="3"/>// It should be possible to strike a better balance between performance &lt;newline&gt;+ <text:s text:c="3"/>// and security but will be done at a later date. &lt;newline&gt;+ <text:s text:c="3"/>// If this overflows, it could only set address_hint to NULL, which is &lt;newline&gt;+ <text:s text:c="3"/>// what we want (and can't happen on the currently supported architecture). &lt;newline&gt;+ <text:s text:c="3"/>address_hint = static_cast&lt;char*&gt;(result) + length; &lt;newline&gt;+ <text:s/>} else { &lt;newline&gt;+ <text:s text:c="3"/>// mmap failed or a collision prevented the kernel from honoring the hint, &lt;newline&gt;+ <text:s text:c="3"/>// reset the hint. &lt;newline&gt;+ <text:s text:c="3"/>address_hint = NULL; &lt;newline&gt;+ <text:s/>} &lt;newline&gt;+ <text:s/>return result; &lt;newline&gt;+} &lt;newline&gt;+ &lt;newline&gt; } <text:s/>// Anonymous namespace to avoid name conflicts on "CheckAddressBits". &lt;newline&gt; COMPILE_ASSERT(kAddressBits &lt;= 8 * sizeof(void*), &lt;newline&gt;@@ -405,14 +442,7 @@ void* MmapSysAllocator::Alloc(size_t size, size_t *actual_size, &lt;newline&gt; <text:s text:c="2"/>// <text:s text:c="11"/>size + alignment &lt; (1&lt;&lt;NBITS). &lt;newline&gt; <text:s text:c="2"/>// and <text:s text:c="7"/>extra &lt;= alignment &lt;newline&gt; <text:s text:c="2"/>// therefore <text:s/>size + extra &lt; (1&lt;&lt;NBITS) &lt;newline&gt;- <text:s/>void* address_hint = NULL; &lt;newline&gt;- <text:s/>if (FLAGS_malloc_random_allocator) { &lt;newline&gt;- <text:s text:c="3"/>address_hint = GetRandomAddrHint(); &lt;newline&gt;- <text:s/>} &lt;newline&gt;- <text:s/>void* result = mmap(address_hint, size + extra, &lt;newline&gt;- <text:s text:c="21"/>PROT_READ|PROT_WRITE, &lt;newline&gt;- <text:s text:c="21"/>MAP_PRIVATE|MAP_ANONYMOUS, &lt;newline&gt;- <text:s text:c="21"/>-1, 0); &lt;newline&gt;+ <text:s/>void* result = AllocWithMmap(size + extra, FLAGS_malloc_random_allocator); &lt;newline&gt; <text:s text:c="2"/>if (result == reinterpret_cast&lt;void*&gt;(MAP_FAILED)) { &lt;newline&gt; <text:s text:c="4"/>return NULL; &lt;newline&gt; <text:s text:c="2"/>}</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Update versions to cover the massive Feb 2013 Java CPU: http://www.oracle.com/technetwork/topics/security/javacpufeb2013-1841061.html</text:p>
          </table:table-cell>
          <table:table-cell table:style-name="ce6"/>
          <table:table-cell table:style-name="ce3" office:value-type="float" office:value="173733" calcext:value-type="float">
            <text:p>173733</text:p>
          </table:table-cell>
          <table:table-cell table:style-name="ce3"/>
          <table:table-cell table:style-name="ce3" office:value-type="string" calcext:value-type="string">
            <text:p>https://codereview.chromium.org/12093116</text:p>
          </table:table-cell>
          <table:table-cell table:style-name="ce3" office:value-type="string" calcext:value-type="string">
            <text:p>svn://svn.chromium.org/chrome/trunk/src@180193 0039d316-1c4b-4281-b951-d872f2087c98</text:p>
          </table:table-cell>
          <table:table-cell table:style-name="ce3" office:value-type="string" calcext:value-type="string">
            <text:p>diff --git a/chrome/browser/resources/plugin_metadata/plugins_win.json b/chrome/browser/resources/plugin_metadata/plugins_win.json &lt;newline&gt;index 16f4b0b..343a3b5 100644 &lt;newline&gt;--- a/chrome/browser/resources/plugin_metadata/plugins_win.json &lt;newline&gt;+++ b/chrome/browser/resources/plugin_metadata/plugins_win.json &lt;newline&gt;@@ -53,18 +53,18 @@ &lt;newline&gt; <text:s text:c="4"/>], &lt;newline&gt; <text:s text:c="4"/>"versions": [ &lt;newline&gt; <text:s text:c="6"/>{ &lt;newline&gt;- <text:s text:c="7"/>"version": "6.0.370", &lt;newline&gt;+ <text:s text:c="7"/>"version": "6.0.390", &lt;newline&gt; <text:s text:c="8"/>"status": "requires_authorization", &lt;newline&gt;- <text:s text:c="7"/>"comment": "Java SE 6 Update 37. '370' is not a typo." &lt;newline&gt;+ <text:s text:c="7"/>"comment": "Java SE 6 Update 39. '390' is not a typo." &lt;newline&gt; <text:s text:c="6"/>}, &lt;newline&gt; <text:s text:c="6"/>{ &lt;newline&gt; <text:s text:c="8"/>"version": "7", &lt;newline&gt; <text:s text:c="8"/>"status": "out_of_date" &lt;newline&gt; <text:s text:c="6"/>}, &lt;newline&gt; <text:s text:c="6"/>{ &lt;newline&gt;- <text:s text:c="7"/>"version": "10.11", &lt;newline&gt;+ <text:s text:c="7"/>"version": "10.13", &lt;newline&gt; <text:s text:c="8"/>"status": "requires_authorization", &lt;newline&gt;- <text:s text:c="7"/>"comment": "Java SE 7u11" &lt;newline&gt;+ <text:s text:c="7"/>"comment": "Java SE 7u13" &lt;newline&gt; <text:s text:c="6"/>} &lt;newline&gt; <text:s text:c="4"/>], &lt;newline&gt; <text:s text:c="4"/>"lang": "en-US",</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Get rid of the static list of URLs in chrome_url_data_manager_backend.cc which controlled security headers. Instead specify this data through the URLDataSource and WebUIDataSource interfaces. This is needed so that webui pages can be implemented in different modules (i.e. content, chrome, chromeos), so chrome_url_data_manager_backend.cc will move to content and won't know about every type of webui page.</text:p>
          </table:table-cell>
          <table:table-cell table:style-name="ce6"/>
          <table:table-cell table:style-name="ce3" office:value-type="float" office:value="169170" calcext:value-type="float">
            <text:p>169170</text:p>
          </table:table-cell>
          <table:table-cell table:style-name="ce3"/>
          <table:table-cell table:style-name="ce3" office:value-type="string" calcext:value-type="string">
            <text:p>https://codereview.chromium.org/12041014</text:p>
          </table:table-cell>
          <table:table-cell table:style-name="ce3" office:value-type="string" calcext:value-type="string">
            <text:p>svn://svn.chromium.org/chrome/trunk/src@178040 0039d316-1c4b-4281-b951-d872f2087c98</text:p>
          </table:table-cell>
          <table:table-cell table:style-name="ce3" office:value-type="string" calcext:value-type="string">
            <text:p>diff --git a/content/public/browser/web_ui_data_source.h b/content/public/browser/web_ui_data_source.h &lt;newline&gt;index da9e7c7..b28d014 100644 &lt;newline&gt;--- a/content/public/browser/web_ui_data_source.h &lt;newline&gt;+++ b/content/public/browser/web_ui_data_source.h &lt;newline&gt;@@ -64,6 +64,17 @@ class WebUIDataSource { &lt;newline&gt; <text:s text:c="2"/>// Allows a caller to add a filter for URL requests. &lt;newline&gt; <text:s text:c="2"/>virtual void SetRequestFilter(const HandleRequestCallback&amp; callback) = 0; &lt;newline&gt;+ &lt;newline&gt;+ <text:s/>// The following map to methods on URLDataSource. See the documentation there. &lt;newline&gt;+ <text:s/>// NOTE: it's not acceptable to call DisableContentSecurityPolicy for new &lt;newline&gt;+ <text:s/>// pages, see URLDataSource::ShouldAddContentSecurityPolicy and talk to &lt;newline&gt;+ <text:s/>// tsepez. &lt;newline&gt;+ <text:s/>virtual void DisableContentSecurityPolicy() = 0; &lt;newline&gt;+ <text:s/>virtual void OverrideContentSecurityPolicyObjectSrc( &lt;newline&gt;+ <text:s text:c="5"/>const std::string&amp; data) = 0; &lt;newline&gt;+ <text:s/>virtual void OverrideContentSecurityPolicyFrameSrc( &lt;newline&gt;+ <text:s text:c="5"/>const std::string&amp; data) = 0; &lt;newline&gt;+ <text:s/>virtual void DisableDenyXFrameOptions() = 0; &lt;newline&gt; }; &lt;newline&gt; } <text:s/>// namespace content</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Do not update the geolocation permission for local pages When chrome is launched with --disable-web-security and a local page tries to use the geolocation api, the chrome browser will ask permssion from user and then will update geolocation permission for the local page with URL file:///. But the file:/// is not a valid ContentSettingsPattern. It will cause crash in debug build. This change fixes the crash.</text:p>
          </table:table-cell>
          <table:table-cell table:style-name="ce6"/>
          <table:table-cell table:style-name="ce3" office:value-type="float" office:value="171323" calcext:value-type="float">
            <text:p>171323</text:p>
          </table:table-cell>
          <table:table-cell table:style-name="ce3"/>
          <table:table-cell table:style-name="ce3" office:value-type="string" calcext:value-type="string">
            <text:p>https://chromiumcodereview.appspot.com/12033015</text:p>
          </table:table-cell>
          <table:table-cell table:style-name="ce3" office:value-type="string" calcext:value-type="string">
            <text:p>svn://svn.chromium.org/chrome/trunk/src@178026 0039d316-1c4b-4281-b951-d872f2087c98</text:p>
          </table:table-cell>
          <table:table-cell table:style-name="ce3" office:value-type="string" calcext:value-type="string">
            <text:p>diff --git a/chrome/browser/geolocation/geolocation_infobar_queue_controller.h b/chrome/browser/geolocation/geolocation_infobar_queue_controller.h &lt;newline&gt;index 3260c1d..0f40922 100644 &lt;newline&gt;--- a/chrome/browser/geolocation/geolocation_infobar_queue_controller.h &lt;newline&gt;+++ b/chrome/browser/geolocation/geolocation_infobar_queue_controller.h &lt;newline&gt;@@ -78,6 +78,9 @@ class GeolocationInfoBarQueueController : content::NotificationObserver { &lt;newline&gt; <text:s text:c="2"/>void RegisterForInfoBarNotifications(InfoBarService* infobar_service); &lt;newline&gt; <text:s text:c="2"/>void UnregisterForInfoBarNotifications(InfoBarService* infobar_service); &lt;newline&gt;+ <text:s/>void UpdateContentSetting( &lt;newline&gt;+ <text:s text:c="5"/>const GURL&amp; requesting_frame, const GURL&amp; embedder, bool allowed); &lt;newline&gt;+ &lt;newline&gt; <text:s text:c="2"/>content::NotificationRegistrar registrar_; &lt;newline&gt; <text:s text:c="2"/>Profile* const profile_;</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This is the first in an intended sequence of CLs to refactor TransportSecurityState, fix some book-keeping bugs, and hopefully add TACK. This sequence of CLs will be derived from the original, overly-large CL #11191005. This CL does a few things: - Adds a high-level API for processing HSTS/HPKP - Move the code for handling HSTS/HPKP headers out of transport_security_state - Move HashValue out of x509_cert_types - Addresses several HSTS/HPKP parsing bugs identified during review of the cleanup - Ignore unknown HSTS/HPKP directives - Ignore unknown hash algorithms - Handle overly-large (&gt; int64) expirations without parsing issues - Reject invalid pins entered by users</text:p>
          </table:table-cell>
          <table:table-cell table:style-name="ce6"/>
          <table:table-cell table:style-name="ce3" table:number-columns-repeated="2"/>
          <table:table-cell table:style-name="ce3" office:value-type="string" calcext:value-type="string">
            <text:p>https://chromiumcodereview.appspot.com/11274032</text:p>
          </table:table-cell>
          <table:table-cell table:style-name="ce3" office:value-type="string" calcext:value-type="string">
            <text:p>svn://svn.chromium.org/chrome/trunk/src@175595 0039d316-1c4b-4281-b951-d872f2087c98</text:p>
          </table:table-cell>
          <table:table-cell table:style-name="ce3" office:value-type="string" calcext:value-type="string">
            <text:p>diff --git a/net/url_request/url_request_http_job.cc b/net/url_request/url_request_http_job.cc &lt;newline&gt;index 982e76f..fe5f325 100644 &lt;newline&gt;--- a/net/url_request/url_request_http_job.cc &lt;newline&gt;+++ b/net/url_request/url_request_http_job.cc &lt;newline&gt;@@ -685,93 +685,50 @@ void URLRequestHttpJob::FetchResponseCookies( &lt;newline&gt; // NOTE: |ProcessStrictTransportSecurityHeader| and &lt;newline&gt; // |ProcessPublicKeyPinsHeader| have very similar structures, by design. &lt;newline&gt;-// They manipulate different parts of |TransportSecurityState::DomainState|, &lt;newline&gt;-// and they must remain complementary. If, in future changes here, there is &lt;newline&gt;-// any conflict between their policies (such as in |domain_state.mode|), you &lt;newline&gt;-// should resolve the conflict in favor of the more strict policy. &lt;newline&gt; void URLRequestHttpJob::ProcessStrictTransportSecurityHeader() { &lt;newline&gt; <text:s text:c="2"/>DCHECK(response_info_); &lt;newline&gt;- &lt;newline&gt;- <text:s/>const URLRequestContext* ctx = request_-&gt;context(); &lt;newline&gt;+ <text:s/>TransportSecurityState* security_state = &lt;newline&gt;+ <text:s text:c="5"/>request_-&gt;context()-&gt;transport_security_state(); &lt;newline&gt; <text:s text:c="2"/>const SSLInfo&amp; ssl_info = response_info_-&gt;ssl_info; &lt;newline&gt;- <text:s/>// Only accept strict transport security headers on HTTPS connections that &lt;newline&gt;- <text:s/>// have no certificate errors. &lt;newline&gt;+ <text:s/>// Only accept HSTS headers on HTTPS connections that have no &lt;newline&gt;+ <text:s/>// certificate errors. &lt;newline&gt; <text:s text:c="2"/>if (!ssl_info.is_valid() || IsCertStatusError(ssl_info.cert_status) || &lt;newline&gt;- <text:s text:c="5"/>!ctx-&gt;transport_security_state()) { &lt;newline&gt;+ <text:s text:c="5"/>!security_state) &lt;newline&gt; <text:s text:c="4"/>return; &lt;newline&gt;- <text:s/>} &lt;newline&gt;- &lt;newline&gt;- <text:s/>TransportSecurityState* security_state = ctx-&gt;transport_security_state(); &lt;newline&gt;- <text:s/>TransportSecurityState::DomainState domain_state; &lt;newline&gt;- <text:s/>const std::string&amp; host = request_info_.url.host(); &lt;newline&gt;- &lt;newline&gt;- <text:s/>bool sni_available = &lt;newline&gt;- <text:s text:c="5"/>SSLConfigService::IsSNIAvailable(ctx-&gt;ssl_config_service()); &lt;newline&gt;- <text:s/>if (!security_state-&gt;GetDomainState(host, sni_available, &amp;domain_state)) &lt;newline&gt;- <text:s text:c="3"/>// |GetDomainState| may have altered |domain_state| while searching. If &lt;newline&gt;- <text:s text:c="3"/>// not found, start with a fresh state. &lt;newline&gt;- <text:s text:c="3"/>domain_state.upgrade_mode = &lt;newline&gt;- <text:s text:c="7"/>TransportSecurityState::DomainState::MODE_FORCE_HTTPS; &lt;newline&gt;- &lt;newline&gt;- <text:s/>HttpResponseHeaders* headers = GetResponseHeaders(); &lt;newline&gt;- <text:s/>std::string value; &lt;newline&gt;- <text:s/>void* iter = NULL; &lt;newline&gt;- <text:s/>base::Time now = base::Time::Now(); &lt;newline&gt; <text:s text:c="2"/>// http://tools.ietf.org/html/draft-ietf-websec-strict-transport-sec: &lt;newline&gt; <text:s text:c="2"/>// &lt;newline&gt; <text:s text:c="2"/>// <text:s text:c="2"/>If a UA receives more than one STS header field in a HTTP response &lt;newline&gt; <text:s text:c="2"/>// <text:s text:c="2"/>message over secure transport, then the UA MUST process only the &lt;newline&gt; <text:s text:c="2"/>// <text:s text:c="2"/>first such header field. &lt;newline&gt;- <text:s/>bool seen_sts = false; &lt;newline&gt;- <text:s/>while (headers-&gt;EnumerateHeader(&amp;iter, "Strict-Transport-Security", &amp;value)) { &lt;newline&gt;- <text:s text:c="3"/>if (seen_sts) &lt;newline&gt;- <text:s text:c="5"/>return; &lt;newline&gt;- <text:s text:c="3"/>seen_sts = true; &lt;newline&gt;- <text:s text:c="3"/>TransportSecurityState::DomainState domain_state; &lt;newline&gt;- <text:s text:c="3"/>if (domain_state.ParseSTSHeader(now, value)) &lt;newline&gt;- <text:s text:c="5"/>security_state-&gt;EnableHost(host, domain_state); &lt;newline&gt;- <text:s/>} &lt;newline&gt;+ <text:s/>HttpResponseHeaders* headers = GetResponseHeaders(); &lt;newline&gt;+ <text:s/>std::string value; &lt;newline&gt;+ <text:s/>if (headers-&gt;EnumerateHeader(NULL, "Strict-Transport-Security", &amp;value)) &lt;newline&gt;+ <text:s text:c="3"/>security_state-&gt;AddHSTSHeader(request_info_.url.host(), value); &lt;newline&gt; } &lt;newline&gt; void URLRequestHttpJob::ProcessPublicKeyPinsHeader() { &lt;newline&gt; <text:s text:c="2"/>DCHECK(response_info_); &lt;newline&gt;- &lt;newline&gt;- <text:s/>const URLRequestContext* ctx = request_-&gt;context(); &lt;newline&gt;+ <text:s/>TransportSecurityState* security_state = &lt;newline&gt;+ <text:s text:c="5"/>request_-&gt;context()-&gt;transport_security_state(); &lt;newline&gt; <text:s text:c="2"/>const SSLInfo&amp; ssl_info = response_info_-&gt;ssl_info; &lt;newline&gt;- <text:s/>// Only accept public key pins headers on HTTPS connections that have no &lt;newline&gt;+ <text:s/>// Only accept HPKP headers on HTTPS connections that have no &lt;newline&gt; <text:s text:c="2"/>// certificate errors. &lt;newline&gt; <text:s text:c="2"/>if (!ssl_info.is_valid() || IsCertStatusError(ssl_info.cert_status) || &lt;newline&gt;- <text:s text:c="5"/>!ctx-&gt;transport_security_state()) { &lt;newline&gt;+ <text:s text:c="5"/>!security_state) &lt;newline&gt; <text:s text:c="4"/>return; &lt;newline&gt;- <text:s/>} &lt;newline&gt;- &lt;newline&gt;- <text:s/>TransportSecurityState* security_state = ctx-&gt;transport_security_state(); &lt;newline&gt;- <text:s/>TransportSecurityState::DomainState domain_state; &lt;newline&gt;- <text:s/>const std::string&amp; host = request_info_.url.host(); &lt;newline&gt;- &lt;newline&gt;- <text:s/>bool sni_available = &lt;newline&gt;- <text:s text:c="5"/>SSLConfigService::IsSNIAvailable(ctx-&gt;ssl_config_service()); &lt;newline&gt;- <text:s/>if (!security_state-&gt;GetDomainState(host, sni_available, &amp;domain_state)) &lt;newline&gt;- <text:s text:c="3"/>// |GetDomainState| may have altered |domain_state| while searching. If &lt;newline&gt;- <text:s text:c="3"/>// not found, start with a fresh state. &lt;newline&gt;- <text:s text:c="3"/>domain_state.upgrade_mode = &lt;newline&gt;- <text:s text:c="7"/>TransportSecurityState::DomainState::MODE_DEFAULT; &lt;newline&gt;+ <text:s/>// http://tools.ietf.org/html/draft-ietf-websec-key-pinning: &lt;newline&gt;+ <text:s/>// &lt;newline&gt;+ <text:s/>// <text:s text:c="2"/>If a UA receives more than one PKP header field in an HTTP &lt;newline&gt;+ <text:s/>// <text:s text:c="2"/>response message over secure transport, then the UA MUST process &lt;newline&gt;+ <text:s/>// <text:s text:c="2"/>only the first such header field. &lt;newline&gt; <text:s text:c="2"/>HttpResponseHeaders* headers = GetResponseHeaders(); &lt;newline&gt;- <text:s/>void* iter = NULL; &lt;newline&gt; <text:s text:c="2"/>std::string value; &lt;newline&gt;- <text:s/>base::Time now = base::Time::Now(); &lt;newline&gt;- &lt;newline&gt;- <text:s/>while (headers-&gt;EnumerateHeader(&amp;iter, "Public-Key-Pins", &amp;value)) { &lt;newline&gt;- <text:s text:c="3"/>// Note that ParsePinsHeader updates |domain_state| (iff the header parses &lt;newline&gt;- <text:s text:c="3"/>// correctly), but does not completely overwrite it. It just updates the &lt;newline&gt;- <text:s text:c="3"/>// dynamic pinning metadata. &lt;newline&gt;- <text:s text:c="3"/>if (domain_state.ParsePinsHeader(now, value, ssl_info)) &lt;newline&gt;- <text:s text:c="5"/>security_state-&gt;EnableHost(host, domain_state); &lt;newline&gt;- <text:s/>} &lt;newline&gt;+ <text:s/>if (headers-&gt;EnumerateHeader(NULL, "Public-Key-Pins", &amp;value)) &lt;newline&gt;+ <text:s text:c="3"/>security_state-&gt;AddHPKPHeader(request_info_.url.host(), value, ssl_info); &lt;newline&gt; } &lt;newline&gt; void URLRequestHttpJob::OnStartCompleted(int result) {</text:p>
          </table:table-cell>
          <table:table-cell table:style-name="ce3" table:number-columns-repeated="1016"/>
        </table:table-row>
        <table:table-row table:style-name="ro1">
          <table:table-cell table:style-name="ce3" office:value-type="float" office:value="2" calcext:value-type="float">
            <text:p>2</text:p>
          </table:table-cell>
          <table:table-cell table:style-name="ce6" office:value-type="string" calcext:value-type="string">
            <text:p>Add accounts.youtube.com in content_security_policy in manifest.json. This fixes a login hang with content security policy error output. TEST=manually login on Chrome OS.</text:p>
          </table:table-cell>
          <table:table-cell table:style-name="ce6"/>
          <table:table-cell table:style-name="ce3" office:value-type="float" office:value="168525" calcext:value-type="float">
            <text:p>168525</text:p>
          </table:table-cell>
          <table:table-cell table:style-name="ce3"/>
          <table:table-cell table:style-name="ce3" office:value-type="string" calcext:value-type="string">
            <text:p>https://chromiumcodereview.appspot.com/11778017</text:p>
          </table:table-cell>
          <table:table-cell table:style-name="ce3" office:value-type="string" calcext:value-type="string">
            <text:p>svn://svn.chromium.org/chrome/trunk/src@175466 0039d316-1c4b-4281-b951-d872f2087c98</text:p>
          </table:table-cell>
          <table:table-cell table:style-name="ce3" office:value-type="string" calcext:value-type="string">
            <text:p>diff --git a/chrome/browser/resources/gaia_auth/manifest.json b/chrome/browser/resources/gaia_auth/manifest.json &lt;newline&gt;index 9b04c31..dd8a177 100644 &lt;newline&gt;--- a/chrome/browser/resources/gaia_auth/manifest.json &lt;newline&gt;+++ b/chrome/browser/resources/gaia_auth/manifest.json &lt;newline&gt;@@ -4,7 +4,7 @@ &lt;newline&gt; <text:s text:c="2"/>"name": "GaiaAuthExtension", &lt;newline&gt; <text:s text:c="2"/>"version": "0.0.1", &lt;newline&gt; <text:s text:c="2"/>"manifest_version": 2, &lt;newline&gt;- <text:s/>"content_security_policy": "default-src 'self'; script-src 'self'; frame-src 'self' https://accounts.google.com; style-src 'self' 'unsafe-inline'", &lt;newline&gt;+ <text:s/>"content_security_policy": "default-src 'self'; script-src 'self'; frame-src 'self' https://accounts.google.com https://accounts.youtube.com; style-src 'self' 'unsafe-inline'", &lt;newline&gt; <text:s text:c="2"/>"description": "GAIA Component Extension", &lt;newline&gt; <text:s text:c="2"/>"web_accessible_resources": [ &lt;newline&gt; <text:s text:c="4"/>"main.css",</text:p>
          </table:table-cell>
          <table:table-cell table:style-name="ce3" table:number-columns-repeated="1016"/>
        </table:table-row>
        <table:table-row table:style-name="ro1" table:number-rows-repeated="104853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2:Sheet1.AMJ4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00/00/0000</text:date>, <text:time style:data-style-name="N2" text:time-value="13:37:22.6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5:34:35.856000000</meta:creation-date>
    <dc:date>2016-04-22T18:52:32.766000000</dc:date>
    <meta:editing-duration>PT8H14M8S</meta:editing-duration>
    <meta:editing-cycles>3</meta:editing-cycles>
    <meta:generator>LibreOffice/5.0.4.2$Windows_x86 LibreOffice_project/2b9802c1994aa0b7dc6079e128979269cf95bc78</meta:generator>
    <meta:document-statistic meta:table-count="1" meta:cell-count="233" meta:object-count="0"/>
  </office:meta>
</office:document-meta>
</file>